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6" style:family="table-column">
      <style:table-column-properties fo:break-before="auto" style:column-width="1.0484in"/>
    </style:style>
    <style:style style:name="co37" style:family="table-column">
      <style:table-column-properties fo:break-before="auto" style:column-width="0.722in"/>
    </style:style>
    <style:style style:name="co38" style:family="table-column">
      <style:table-column-properties fo:break-before="auto" style:column-width="0.7335in"/>
    </style:style>
    <style:style style:name="co39" style:family="table-column">
      <style:table-column-properties fo:break-before="auto" style:column-width="1.0937in"/>
    </style:style>
    <style:style style:name="co40" style:family="table-column">
      <style:table-column-properties fo:break-before="auto" style:column-width="0.8862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8807in"/>
    </style:style>
    <style:style style:name="co8" style:family="table-column">
      <style:table-column-properties fo:break-before="auto" style:column-width="0.6134in"/>
    </style:style>
    <style:style style:name="co9" style:family="table-column">
      <style:table-column-properties fo:break-before="auto" style:column-width="0.8409in"/>
    </style:style>
    <style:style style:name="co10" style:family="table-column">
      <style:table-column-properties fo:break-before="auto" style:column-width="1.278in"/>
    </style:style>
    <style:style style:name="co11" style:family="table-column">
      <style:table-column-properties fo:break-before="auto" style:column-width="0.8535in"/>
    </style:style>
    <style:style style:name="co12" style:family="table-column">
      <style:table-column-properties fo:break-before="auto" style:column-width="1.0283in"/>
    </style:style>
    <style:style style:name="co13" style:family="table-column">
      <style:table-column-properties fo:break-before="auto" style:column-width="0.9409in"/>
    </style:style>
    <style:style style:name="co14" style:family="table-column">
      <style:table-column-properties fo:break-before="auto" style:column-width="1.0173in"/>
    </style:style>
    <style:style style:name="co15" style:family="table-column">
      <style:table-column-properties fo:break-before="auto" style:column-width="0.9299in"/>
    </style:style>
    <style:style style:name="co16" style:family="table-column">
      <style:table-column-properties fo:break-before="auto" style:column-width="0.952in"/>
    </style:style>
    <style:style style:name="co17" style:family="table-column">
      <style:table-column-properties fo:break-before="auto" style:column-width="0.8752in"/>
    </style:style>
    <style:style style:name="co18" style:family="table-column">
      <style:table-column-properties fo:break-before="auto" style:column-width="0.9846in"/>
    </style:style>
    <style:style style:name="co19" style:family="table-column">
      <style:table-column-properties fo:break-before="auto" style:column-width="1.9457in"/>
    </style:style>
    <style:style style:name="co20" style:family="table-column">
      <style:table-column-properties fo:break-before="auto" style:column-width="0.6244in"/>
    </style:style>
    <style:style style:name="co21" style:family="table-column">
      <style:table-column-properties fo:break-before="auto" style:column-width="1.1598in"/>
    </style:style>
    <style:style style:name="co22" style:family="table-column">
      <style:table-column-properties fo:break-before="auto" style:column-width="0.6346in"/>
    </style:style>
    <style:style style:name="co23" style:family="table-column">
      <style:table-column-properties fo:break-before="auto" style:column-width="0.5807in"/>
    </style:style>
    <style:style style:name="co24" style:family="table-column">
      <style:table-column-properties fo:break-before="auto" style:column-width="0.7661in"/>
    </style:style>
    <style:style style:name="co25" style:family="table-column">
      <style:table-column-properties fo:break-before="auto" style:column-width="1.1047in"/>
    </style:style>
    <style:style style:name="co26" style:family="table-column">
      <style:table-column-properties fo:break-before="auto" style:column-width="0.8098in"/>
    </style:style>
    <style:style style:name="co27" style:family="table-column">
      <style:table-column-properties fo:break-before="auto" style:column-width="0.602in"/>
    </style:style>
    <style:style style:name="co28" style:family="table-column">
      <style:table-column-properties fo:break-before="auto" style:column-width="0.5693in"/>
    </style:style>
    <style:style style:name="co29" style:family="table-column">
      <style:table-column-properties fo:break-before="auto" style:column-width="0.4602in"/>
    </style:style>
    <style:style style:name="co30" style:family="table-column">
      <style:table-column-properties fo:break-before="auto" style:column-width="1.7382in"/>
    </style:style>
    <style:style style:name="co31" style:family="table-column">
      <style:table-column-properties fo:break-before="auto" style:column-width="0.4929in"/>
    </style:style>
    <style:style style:name="co32" style:family="table-column">
      <style:table-column-properties fo:break-before="auto" style:column-width="0.7008in"/>
    </style:style>
    <style:style style:name="co33" style:family="table-column">
      <style:table-column-properties fo:break-before="auto" style:column-width="2.7764in"/>
    </style:style>
    <style:style style:name="co34" style:family="table-column">
      <style:table-column-properties fo:break-before="auto" style:column-width="0.6681in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65in" fo:break-before="auto" style:use-optimal-row-height="fals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Header">
      <style:table-cell-properties style:text-align-source="fix" style:repeat-content="false"/>
      <style:paragraph-properties fo:text-align="start" fo:margin-left="0.139in"/>
    </style:style>
    <style:style style:name="ce2" style:family="table-cell" style:parent-style-name="Header">
      <style:table-cell-properties fo:background-color="#99ff99"/>
    </style:style>
    <style:style style:name="ce3" style:family="table-cell" style:parent-style-name="Header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Header">
      <style:table-cell-properties style:text-align-source="fix" style:repeat-content="false" fo:wrap-option="wrap"/>
      <style:paragraph-properties fo:text-align="start" fo:margin-left="0.139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Header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Header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#99ff99"/>
    </style:style>
    <style:style style:name="ce8" style:family="table-cell" style:parent-style-name="Default">
      <style:table-cell-properties style:text-align-source="value-type" style:repeat-content="false"/>
      <style:paragraph-properties fo:margin-left="0in"/>
    </style:style>
    <style:style style:name="ce9" style:family="table-cell" style:parent-style-name="Default">
      <style:table-cell-properties fo:wrap-option="no-wrap"/>
    </style:style>
    <style:style style:name="ce10" style:family="table-cell" style:parent-style-name="Default" style:data-style-name="N1"/>
    <style:style style:name="ce11" style:family="table-cell" style:parent-style-name="Default" style:data-style-name="N1">
      <style:table-cell-properties fo:background-color="#99ff99"/>
    </style:style>
    <style:style style:name="ce12" style:family="table-cell" style:parent-style-name="Default" style:data-style-name="N1">
      <style:table-cell-properties style:text-align-source="value-type" style:repeat-content="false"/>
      <style:paragraph-properties fo:margin-left="0in"/>
    </style:style>
    <style:style style:name="ce13" style:family="table-cell" style:parent-style-name="Default" style:data-style-name="N2">
      <style:table-cell-properties fo:background-color="#99ff99"/>
    </style:style>
    <style:style style:name="ce14" style:family="table-cell" style:parent-style-name="Default">
      <style:table-cell-properties fo:wrap-option="no-wrap" style:vertical-align="middle"/>
    </style:style>
    <style:style style:name="ce15" style:family="table-cell" style:parent-style-name="Default" style:data-style-name="N117"/>
    <style:style style:name="ce16" style:family="table-cell" style:parent-style-name="Default" style:data-style-name="N117">
      <style:table-cell-properties fo:background-color="#99ff99"/>
    </style:style>
    <style:style style:name="ce17" style:family="table-cell" style:parent-style-name="Default" style:data-style-name="N117">
      <style:table-cell-properties style:text-align-source="value-type" style:repeat-content="false"/>
      <style:paragraph-properties fo:margin-left="0in"/>
    </style:style>
    <style:style style:name="ce18" style:family="table-cell" style:parent-style-name="Default" style:data-style-name="N117">
      <style:map style:condition="cell-content()&lt;0.5" style:apply-style-name="Untitled1" style:base-cell-address="'Cards &amp; Planets'.Z2"/>
    </style:style>
    <style:style style:name="ce19" style:family="table-cell" style:parent-style-name="Default" style:data-style-name="N117">
      <style:table-cell-properties fo:background-color="#99ff99"/>
      <style:map style:condition="cell-content()&lt;0.5" style:apply-style-name="Untitled1" style:base-cell-address="'Cards &amp; Planets'.Z2"/>
    </style:style>
    <style:style style:name="ce20" style:family="table-cell" style:parent-style-name="Default">
      <style:map style:condition="is-true-formula(NOT(ISNUMBER([.AA1])))" style:apply-style-name="GrayedOut" style:base-cell-address="'Cards &amp; Planets'.AA1"/>
      <style:map style:condition="cell-content()&lt;0.5" style:apply-style-name="Untitled1" style:base-cell-address="'Cards &amp; Planets'.AA1"/>
    </style:style>
    <style:style style:name="ce21" style:family="table-cell" style:parent-style-name="Default" style:data-style-name="N117">
      <style:map style:condition="is-true-formula(NOT(ISNUMBER([.AA1])))" style:apply-style-name="GrayedOut" style:base-cell-address="'Cards &amp; Planets'.AA1"/>
      <style:map style:condition="cell-content()&lt;0.5" style:apply-style-name="Untitled1" style:base-cell-address="'Cards &amp; Planets'.AA1"/>
    </style:style>
    <style:style style:name="ce22" style:family="table-cell" style:parent-style-name="Default" style:data-style-name="N117">
      <style:table-cell-properties style:text-align-source="value-type" style:repeat-content="false"/>
      <style:paragraph-properties fo:margin-left="0in"/>
      <style:map style:condition="is-true-formula(NOT(ISNUMBER([.AA1])))" style:apply-style-name="GrayedOut" style:base-cell-address="'Cards &amp; Planets'.AA1"/>
      <style:map style:condition="cell-content()&lt;0.5" style:apply-style-name="Untitled1" style:base-cell-address="'Cards &amp; Planets'.AA1"/>
    </style:style>
    <style:style style:name="ce23" style:family="table-cell" style:parent-style-name="Default" style:data-style-name="N117">
      <style:table-cell-properties fo:background-color="#99ff99"/>
      <style:map style:condition="is-true-formula(NOT(ISNUMBER([.AA1])))" style:apply-style-name="GrayedOut" style:base-cell-address="'Cards &amp; Planets'.AA1"/>
      <style:map style:condition="cell-content()&lt;0.5" style:apply-style-name="Untitled1" style:base-cell-address="'Cards &amp; Planets'.AA1"/>
    </style:style>
    <style:style style:name="ce24" style:family="table-cell" style:parent-style-name="Default">
      <style:table-cell-properties fo:background-color="#99ff99"/>
      <style:map style:condition="is-true-formula(NOT(ISNUMBER([.AA1])))" style:apply-style-name="GrayedOut" style:base-cell-address="'Cards &amp; Planets'.AA1"/>
      <style:map style:condition="cell-content()&lt;0.5" style:apply-style-name="Untitled1" style:base-cell-address="'Cards &amp; Planets'.AA1"/>
    </style:style>
    <style:style style:name="ce25" style:family="table-cell" style:parent-style-name="Default" style:data-style-name="N1">
      <style:table-cell-properties fo:wrap-option="no-wrap"/>
    </style:style>
    <style:style style:name="T1" style:family="text">
      <style:text-properties style:text-position="super 58%"/>
    </style:style>
  </office:automatic-styles>
  <office:body>
    <office:spreadsheet>
      <table:table table:name="Factions" table:style-name="ta1" table:print="false">
        <office:forms form:automatic-focus="false" form:apply-design-mode="false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6" table:number-columns-repeated="5" table:default-cell-style-name="Default"/>
        <table:table-row table:style-name="ro2">
          <table:table-cell/>
          <table:table-cell office:value-type="string">
            <text:p>Imperium</text:p>
          </table:table-cell>
          <table:table-cell office:value-type="string">
            <text:p>Stellarion</text:p>
          </table:table-cell>
          <table:table-cell office:value-type="string">
            <text:p>Rogue Alliance</text:p>
          </table:table-cell>
          <table:table-cell office:value-type="string">
            <text:p>Bot Brigade</text:p>
          </table:table-cell>
          <table:table-cell office:value-type="string">
            <text:p>Weight</text:p>
          </table:table-cell>
          <table:table-cell table:number-columns-repeated="4"/>
        </table:table-row>
        <table:table-row table:style-name="ro2">
          <table:table-cell office:value-type="string">
            <text:p>Rewar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formula="of:=[.B2]*[.$F2]" office:value-type="float" office:value="2">
            <text:p>2</text:p>
          </table:table-cell>
          <table:table-cell table:formula="of:=[.C2]*[.$F2]" office:value-type="float" office:value="3">
            <text:p>3</text:p>
          </table:table-cell>
          <table:table-cell table:formula="of:=[.D2]*[.$F2]" office:value-type="float" office:value="1">
            <text:p>1</text:p>
          </table:table-cell>
          <table:table-cell table:formula="of:=[.E2]*[.$F2]" office:value-type="float" office:value="1">
            <text:p>1</text:p>
          </table:table-cell>
        </table:table-row>
        <table:table-row table:style-name="ro2">
          <table:table-cell office:value-type="string">
            <text:p>Energy Loss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0.25">
            <text:p>-0.25</text:p>
          </table:table-cell>
          <table:table-cell table:formula="of:=[.B3]*[.$F3]" office:value-type="float" office:value="-0.75">
            <text:p>-0.75</text:p>
          </table:table-cell>
          <table:table-cell table:formula="of:=[.C3]*[.$F3]" office:value-type="float" office:value="-0.75">
            <text:p>-0.75</text:p>
          </table:table-cell>
          <table:table-cell table:formula="of:=[.D3]*[.$F3]" office:value-type="float" office:value="-0.25">
            <text:p>-0.25</text:p>
          </table:table-cell>
          <table:table-cell table:formula="of:=[.E3]*[.$F3]" office:value-type="float" office:value="-0.5">
            <text:p>-0.5</text:p>
          </table:table-cell>
        </table:table-row>
        <table:table-row table:style-name="ro2">
          <table:table-cell office:value-type="string">
            <text:p>Credit Gain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0.65">
            <text:p>0.65</text:p>
          </table:table-cell>
          <table:table-cell table:formula="of:=[.B4]*[.$F4]" office:value-type="float" office:value="0.65">
            <text:p>0.65</text:p>
          </table:table-cell>
          <table:table-cell table:formula="of:=[.C4]*[.$F4]" office:value-type="float" office:value="2.6">
            <text:p>2.6</text:p>
          </table:table-cell>
          <table:table-cell table:formula="of:=[.D4]*[.$F4]" office:value-type="float" office:value="1.3">
            <text:p>1.3</text:p>
          </table:table-cell>
          <table:table-cell table:formula="of:=[.E4]*[.$F4]" office:value-type="float" office:value="1.3">
            <text:p>1.3</text:p>
          </table:table-cell>
        </table:table-row>
        <table:table-row table:style-name="ro2">
          <table:table-cell office:value-type="string">
            <text:p>Strength Gai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.75">
            <text:p>0.75</text:p>
          </table:table-cell>
          <table:table-cell table:formula="of:=[.B5]*[.$F5]" office:value-type="float" office:value="3">
            <text:p>3</text:p>
          </table:table-cell>
          <table:table-cell table:formula="of:=[.C5]*[.$F5]" office:value-type="float" office:value="0.75">
            <text:p>0.75</text:p>
          </table:table-cell>
          <table:table-cell table:formula="of:=[.D5]*[.$F5]" office:value-type="float" office:value="1.5">
            <text:p>1.5</text:p>
          </table:table-cell>
          <table:table-cell table:formula="of:=[.E5]*[.$F5]" office:value-type="float" office:value="1.5">
            <text:p>1.5</text:p>
          </table:table-cell>
        </table:table-row>
        <table:table-row table:style-name="ro2">
          <table:table-cell office:value-type="string">
            <text:p>Energy Gai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33">
            <text:p>0.33</text:p>
          </table:table-cell>
          <table:table-cell table:formula="of:=[.B6]*[.$F6]" office:value-type="float" office:value="0.66">
            <text:p>0.66</text:p>
          </table:table-cell>
          <table:table-cell table:formula="of:=[.C6]*[.$F6]" office:value-type="float" office:value="0.99">
            <text:p>0.99</text:p>
          </table:table-cell>
          <table:table-cell table:formula="of:=[.D6]*[.$F6]" office:value-type="float" office:value="0.33">
            <text:p>0.33</text:p>
          </table:table-cell>
          <table:table-cell table:formula="of:=[.E6]*[.$F6]" office:value-type="float" office:value="1.32">
            <text:p>1.32</text:p>
          </table:table-cell>
        </table:table-row>
        <table:table-row table:style-name="ro2">
          <table:table-cell office:value-type="string">
            <text:p>Planet Hea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table:formula="of:=[.B7]*[.$F7]" office:value-type="float" office:value="0">
            <text:p>0</text:p>
          </table:table-cell>
          <table:table-cell table:formula="of:=[.C7]*[.$F7]" office:value-type="float" office:value="0.4">
            <text:p>0.4</text:p>
          </table:table-cell>
          <table:table-cell table:formula="of:=[.D7]*[.$F7]" office:value-type="float" office:value="0">
            <text:p>0</text:p>
          </table:table-cell>
          <table:table-cell table:formula="of:=[.E7]*[.$F7]" office:value-type="float" office:value="0">
            <text:p>0</text:p>
          </table:table-cell>
        </table:table-row>
        <table:table-row table:style-name="ro2">
          <table:table-cell office:value-type="string">
            <text:p>Shield Health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table:formula="of:=[.B8]*[.$F8]" office:value-type="float" office:value="1.5">
            <text:p>1.5</text:p>
          </table:table-cell>
          <table:table-cell table:formula="of:=[.C8]*[.$F8]" office:value-type="float" office:value="2">
            <text:p>2</text:p>
          </table:table-cell>
          <table:table-cell table:formula="of:=[.D8]*[.$F8]" office:value-type="float" office:value="0.5">
            <text:p>0.5</text:p>
          </table:table-cell>
          <table:table-cell table:formula="of:=[.E8]*[.$F8]" office:value-type="float" office:value="1">
            <text:p>1</text:p>
          </table:table-cell>
        </table:table-row>
        <table:table-row table:style-name="ro2">
          <table:table-cell office:value-type="string">
            <text:p>Retain?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table:formula="of:=[.B9]*[.$F9]" office:value-type="float" office:value="0.25">
            <text:p>0.25</text:p>
          </table:table-cell>
          <table:table-cell table:formula="of:=[.C9]*[.$F9]" office:value-type="float" office:value="0.5">
            <text:p>0.5</text:p>
          </table:table-cell>
          <table:table-cell table:formula="of:=[.D9]*[.$F9]" office:value-type="float" office:value="0.75">
            <text:p>0.75</text:p>
          </table:table-cell>
          <table:table-cell table:formula="of:=[.E9]*[.$F9]" office:value-type="float" office:value="0.25">
            <text:p>0.25</text:p>
          </table:table-cell>
        </table:table-row>
        <table:table-row table:style-name="ro2">
          <table:table-cell office:value-type="string">
            <text:p>Scrap X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table:formula="of:=[.B10]*[.$F10]" office:value-type="float" office:value="0.6">
            <text:p>0.6</text:p>
          </table:table-cell>
          <table:table-cell table:formula="of:=[.C10]*[.$F10]" office:value-type="float" office:value="0.6">
            <text:p>0.6</text:p>
          </table:table-cell>
          <table:table-cell table:formula="of:=[.D10]*[.$F10]" office:value-type="float" office:value="1.8">
            <text:p>1.8</text:p>
          </table:table-cell>
          <table:table-cell table:formula="of:=[.E10]*[.$F10]" office:value-type="float" office:value="1.2">
            <text:p>1.2</text:p>
          </table:table-cell>
        </table:table-row>
        <table:table-row table:style-name="ro2">
          <table:table-cell office:value-type="string">
            <text:p>Draw X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75">
            <text:p>0.75</text:p>
          </table:table-cell>
          <table:table-cell table:formula="of:=[.B11]*[.$F11]" office:value-type="float" office:value="1.5">
            <text:p>1.5</text:p>
          </table:table-cell>
          <table:table-cell table:formula="of:=[.C11]*[.$F11]" office:value-type="float" office:value="0.75">
            <text:p>0.75</text:p>
          </table:table-cell>
          <table:table-cell table:formula="of:=[.D11]*[.$F11]" office:value-type="float" office:value="1.5">
            <text:p>1.5</text:p>
          </table:table-cell>
          <table:table-cell table:formula="of:=[.E11]*[.$F11]" office:value-type="float" office:value="3">
            <text:p>3</text:p>
          </table:table-cell>
        </table:table-row>
        <table:table-row table:style-name="ro2">
          <table:table-cell office:value-type="string">
            <text:p>Fleets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B12]*[.$F12]" office:value-type="float" office:value="0">
            <text:p>0</text:p>
          </table:table-cell>
          <table:table-cell table:formula="of:=[.C12]*[.$F12]" office:value-type="float" office:value="0">
            <text:p>0</text:p>
          </table:table-cell>
          <table:table-cell table:formula="of:=[.D12]*[.$F12]" office:value-type="float" office:value="0">
            <text:p>0</text:p>
          </table:table-cell>
          <table:table-cell table:formula="of:=[.E12]*[.$F12]" office:value-type="float" office:value="0">
            <text:p>0</text:p>
          </table:table-cell>
        </table:table-row>
        <table:table-row table:style-name="ro2">
          <table:table-cell office:value-type="string">
            <text:p>Transforms?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3">
            <text:p>0.33</text:p>
          </table:table-cell>
          <table:table-cell table:formula="of:=[.B13]*[.$F13]" office:value-type="float" office:value="1.32">
            <text:p>1.32</text:p>
          </table:table-cell>
          <table:table-cell table:formula="of:=[.C13]*[.$F13]" office:value-type="float" office:value="0.99">
            <text:p>0.99</text:p>
          </table:table-cell>
          <table:table-cell table:formula="of:=[.D13]*[.$F13]" office:value-type="float" office:value="0.33">
            <text:p>0.33</text:p>
          </table:table-cell>
          <table:table-cell table:formula="of:=[.E13]*[.$F13]" office:value-type="float" office:value="0.66">
            <text:p>0.66</text:p>
          </table:table-cell>
        </table:table-row>
        <table:table-row table:style-name="ro2">
          <table:table-cell office:value-type="string">
            <text:p>Pierce?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2">
            <text:p>0.2</text:p>
          </table:table-cell>
          <table:table-cell table:formula="of:=[.B14]*[.$F14]" office:value-type="float" office:value="0.2">
            <text:p>0.2</text:p>
          </table:table-cell>
          <table:table-cell table:formula="of:=[.C14]*[.$F14]" office:value-type="float" office:value="0">
            <text:p>0</text:p>
          </table:table-cell>
          <table:table-cell table:formula="of:=[.D14]*[.$F14]" office:value-type="float" office:value="0">
            <text:p>0</text:p>
          </table:table-cell>
          <table:table-cell table:formula="of:=[.E14]*[.$F14]" office:value-type="float" office:value="0">
            <text:p>0</text:p>
          </table:table-cell>
        </table:table-row>
        <table:table-row table:style-name="ro2">
          <table:table-cell office:value-type="string">
            <text:p>Empower?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F11]+0.25" office:value-type="float" office:value="1">
            <text:p>1</text:p>
          </table:table-cell>
          <table:table-cell table:formula="of:=[.B15]*[.$F15]" office:value-type="float" office:value="2">
            <text:p>2</text:p>
          </table:table-cell>
          <table:table-cell table:formula="of:=[.C15]*[.$F15]" office:value-type="float" office:value="1">
            <text:p>1</text:p>
          </table:table-cell>
          <table:table-cell table:formula="of:=[.D15]*[.$F15]" office:value-type="float" office:value="3">
            <text:p>3</text:p>
          </table:table-cell>
          <table:table-cell table:formula="of:=[.E15]*[.$F15]" office:value-type="float" office:value="2">
            <text:p>2</text:p>
          </table:table-cell>
        </table:table-row>
        <table:table-row table:style-name="ro2">
          <table:table-cell office:value-type="string">
            <text:p>X or Y?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table:formula="of:=[.B16]*[.$F16]" office:value-type="float" office:value="0">
            <text:p>0</text:p>
          </table:table-cell>
          <table:table-cell table:formula="of:=[.C16]*[.$F16]" office:value-type="float" office:value="0">
            <text:p>0</text:p>
          </table:table-cell>
          <table:table-cell table:formula="of:=[.D16]*[.$F16]" office:value-type="float" office:value="0.75">
            <text:p>0.75</text:p>
          </table:table-cell>
          <table:table-cell table:formula="of:=[.E16]*[.$F16]" office:value-type="float" office:value="0.25">
            <text:p>0.25</text:p>
          </table:table-cell>
        </table:table-row>
        <table:table-row table:style-name="ro2">
          <table:table-cell office:value-type="string">
            <text:p>Ally?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.2">
            <text:p>0.2</text:p>
          </table:table-cell>
          <table:table-cell table:formula="of:=[.B17]*[.$F17]" office:value-type="float" office:value="0.4">
            <text:p>0.4</text:p>
          </table:table-cell>
          <table:table-cell table:formula="of:=[.C17]*[.$F17]" office:value-type="float" office:value="0.2">
            <text:p>0.2</text:p>
          </table:table-cell>
          <table:table-cell table:formula="of:=[.D17]*[.$F17]" office:value-type="float" office:value="0.6">
            <text:p>0.6</text:p>
          </table:table-cell>
          <table:table-cell table:formula="of:=[.E17]*[.$F17]" office:value-type="float" office:value="0.8">
            <text:p>0.8</text:p>
          </table:table-cell>
        </table:table-row>
        <table:table-row table:style-name="ro2">
          <table:table-cell office:value-type="string">
            <text:p>Sum</text:p>
          </table:table-cell>
          <table:table-cell table:formula="of:=SUM([.B2:.B17])-[.B3]*2" office:value-type="float" office:value="25">
            <text:p>25</text:p>
          </table:table-cell>
          <table:table-cell table:formula="of:=SUM([.C2:.C17])-[.C3]*2" office:value-type="float" office:value="25">
            <text:p>25</text:p>
          </table:table-cell>
          <table:table-cell table:formula="of:=SUM([.D2:.D17])-[.D3]*2" office:value-type="float" office:value="26">
            <text:p>26</text:p>
          </table:table-cell>
          <table:table-cell table:formula="of:=SUM([.E2:.E17])-[.E3]*2" office:value-type="float" office:value="26">
            <text:p>26</text:p>
          </table:table-cell>
          <table:table-cell/>
          <table:table-cell table:formula="of:=SUM([.G2:.G17])" office:value-type="float" office:value="13.33">
            <text:p>13.33</text:p>
          </table:table-cell>
          <table:table-cell table:formula="of:=SUM([.H2:.H17])" office:value-type="float" office:value="13.03">
            <text:p>13.03</text:p>
          </table:table-cell>
          <table:table-cell table:formula="of:=SUM([.I2:.I17])" office:value-type="float" office:value="13.11">
            <text:p>13.11</text:p>
          </table:table-cell>
          <table:table-cell table:formula="of:=SUM([.J2:.J17])" office:value-type="float" office:value="13.78">
            <text:p>13.78</text:p>
          </table:table-cell>
        </table:table-row>
      </table:table>
      <table:table table:name="Cards &amp; Planets" table:style-name="ta1" table:print="false">
        <office:forms form:automatic-focus="false" form:apply-design-mode="false"/>
        <table:table-column table:style-name="co7" table:default-cell-style-name="Header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1" table:default-cell-style-name="ce20"/>
        <table:table-column table:style-name="co33" table:default-cell-style-name="Default"/>
        <table:table-column table:style-name="co34" table:default-cell-style-name="Default"/>
        <table:table-column table:style-name="co11" table:default-cell-style-name="Default"/>
        <table:table-column table:style-name="co6" table:number-columns-repeated="989" table:default-cell-style-name="Default"/>
        <table:table-row table:style-name="ro3">
          <table:table-cell office:value-type="string">
            <text:p>Name</text:p>
          </table:table-cell>
          <table:table-cell office:value-type="string">
            <text:p>Faction</text:p>
          </table:table-cell>
          <table:table-cell office:value-type="string">
            <text:p>Kind</text:p>
          </table:table-cell>
          <table:table-cell office:value-type="string">
            <text:p>Text</text:p>
          </table:table-cell>
          <table:table-cell office:value-type="string">
            <text:p>Credit Cost</text:p>
          </table:table-cell>
          <table:table-cell office:value-type="string">
            <text:p>Strength Cost</text:p>
          </table:table-cell>
          <table:table-cell office:value-type="string">
            <text:p>Reward</text:p>
          </table:table-cell>
          <table:table-cell office:value-type="string">
            <text:p>Energy Loss</text:p>
          </table:table-cell>
          <table:table-cell office:value-type="string">
            <text:p>Credit Gain</text:p>
          </table:table-cell>
          <table:table-cell office:value-type="string">
            <text:p>Strength Gain</text:p>
          </table:table-cell>
          <table:table-cell office:value-type="string">
            <text:p>Energy Gain</text:p>
          </table:table-cell>
          <table:table-cell office:value-type="string">
            <text:p>Reward Gain</text:p>
          </table:table-cell>
          <table:table-cell office:value-type="string">
            <text:p>Planet Heal</text:p>
          </table:table-cell>
          <table:table-cell office:value-type="string">
            <text:p>Health</text:p>
          </table:table-cell>
          <table:table-cell table:style-name="ce14" office:value-type="string">
            <text:p>Expected #X Energy Ability?</text:p>
          </table:table-cell>
          <table:table-cell office:value-type="string">
            <text:p>Retain?</text:p>
          </table:table-cell>
          <table:table-cell office:value-type="string">
            <text:p>Scrap X Discard</text:p>
          </table:table-cell>
          <table:table-cell office:value-type="string">
            <text:p>Scrap X</text:p>
          </table:table-cell>
          <table:table-cell office:value-type="string">
            <text:p>Draw X</text:p>
          </table:table-cell>
          <table:table-cell office:value-type="string">
            <text:p>Discard Y</text:p>
          </table:table-cell>
          <table:table-cell office:value-type="string">
            <text:p>Upgrade Energy Cost</text:p>
          </table:table-cell>
          <table:table-cell office:value-type="string">
            <text:p>Pierce?</text:p>
          </table:table-cell>
          <table:table-cell office:value-type="string">
            <text:p>Empower?</text:p>
          </table:table-cell>
          <table:table-cell office:value-type="string">
            <text:p>X or Y?</text:p>
          </table:table-cell>
          <table:table-cell office:value-type="string">
            <text:p>Trash?</text:p>
          </table:table-cell>
          <table:table-cell office:value-type="string">
            <text:p>Ally?</text:p>
          </table:table-cell>
          <table:table-cell office:value-type="string">
            <text:p>Planet Reward Schedule</text:p>
          </table:table-cell>
          <table:table-cell office:value-type="string">
            <text:p>Additional Effects Weight</text:p>
          </table:table-cell>
          <table:table-cell office:value-type="string">
            <text:p>Sum</text:p>
          </table:table-cell>
          <table:table-cell office:value-type="string">
            <text:p>Net Gain</text:p>
          </table:table-cell>
          <table:table-cell office:value-type="string">
            <text:p>Total Value</text:p>
          </table:table-cell>
          <table:table-cell office:value-type="string">
            <text:p>Flavor Text</text:p>
          </table:table-cell>
          <table:table-cell office:value-type="string">
            <text:p>Notes</text:p>
          </table:table-cell>
          <table:table-cell office:value-type="string">
            <text:p>Card Count</text:p>
          </table:table-cell>
          <table:table-cell office:value-type="string">
            <text:p>Show Card Count</text:p>
          </table:table-cell>
          <table:table-cell table:number-columns-repeated="988"/>
        </table:table-row>
        <table:table-row table:style-name="ro2">
          <table:table-cell table:style-name="Default" office:value-type="string">
            <text:p>Supplier</text:p>
          </table:table-cell>
          <table:table-cell office:value-type="string">
            <text:p>U</text:p>
          </table:table-cell>
          <table:table-cell office:value-type="string">
            <text:p>Ship</text:p>
          </table:table-cell>
          <table:table-cell office:value-type="string">
            <text:p>Gain 1 Credit</text:p>
          </table:table-cell>
          <table:table-cell table:number-columns-repeated="4" table:style-name="ce10"/>
          <table:table-cell table:style-name="ce10" office:value-type="float" office:value="1">
            <text:p>1</text:p>
          </table:table-cell>
          <table:table-cell table:number-columns-repeated="15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2]&gt;0;[.B$131]*[.U2];0)+IF([.U2]&gt;0;[.B$143];1)*IF([.X2]&gt;0;[.B$146];1)*IF([.O2]&gt;0;[.O2];1)*IF([.Z2]=1;[.Z2]*[.B$150];1)*([.H2]*[.B$131]+[.I2]*[.B$132]+[.J2]*[.B$133]+[.K2]*[.B$134]+[.L2]*[.B$136]+[.M2]*[.B$136]+[.N2]*[.B$137]+[.P2]*[.B$138]+[.Q2]*[.B$139]+[.R2]*[.B$140]+[.S2]*[.B$141]+[.T2]*[.B$142]+[.V2]*[.B$144]+[.W2]*[.B$145]+[.AB2]*[.B$151])" office:value-type="float" office:value="1.2">
            <text:p>1.2</text:p>
          </table:table-cell>
          <table:table-cell table:style-name="ce18" table:formula="of:=[.AC2]+[.G2]-IF([.U2]&gt;0;0;[.E2]+[.F2])" office:value-type="float" office:value="1.2">
            <text:p>1.2</text:p>
          </table:table-cell>
          <table:table-cell table:style-name="ce21" table:formula="of:=[.AD2]" office:value-type="float" office:value="1.2">
            <text:p>1.2</text:p>
          </table:table-cell>
          <table:table-cell table:number-columns-repeated="2"/>
          <table:table-cell table:style-name="ce10" table:formula="of:=4*6" office:value-type="float" office:value="24">
            <text:p>24</text:p>
          </table:table-cell>
          <table:table-cell/>
          <table:table-cell office:value-type="string">
            <text:p>Do not drag formulas in Total Value col</text:p>
          </table:table-cell>
          <table:table-cell table:number-columns-repeated="987"/>
        </table:table-row>
        <table:table-row table:style-name="ro2">
          <table:table-cell office:value-type="string">
            <text:p>Freighter</text:p>
          </table:table-cell>
          <table:table-cell office:value-type="string">
            <text:p>U</text:p>
          </table:table-cell>
          <table:table-cell office:value-type="string">
            <text:p>Ship</text:p>
          </table:table-cell>
          <table:table-cell office:value-type="string">
            <text:p>Pay 1 Energy to gain 2 Credits</text:p>
          </table:table-cell>
          <table:table-cell table:style-name="ce10" office:value-type="float" office:value="3">
            <text:p>3</text:p>
          </table:table-cell>
          <table:table-cell table:style-name="ce10"/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15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3]&gt;0;[.B$131]*[.U3];0)+IF([.U3]&gt;0;[.B$143];1)*IF([.X3]&gt;0;[.B$146];1)*IF([.O3]&gt;0;[.O3];1)*IF([.Z3]=1;[.Z3]*[.B$150];1)*([.H3]*[.B$131]+[.I3]*[.B$132]+[.J3]*[.B$133]+[.K3]*[.B$134]+[.L3]*[.B$136]+[.M3]*[.B$136]+[.N3]*[.B$137]+[.P3]*[.B$138]+[.Q3]*[.B$139]+[.R3]*[.B$140]+[.S3]*[.B$141]+[.T3]*[.B$142]+[.V3]*[.B$144]+[.W3]*[.B$145]+[.AB3]*[.B$151])" office:value-type="float" office:value="1.9">
            <text:p>1.9</text:p>
          </table:table-cell>
          <table:table-cell table:style-name="ce18" table:formula="of:=[.AC3]+[.G3]-IF([.U3]&gt;0;0;[.E3]+[.F3])" office:value-type="float" office:value="-0.1">
            <text:p>-0.1</text:p>
          </table:table-cell>
          <table:table-cell table:style-name="ce21" table:formula="of:=[.AD3]" office:value-type="float" office:value="-0.1">
            <text:p>-0.1</text:p>
          </table:table-cell>
          <table:table-cell table:number-columns-repeated="2"/>
          <table:table-cell table:style-name="ce10" table:formula="of:=4+5*4" office:value-type="float" office:value="24">
            <text:p>24</text:p>
          </table:table-cell>
          <table:table-cell table:number-columns-repeated="989"/>
        </table:table-row>
        <table:table-row table:style-name="ro2">
          <table:table-cell office:value-type="string">
            <text:p>Droid</text:p>
          </table:table-cell>
          <table:table-cell office:value-type="string">
            <text:p>U</text:p>
          </table:table-cell>
          <table:table-cell office:value-type="string">
            <text:p>Ship</text:p>
          </table:table-cell>
          <table:table-cell office:value-type="string">
            <text:p>Gain 1 Strength</text:p>
          </table:table-cell>
          <table:table-cell table:number-columns-repeated="5" table:style-name="ce10"/>
          <table:table-cell table:style-name="ce10" office:value-type="float" office:value="1">
            <text:p>1</text:p>
          </table:table-cell>
          <table:table-cell table:number-columns-repeated="14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4]&gt;0;[.B$131]*[.U4];0)+IF([.U4]&gt;0;[.B$143];1)*IF([.X4]&gt;0;[.B$146];1)*IF([.O4]&gt;0;[.O4];1)*IF([.Z4]=1;[.Z4]*[.B$150];1)*([.H4]*[.B$131]+[.I4]*[.B$132]+[.J4]*[.B$133]+[.K4]*[.B$134]+[.L4]*[.B$136]+[.M4]*[.B$136]+[.N4]*[.B$137]+[.P4]*[.B$138]+[.Q4]*[.B$139]+[.R4]*[.B$140]+[.S4]*[.B$141]+[.T4]*[.B$142]+[.V4]*[.B$144]+[.W4]*[.B$145]+[.AB4]*[.B$151])" office:value-type="float" office:value="1.4">
            <text:p>1.4</text:p>
          </table:table-cell>
          <table:table-cell table:style-name="ce18" table:formula="of:=[.AC4]+[.G4]-IF([.U4]&gt;0;0;[.E4]+[.F4])" office:value-type="float" office:value="1.4">
            <text:p>1.4</text:p>
          </table:table-cell>
          <table:table-cell table:style-name="ce21" table:formula="of:=[.AD4]" office:value-type="float" office:value="1.4">
            <text:p>1.4</text:p>
          </table:table-cell>
          <table:table-cell table:number-columns-repeated="2"/>
          <table:table-cell table:style-name="ce10" office:value-type="float" office:value="4">
            <text:p>4</text:p>
          </table:table-cell>
          <table:table-cell table:number-columns-repeated="989"/>
        </table:table-row>
        <table:table-row table:style-name="ro2">
          <table:table-cell office:value-type="string">
            <text:p>Laser Droid</text:p>
          </table:table-cell>
          <table:table-cell office:value-type="string">
            <text:p>U</text:p>
          </table:table-cell>
          <table:table-cell office:value-type="string">
            <text:p>Ship</text:p>
          </table:table-cell>
          <table:table-cell office:value-type="string">
            <text:p>Pay 1 Energy to gain 2 Strength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number-columns-repeated="2" table:style-name="ce10" office:value-type="float" office:value="1">
            <text:p>1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number-columns-repeated="14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5]&gt;0;[.B$131]*[.U5];0)+IF([.U5]&gt;0;[.B$143];1)*IF([.X5]&gt;0;[.B$146];1)*IF([.O5]&gt;0;[.O5];1)*IF([.Z5]=1;[.Z5]*[.B$150];1)*([.H5]*[.B$131]+[.I5]*[.B$132]+[.J5]*[.B$133]+[.K5]*[.B$134]+[.L5]*[.B$136]+[.M5]*[.B$136]+[.N5]*[.B$137]+[.P5]*[.B$138]+[.Q5]*[.B$139]+[.R5]*[.B$140]+[.S5]*[.B$141]+[.T5]*[.B$142]+[.V5]*[.B$144]+[.W5]*[.B$145]+[.AB5]*[.B$151])" office:value-type="float" office:value="2.3">
            <text:p>2.3</text:p>
          </table:table-cell>
          <table:table-cell table:style-name="ce18" table:formula="of:=[.AC5]+[.G5]-IF([.U5]&gt;0;0;[.E5]+[.F5])" office:value-type="float" office:value="1.3">
            <text:p>1.3</text:p>
          </table:table-cell>
          <table:table-cell table:style-name="ce21" table:formula="of:=[.AD5]" office:value-type="float" office:value="1.3">
            <text:p>1.3</text:p>
          </table:table-cell>
          <table:table-cell table:number-columns-repeated="2"/>
          <table:table-cell table:style-name="ce10" table:formula="of:=4+5*4" office:value-type="float" office:value="24">
            <text:p>24</text:p>
          </table:table-cell>
          <table:table-cell table:number-columns-repeated="989"/>
        </table:table-row>
        <table:table-row table:style-name="ro2">
          <table:table-cell office:value-type="string">
            <text:p>Battery Ship</text:p>
          </table:table-cell>
          <table:table-cell office:value-type="string">
            <text:p>U</text:p>
          </table:table-cell>
          <table:table-cell office:value-type="string">
            <text:p>Ship</text:p>
          </table:table-cell>
          <table:table-cell office:value-type="string">
            <text:p>Retain. Gain 1 Energy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1">
            <text:p>1</text:p>
          </table:table-cell>
          <table:table-cell table:number-columns-repeated="3" table:style-name="ce10"/>
          <table:table-cell table:style-name="ce10" office:value-type="float" office:value="1">
            <text:p>1</text:p>
          </table:table-cell>
          <table:table-cell table:number-columns-repeated="4" table:style-name="ce10"/>
          <table:table-cell table:style-name="ce10" office:value-type="float" office:value="1">
            <text:p>1</text:p>
          </table:table-cell>
          <table:table-cell table:number-columns-repeated="8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6]&gt;0;[.B$131]*[.U6];0)+IF([.U6]&gt;0;[.B$143];1)*IF([.X6]&gt;0;[.B$146];1)*IF([.O6]&gt;0;[.O6];1)*IF([.Z6]=1;[.Z6]*[.B$150];1)*([.H6]*[.B$131]+[.I6]*[.B$132]+[.J6]*[.B$133]+[.K6]*[.B$134]+[.L6]*[.B$136]+[.M6]*[.B$136]+[.N6]*[.B$137]+[.P6]*[.B$138]+[.Q6]*[.B$139]+[.R6]*[.B$140]+[.S6]*[.B$141]+[.T6]*[.B$142]+[.V6]*[.B$144]+[.W6]*[.B$145]+[.AB6]*[.B$151])" office:value-type="float" office:value="1">
            <text:p>1.0</text:p>
          </table:table-cell>
          <table:table-cell table:style-name="ce18" table:formula="of:=[.AC6]+[.G6]-IF([.U6]&gt;0;0;[.E6]+[.F6])" office:value-type="float" office:value="0">
            <text:p>0.0</text:p>
          </table:table-cell>
          <table:table-cell table:style-name="ce21" table:formula="of:=[.AD6]" office:value-type="float" office:value="0">
            <text:p>0.0</text:p>
          </table:table-cell>
          <table:table-cell table:number-columns-repeated="2"/>
          <table:table-cell table:style-name="ce10" table:formula="of:=4+5*4" office:value-type="float" office:value="24">
            <text:p>24</text:p>
          </table:table-cell>
          <table:table-cell table:number-columns-repeated="989"/>
        </table:table-row>
        <table:table-row table:style-name="ro2">
          <table:table-cell office:value-type="string">
            <text:p>Force Field</text:p>
          </table:table-cell>
          <table:table-cell office:value-type="string">
            <text:p>U</text:p>
          </table:table-cell>
          <table:table-cell office:value-type="string">
            <text:p>Shield</text:p>
          </table:table-cell>
          <table:table-cell office:value-type="string">
            <text:p>Draw 1 card. You may attach this to any Planet you control</text:p>
          </table:table-cell>
          <table:table-cell table:number-columns-repeated="9" table:style-name="ce10"/>
          <table:table-cell table:style-name="ce10" office:value-type="float" office:value="1">
            <text:p>1</text:p>
          </table:table-cell>
          <table:table-cell table:number-columns-repeated="4" table:style-name="ce10"/>
          <table:table-cell table:style-name="ce10" office:value-type="float" office:value="1">
            <text:p>1</text:p>
          </table:table-cell>
          <table:table-cell table:number-columns-repeated="5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7]&gt;0;[.B$131]*[.U7];0)+IF([.U7]&gt;0;[.B$143];1)*IF([.X7]&gt;0;[.B$146];1)*IF([.O7]&gt;0;[.O7];1)*IF([.Z7]=1;[.Z7]*[.B$150];1)*([.H7]*[.B$131]+[.I7]*[.B$132]+[.J7]*[.B$133]+[.K7]*[.B$134]+[.L7]*[.B$136]+[.M7]*[.B$136]+[.N7]*[.B$137]+[.P7]*[.B$138]+[.Q7]*[.B$139]+[.R7]*[.B$140]+[.S7]*[.B$141]+[.T7]*[.B$142]+[.V7]*[.B$144]+[.W7]*[.B$145]+[.AB7]*[.B$151])" office:value-type="float" office:value="1.3">
            <text:p>1.3</text:p>
          </table:table-cell>
          <table:table-cell table:style-name="ce18" table:formula="of:=[.AC7]+[.G7]-IF([.U7]&gt;0;0;[.E7]+[.F7])" office:value-type="float" office:value="1.3">
            <text:p>1.3</text:p>
          </table:table-cell>
          <table:table-cell table:style-name="ce21" table:formula="of:=[.AD7]" office:value-type="float" office:value="1.3">
            <text:p>1.3</text:p>
          </table:table-cell>
          <table:table-cell table:number-columns-repeated="2"/>
          <table:table-cell table:style-name="ce10" office:value-type="float" office:value="4">
            <text:p>4</text:p>
          </table:table-cell>
          <table:table-cell table:number-columns-repeated="989"/>
        </table:table-row>
        <table:table-row-group>
          <table:table-row table:style-name="ro2">
            <table:table-cell office:value-type="string">
              <text:p>Jump Cruiser</text:p>
            </table:table-cell>
            <table:table-cell office:value-type="string">
              <text:p>I</text:p>
            </table:table-cell>
            <table:table-cell office:value-type="string">
              <text:p>Ship</text:p>
            </table:table-cell>
            <table:table-cell office:value-type="string">
              <text:p>Pay 1 Energy to gain 1 Strength. Upgrade: You may pay 1 Energy to upgrade this into Jump Fighter</text:p>
            </table:table-cell>
            <table:table-cell table:style-name="ce10" office:value-type="float" office:value="1">
              <text:p>1</text:p>
            </table:table-cell>
            <table:table-cell table:style-name="ce10"/>
            <table:table-cell table:style-name="ce10" table:formula="of:=CEILING([.E8]/2;1)" office:value-type="float" office:value="1">
              <text:p>1</text:p>
            </table:table-cell>
            <table:table-cell table:style-name="ce10" office:value-type="float" office:value="1">
              <text:p>1</text:p>
            </table:table-cell>
            <table:table-cell table:style-name="ce10"/>
            <table:table-cell table:style-name="ce10" office:value-type="float" office:value="1">
              <text:p>1</text:p>
            </table:table-cell>
            <table:table-cell table:number-columns-repeated="14" table:style-name="ce10"/>
            <table:table-cell table:style-name="ce10"/>
            <table:table-cell table:style-name="ce10"/>
            <table:table-cell table:style-name="ce10"/>
            <table:table-cell table:style-name="ce15"/>
            <table:table-cell table:style-name="ce15" table:formula="of:=IF([.U8]&gt;0;[.B$131]*[.U8];0)+IF([.U8]&gt;0;[.B$143];1)*IF([.X8]&gt;0;[.B$146];1)*IF([.O8]&gt;0;[.O8];1)*IF([.Z8]=1;[.Z8]*[.B$150];1)*([.H8]*[.B$131]+[.I8]*[.B$132]+[.J8]*[.B$133]+[.K8]*[.B$134]+[.L8]*[.B$136]+[.M8]*[.B$136]+[.N8]*[.B$137]+[.P8]*[.B$138]+[.Q8]*[.B$139]+[.R8]*[.B$140]+[.S8]*[.B$141]+[.T8]*[.B$142]+[.V8]*[.B$144]+[.W8]*[.B$145]+[.AB8]*[.B$151])" office:value-type="float" office:value="0.9">
              <text:p>0.9</text:p>
            </table:table-cell>
            <table:table-cell table:style-name="ce18" table:formula="of:=[.AC8]+[.G8]-IF([.U8]&gt;0;0;[.E8]+[.F8])" office:value-type="float" office:value="0.9">
              <text:p>0.9</text:p>
            </table:table-cell>
            <table:table-cell table:style-name="ce21" table:formula="of:=[.AD8]+[.AD9]" office:value-type="float" office:value="3.25">
              <text:p>3.3</text:p>
            </table:table-cell>
            <table:table-cell table:number-columns-repeated="2"/>
            <table:table-cell table:style-name="ce10" table:formula="of:=IF([.E8]&lt;5; 3; IF([.E8]&lt;7; 2; 1))" office:value-type="float" office:value="3">
              <text:p>3</text:p>
            </table:table-cell>
            <table:table-cell office:value-type="float" office:value="1">
              <text:p>1</text:p>
            </table:table-cell>
            <table:table-cell table:number-columns-repeated="988"/>
          </table:table-row>
          <table:table-row table:style-name="ro2">
            <table:table-cell table:style-name="ce1" office:value-type="string">
              <text:p>Upgrade: Jump Fighter</text:p>
            </table:table-cell>
            <table:table-cell office:value-type="string">
              <text:p>I</text:p>
            </table:table-cell>
            <table:table-cell office:value-type="string">
              <text:p>Ship</text:p>
            </table:table-cell>
            <table:table-cell office:value-type="string">
              <text:p>Pay 1 Energy to gain 3 Strength</text:p>
            </table:table-cell>
            <table:table-cell table:number-columns-repeated="2" table:style-name="ce10"/>
            <table:table-cell table:number-columns-repeated="2" table:style-name="ce10" office:value-type="float" office:value="1">
              <text:p>1</text:p>
            </table:table-cell>
            <table:table-cell table:style-name="ce10"/>
            <table:table-cell table:style-name="ce10" office:value-type="float" office:value="3">
              <text:p>3</text:p>
            </table:table-cell>
            <table:table-cell table:number-columns-repeated="10" table:style-name="ce10"/>
            <table:table-cell table:style-name="ce10" office:value-type="float" office:value="1">
              <text:p>1</text:p>
            </table:table-cell>
            <table:table-cell table:number-columns-repeated="3" table:style-name="ce10"/>
            <table:table-cell table:style-name="ce10"/>
            <table:table-cell table:style-name="ce10"/>
            <table:table-cell table:style-name="ce10"/>
            <table:table-cell table:style-name="ce15"/>
            <table:table-cell table:style-name="ce15" table:formula="of:=IF([.U9]&gt;0;[.B$131]*[.U9];0)+IF([.U9]&gt;0;[.B$143];1)*IF([.X9]&gt;0;[.B$146];1)*IF([.O9]&gt;0;[.O9];1)*IF([.Z9]=1;[.Z9]*[.B$150];1)*([.H9]*[.B$131]+[.I9]*[.B$132]+[.J9]*[.B$133]+[.K9]*[.B$134]+[.L9]*[.B$136]+[.M9]*[.B$136]+[.N9]*[.B$137]+[.P9]*[.B$138]+[.Q9]*[.B$139]+[.R9]*[.B$140]+[.S9]*[.B$141]+[.T9]*[.B$142]+[.V9]*[.B$144]+[.W9]*[.B$145]+[.AB9]*[.B$151])" office:value-type="float" office:value="1.35">
              <text:p>1.4</text:p>
            </table:table-cell>
            <table:table-cell table:style-name="ce18" table:formula="of:=[.AC9]+[.G9]-IF([.U9]&gt;0;0;[.E9]+[.F9])" office:value-type="float" office:value="2.35">
              <text:p>2.4</text:p>
            </table:table-cell>
            <table:table-cell table:style-name="ce21"/>
            <table:table-cell table:number-columns-repeated="2"/>
            <table:table-cell table:style-name="ce10" table:formula="of:=IF([.E9]&lt;5; 3; IF([.E9]&lt;7; 2; 1))" office:value-type="float" office:value="3">
              <text:p>3</text:p>
            </table:table-cell>
            <table:table-cell office:value-type="float" office:value="1">
              <text:p>1</text:p>
            </table:table-cell>
            <table:table-cell table:number-columns-repeated="988"/>
          </table:table-row>
        </table:table-row-group>
        <table:table-row-group>
          <table:table-row table:style-name="ro2">
            <table:table-cell office:value-type="string">
              <text:p>Lancer</text:p>
            </table:table-cell>
            <table:table-cell office:value-type="string">
              <text:p>I</text:p>
            </table:table-cell>
            <table:table-cell office:value-type="string">
              <text:p>Ship</text:p>
            </table:table-cell>
            <table:table-cell office:value-type="string">
              <text:p>Pay 1 Energy to gain 2 Strength</text:p>
            </table:table-cell>
            <table:table-cell table:style-name="ce10" office:value-type="float" office:value="2">
              <text:p>2</text:p>
            </table:table-cell>
            <table:table-cell table:style-name="ce10"/>
            <table:table-cell table:style-name="ce10" table:formula="of:=CEILING([.E10]/2;1)" office:value-type="float" office:value="1">
              <text:p>1</text:p>
            </table:table-cell>
            <table:table-cell table:style-name="ce10" office:value-type="float" office:value="1">
              <text:p>1</text:p>
            </table:table-cell>
            <table:table-cell table:style-name="ce10"/>
            <table:table-cell table:style-name="ce10" office:value-type="float" office:value="2">
              <text:p>2</text:p>
            </table:table-cell>
            <table:table-cell table:number-columns-repeated="11" table:style-name="ce10"/>
            <table:table-cell table:style-name="ce10" office:value-type="float" office:value="1">
              <text:p>1</text:p>
            </table:table-cell>
            <table:table-cell table:number-columns-repeated="2" table:style-name="ce10"/>
            <table:table-cell table:style-name="ce10"/>
            <table:table-cell table:style-name="ce10"/>
            <table:table-cell table:style-name="ce10"/>
            <table:table-cell table:style-name="ce15"/>
            <table:table-cell table:style-name="ce15" table:formula="of:=IF([.U10]&gt;0;[.B$131]*[.U10];0)+IF([.U10]&gt;0;[.B$143];1)*IF([.X10]&gt;0;[.B$146];1)*IF([.O10]&gt;0;[.O10];1)*IF([.Z10]=1;[.Z10]*[.B$150];1)*([.H10]*[.B$131]+[.I10]*[.B$132]+[.J10]*[.B$133]+[.K10]*[.B$134]+[.L10]*[.B$136]+[.M10]*[.B$136]+[.N10]*[.B$137]+[.P10]*[.B$138]+[.Q10]*[.B$139]+[.R10]*[.B$140]+[.S10]*[.B$141]+[.T10]*[.B$142]+[.V10]*[.B$144]+[.W10]*[.B$145]+[.AB10]*[.B$151])" office:value-type="float" office:value="2.5">
              <text:p>2.5</text:p>
            </table:table-cell>
            <table:table-cell table:style-name="ce18" table:formula="of:=[.AC10]+[.G10]-IF([.U10]&gt;0;0;[.E10]+[.F10])" office:value-type="float" office:value="1.5">
              <text:p>1.5</text:p>
            </table:table-cell>
            <table:table-cell table:style-name="ce21" table:formula="of:=[.AD10]+[.AD11]+[.AD12]" office:value-type="float" office:value="5.53">
              <text:p>5.5</text:p>
            </table:table-cell>
            <table:table-cell table:number-columns-repeated="2"/>
            <table:table-cell table:style-name="ce10" table:formula="of:=IF([.E10]&lt;5; 3; IF([.E10]&lt;7; 2; 1))" office:value-type="float" office:value="3">
              <text:p>3</text:p>
            </table:table-cell>
            <table:table-cell office:value-type="float" office:value="1">
              <text:p>1</text:p>
            </table:table-cell>
            <table:table-cell table:number-columns-repeated="988"/>
          </table:table-row>
          <table:table-row table:style-name="ro2">
            <table:table-cell table:style-name="ce1" office:value-type="string">
              <text:p>Ally</text:p>
            </table:table-cell>
            <table:table-cell office:value-type="string">
              <text:p>I</text:p>
            </table:table-cell>
            <table:table-cell office:value-type="string">
              <text:p>Ability</text:p>
            </table:table-cell>
            <table:table-cell office:value-type="string">
              <text:p>Gain 1 Credit</text:p>
            </table:table-cell>
            <table:table-cell table:number-columns-repeated="4" table:style-name="ce10"/>
            <table:table-cell table:style-name="ce10" office:value-type="float" office:value="1">
              <text:p>1</text:p>
            </table:table-cell>
            <table:table-cell table:number-columns-repeated="15" table:style-name="ce10"/>
            <table:table-cell table:style-name="ce10"/>
            <table:table-cell table:style-name="ce10" office:value-type="float" office:value="1">
              <text:p>1</text:p>
            </table:table-cell>
            <table:table-cell table:style-name="ce10"/>
            <table:table-cell table:style-name="ce15"/>
            <table:table-cell table:style-name="ce15" table:formula="of:=IF([.U11]&gt;0;[.B$131]*[.U11];0)+IF([.U11]&gt;0;[.B$143];1)*IF([.X11]&gt;0;[.B$146];1)*IF([.O11]&gt;0;[.O11];1)*IF([.Z11]=1;[.Z11]*[.B$150];1)*([.H11]*[.B$131]+[.I11]*[.B$132]+[.J11]*[.B$133]+[.K11]*[.B$134]+[.L11]*[.B$136]+[.M11]*[.B$136]+[.N11]*[.B$137]+[.P11]*[.B$138]+[.Q11]*[.B$139]+[.R11]*[.B$140]+[.S11]*[.B$141]+[.T11]*[.B$142]+[.V11]*[.B$144]+[.W11]*[.B$145]+[.AB11]*[.B$151])" office:value-type="float" office:value="0.48">
              <text:p>0.5</text:p>
            </table:table-cell>
            <table:table-cell table:style-name="ce18" table:formula="of:=[.AC11]+[.G11]-IF([.U11]&gt;0;0;[.E11]+[.F11])" office:value-type="float" office:value="0.48">
              <text:p>0.5</text:p>
            </table:table-cell>
            <table:table-cell table:style-name="ce21"/>
            <table:table-cell table:number-columns-repeated="2"/>
            <table:table-cell table:style-name="ce10"/>
            <table:table-cell table:number-columns-repeated="989"/>
          </table:table-row>
          <table:table-row table:style-name="ro2">
            <table:table-cell table:style-name="ce1" office:value-type="string">
              <text:p>Trash</text:p>
            </table:table-cell>
            <table:table-cell office:value-type="string">
              <text:p>I</text:p>
            </table:table-cell>
            <table:table-cell office:value-type="string">
              <text:p>Ability</text:p>
            </table:table-cell>
            <table:table-cell office:value-type="string">
              <text:p>Gain 2 Strength and 1 Energy</text:p>
            </table:table-cell>
            <table:table-cell table:number-columns-repeated="5" table:style-name="ce10"/>
            <table:table-cell table:style-name="ce10" office:value-type="float" office:value="2">
              <text:p>2</text:p>
            </table:table-cell>
            <table:table-cell table:style-name="ce10" office:value-type="float" office:value="1">
              <text:p>1</text:p>
            </table:table-cell>
            <table:table-cell table:number-columns-repeated="13" table:style-name="ce10"/>
            <table:table-cell table:style-name="ce10" office:value-type="float" office:value="1">
              <text:p>1</text:p>
            </table:table-cell>
            <table:table-cell table:style-name="ce10"/>
            <table:table-cell table:style-name="ce10"/>
            <table:table-cell table:style-name="ce15"/>
            <table:table-cell table:style-name="ce15" table:formula="of:=IF([.U12]&gt;0;[.B$131]*[.U12];0)+IF([.U12]&gt;0;[.B$143];1)*IF([.X12]&gt;0;[.B$146];1)*IF([.O12]&gt;0;[.O12];1)*IF([.Z12]=1;[.Z12]*[.B$150];1)*([.H12]*[.B$131]+[.I12]*[.B$132]+[.J12]*[.B$133]+[.K12]*[.B$134]+[.L12]*[.B$136]+[.M12]*[.B$136]+[.N12]*[.B$137]+[.P12]*[.B$138]+[.Q12]*[.B$139]+[.R12]*[.B$140]+[.S12]*[.B$141]+[.T12]*[.B$142]+[.V12]*[.B$144]+[.W12]*[.B$145]+[.AB12]*[.B$151])" office:value-type="float" office:value="3.55">
              <text:p>3.6</text:p>
            </table:table-cell>
            <table:table-cell table:style-name="ce18" table:formula="of:=[.AC12]+[.G12]-IF([.U12]&gt;0;0;[.E12]+[.F12])" office:value-type="float" office:value="3.55">
              <text:p>3.6</text:p>
            </table:table-cell>
            <table:table-cell table:style-name="ce21"/>
            <table:table-cell table:number-columns-repeated="2"/>
            <table:table-cell table:style-name="ce10"/>
            <table:table-cell table:number-columns-repeated="989"/>
          </table:table-row>
        </table:table-row-group>
        <table:table-row table:style-name="ro2">
          <table:table-cell office:value-type="string">
            <text:p>Radon Torpedo Cruiser</text:p>
          </table:table-cell>
          <table:table-cell office:value-type="string">
            <text:p>I</text:p>
          </table:table-cell>
          <table:table-cell office:value-type="string">
            <text:p>Ship</text:p>
          </table:table-cell>
          <table:table-cell/>
          <table:table-cell table:style-name="ce10" office:value-type="float" office:value="3">
            <text:p>3</text:p>
          </table:table-cell>
          <table:table-cell table:style-name="ce10"/>
          <table:table-cell table:style-name="ce10" table:formula="of:=CEILING([.E13]/2;1)" office:value-type="float" office:value="2">
            <text:p>2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13]&gt;0;[.B$131]*[.U13];0)+IF([.U13]&gt;0;[.B$143];1)*IF([.X13]&gt;0;[.B$146];1)*IF([.O13]&gt;0;[.O13];1)*IF([.Z13]=1;[.Z13]*[.B$150];1)*([.H13]*[.B$131]+[.I13]*[.B$132]+[.J13]*[.B$133]+[.K13]*[.B$134]+[.L13]*[.B$136]+[.M13]*[.B$136]+[.N13]*[.B$137]+[.P13]*[.B$138]+[.Q13]*[.B$139]+[.R13]*[.B$140]+[.S13]*[.B$141]+[.T13]*[.B$142]+[.V13]*[.B$144]+[.W13]*[.B$145]+[.AB13]*[.B$151])" office:value-type="float" office:value="0">
            <text:p>0.0</text:p>
          </table:table-cell>
          <table:table-cell table:style-name="ce18" table:formula="of:=[.AC13]+[.G13]-IF([.U13]&gt;0;0;[.E13]+[.F13])" office:value-type="float" office:value="-1">
            <text:p>-1.0</text:p>
          </table:table-cell>
          <table:table-cell table:style-name="ce21" table:formula="of:=[.AD13]" office:value-type="float" office:value="-1">
            <text:p>-1.0</text:p>
          </table:table-cell>
          <table:table-cell table:number-columns-repeated="2"/>
          <table:table-cell table:style-name="ce10" table:formula="of:=IF([.E13]&lt;5; 3; IF([.E13]&lt;7; 2; 1))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88"/>
        </table:table-row>
        <table:table-row table:style-name="ro2">
          <table:table-cell office:value-type="string">
            <text:p>Refractive Shield</text:p>
          </table:table-cell>
          <table:table-cell office:value-type="string">
            <text:p>I</text:p>
          </table:table-cell>
          <table:table-cell office:value-type="string">
            <text:p>Shield</text:p>
          </table:table-cell>
          <table:table-cell office:value-type="string">
            <text:p>Draw 1 card. You may attach this to any Planet you control</text:p>
          </table:table-cell>
          <table:table-cell table:style-name="ce10" office:value-type="float" office:value="4">
            <text:p>4</text:p>
          </table:table-cell>
          <table:table-cell table:style-name="ce10"/>
          <table:table-cell table:style-name="ce10" table:formula="of:=CEILING([.E14]/2;1)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0" office:value-type="float" office:value="1">
            <text:p>1</text:p>
          </table:table-cell>
          <table:table-cell table:number-columns-repeated="3" table:style-name="ce10"/>
          <table:table-cell table:style-name="ce10" office:value-type="float" office:value="2">
            <text:p>2</text:p>
          </table:table-cell>
          <table:table-cell table:number-columns-repeated="4" table:style-name="ce10"/>
          <table:table-cell table:style-name="ce10" office:value-type="float" office:value="1">
            <text:p>1</text:p>
          </table:table-cell>
          <table:table-cell table:number-columns-repeated="5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14]&gt;0;[.B$131]*[.U14];0)+IF([.U14]&gt;0;[.B$143];1)*IF([.X14]&gt;0;[.B$146];1)*IF([.O14]&gt;0;[.O14];1)*IF([.Z14]=1;[.Z14]*[.B$150];1)*([.H14]*[.B$131]+[.I14]*[.B$132]+[.J14]*[.B$133]+[.K14]*[.B$134]+[.L14]*[.B$136]+[.M14]*[.B$136]+[.N14]*[.B$137]+[.P14]*[.B$138]+[.Q14]*[.B$139]+[.R14]*[.B$140]+[.S14]*[.B$141]+[.T14]*[.B$142]+[.V14]*[.B$144]+[.W14]*[.B$145]+[.AB14]*[.B$151])" office:value-type="float" office:value="2.7">
            <text:p>2.7</text:p>
          </table:table-cell>
          <table:table-cell table:style-name="ce18" table:formula="of:=[.AC14]+[.G14]-IF([.U14]&gt;0;0;[.E14]+[.F14])" office:value-type="float" office:value="0.7">
            <text:p>0.7</text:p>
          </table:table-cell>
          <table:table-cell table:style-name="ce21" table:formula="of:=[.AD14]" office:value-type="float" office:value="0.7">
            <text:p>0.7</text:p>
          </table:table-cell>
          <table:table-cell table:number-columns-repeated="2"/>
          <table:table-cell table:style-name="ce10" table:formula="of:=IF([.E14]&lt;5; 3; IF([.E14]&lt;7; 2; 1))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88"/>
        </table:table-row>
        <table:table-row table:style-name="ro2">
          <table:table-cell office:value-type="string">
            <text:p>Varta Cruiser</text:p>
          </table:table-cell>
          <table:table-cell office:value-type="string">
            <text:p>I</text:p>
          </table:table-cell>
          <table:table-cell office:value-type="string">
            <text:p>Fleet</text:p>
          </table:table-cell>
          <table:table-cell/>
          <table:table-cell table:style-name="ce10" office:value-type="float" office:value="5">
            <text:p>5</text:p>
          </table:table-cell>
          <table:table-cell table:style-name="ce10"/>
          <table:table-cell table:style-name="ce10" table:formula="of:=CEILING([.E15]/2;1)" office:value-type="float" office:value="3">
            <text:p>3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15]&gt;0;[.B$131]*[.U15];0)+IF([.U15]&gt;0;[.B$143];1)*IF([.X15]&gt;0;[.B$146];1)*IF([.O15]&gt;0;[.O15];1)*IF([.Z15]=1;[.Z15]*[.B$150];1)*([.H15]*[.B$131]+[.I15]*[.B$132]+[.J15]*[.B$133]+[.K15]*[.B$134]+[.L15]*[.B$136]+[.M15]*[.B$136]+[.N15]*[.B$137]+[.P15]*[.B$138]+[.Q15]*[.B$139]+[.R15]*[.B$140]+[.S15]*[.B$141]+[.T15]*[.B$142]+[.V15]*[.B$144]+[.W15]*[.B$145]+[.AB15]*[.B$151])" office:value-type="float" office:value="0">
            <text:p>0.0</text:p>
          </table:table-cell>
          <table:table-cell table:style-name="ce18" table:formula="of:=[.AC15]+[.G15]-IF([.U15]&gt;0;0;[.E15]+[.F15])" office:value-type="float" office:value="-2">
            <text:p>-2.0</text:p>
          </table:table-cell>
          <table:table-cell table:style-name="ce21" table:formula="of:=[.AD15]" office:value-type="float" office:value="-2">
            <text:p>-2.0</text:p>
          </table:table-cell>
          <table:table-cell table:number-columns-repeated="2"/>
          <table:table-cell table:style-name="ce10" table:formula="of:=IF([.E15]&lt;5; 3; IF([.E15]&lt;7; 2; 1))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988"/>
        </table:table-row>
        <table:table-row table:style-name="ro2">
          <table:table-cell office:value-type="string">
            <text:p>Kshatriya Destroyer</text:p>
          </table:table-cell>
          <table:table-cell office:value-type="string">
            <text:p>I</text:p>
          </table:table-cell>
          <table:table-cell office:value-type="string">
            <text:p>Fleet</text:p>
          </table:table-cell>
          <table:table-cell office:value-type="string">
            <text:p>Once per turn: gain 1 Strength for each Energy you have. You do not pay Energy for this effect</text:p>
          </table:table-cell>
          <table:table-cell table:style-name="ce10" office:value-type="float" office:value="6">
            <text:p>6</text:p>
          </table:table-cell>
          <table:table-cell table:style-name="ce10"/>
          <table:table-cell table:style-name="ce10" table:formula="of:=CEILING([.E16]/2;1)" office:value-type="float" office:value="3">
            <text:p>3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16]&gt;0;[.B$131]*[.U16];0)+IF([.U16]&gt;0;[.B$143];1)*IF([.X16]&gt;0;[.B$146];1)*IF([.O16]&gt;0;[.O16];1)*IF([.Z16]=1;[.Z16]*[.B$150];1)*([.H16]*[.B$131]+[.I16]*[.B$132]+[.J16]*[.B$133]+[.K16]*[.B$134]+[.L16]*[.B$136]+[.M16]*[.B$136]+[.N16]*[.B$137]+[.P16]*[.B$138]+[.Q16]*[.B$139]+[.R16]*[.B$140]+[.S16]*[.B$141]+[.T16]*[.B$142]+[.V16]*[.B$144]+[.W16]*[.B$145]+[.AB16]*[.B$151])" office:value-type="float" office:value="0">
            <text:p>0.0</text:p>
          </table:table-cell>
          <table:table-cell table:style-name="ce18" table:formula="of:=[.AC16]+[.G16]-IF([.U16]&gt;0;0;[.E16]+[.F16])" office:value-type="float" office:value="-3">
            <text:p>-3.0</text:p>
          </table:table-cell>
          <table:table-cell table:style-name="ce21" table:formula="of:=[.AD16]" office:value-type="float" office:value="-3">
            <text:p>-3.0</text:p>
          </table:table-cell>
          <table:table-cell table:number-columns-repeated="2"/>
          <table:table-cell table:style-name="ce10" table:formula="of:=IF([.E16]&lt;5; 3; IF([.E16]&lt;7; 2; 1))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988"/>
        </table:table-row>
        <table:table-row table:style-name="ro2">
          <table:table-cell office:value-type="string">
            <text:p>Shiva Cannon</text:p>
          </table:table-cell>
          <table:table-cell office:value-type="string">
            <text:p>I</text:p>
          </table:table-cell>
          <table:table-cell office:value-type="string">
            <text:p>Ship</text:p>
          </table:table-cell>
          <table:table-cell office:value-type="string">
            <text:p>Pay X Energy. Reduce the Strength cost of all Monsters, Planets, and Mercenaries by X this turn</text:p>
          </table:table-cell>
          <table:table-cell table:style-name="ce10" office:value-type="float" office:value="7">
            <text:p>7</text:p>
          </table:table-cell>
          <table:table-cell table:style-name="ce10"/>
          <table:table-cell table:style-name="ce10" table:formula="of:=CEILING([.E17]/2;1)" office:value-type="float" office:value="4">
            <text:p>4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17]&gt;0;[.B$131]*[.U17];0)+IF([.U17]&gt;0;[.B$143];1)*IF([.X17]&gt;0;[.B$146];1)*IF([.O17]&gt;0;[.O17];1)*IF([.Z17]=1;[.Z17]*[.B$150];1)*([.H17]*[.B$131]+[.I17]*[.B$132]+[.J17]*[.B$133]+[.K17]*[.B$134]+[.L17]*[.B$136]+[.M17]*[.B$136]+[.N17]*[.B$137]+[.P17]*[.B$138]+[.Q17]*[.B$139]+[.R17]*[.B$140]+[.S17]*[.B$141]+[.T17]*[.B$142]+[.V17]*[.B$144]+[.W17]*[.B$145]+[.AB17]*[.B$151])" office:value-type="float" office:value="0">
            <text:p>0.0</text:p>
          </table:table-cell>
          <table:table-cell table:style-name="ce18" table:formula="of:=[.AC17]+[.G17]-IF([.U17]&gt;0;0;[.E17]+[.F17])" office:value-type="float" office:value="-3">
            <text:p>-3.0</text:p>
          </table:table-cell>
          <table:table-cell table:style-name="ce21" table:formula="of:=[.AD17]" office:value-type="float" office:value="-3">
            <text:p>-3.0</text:p>
          </table:table-cell>
          <table:table-cell table:number-columns-repeated="2"/>
          <table:table-cell table:style-name="ce10" table:formula="of:=IF([.E17]&lt;5; 3; IF([.E17]&lt;7; 2; 1))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988"/>
        </table:table-row>
        <table:table-row table:style-name="ro2">
          <table:table-cell office:value-type="string">
            <text:p>Heavy Bombardment</text:p>
          </table:table-cell>
          <table:table-cell office:value-type="string">
            <text:p>I</text:p>
          </table:table-cell>
          <table:table-cell office:value-type="string">
            <text:p>Fleet</text:p>
          </table:table-cell>
          <table:table-cell office:value-type="string">
            <text:p>Pay X Energy. Gain 2 Strength for each Energy paid</text:p>
          </table:table-cell>
          <table:table-cell table:style-name="ce10" office:value-type="float" office:value="8">
            <text:p>8</text:p>
          </table:table-cell>
          <table:table-cell table:style-name="ce10"/>
          <table:table-cell table:style-name="ce10" table:formula="of:=CEILING([.E18]/2;1)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number-columns-repeated="4" table:style-name="ce10"/>
          <table:table-cell table:style-name="ce10" office:value-type="float" office:value="3">
            <text:p>3</text:p>
          </table:table-cell>
          <table:table-cell table:number-columns-repeated="9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18]&gt;0;[.B$131]*[.U18];0)+IF([.U18]&gt;0;[.B$143];1)*IF([.X18]&gt;0;[.B$146];1)*IF([.O18]&gt;0;[.O18];1)*IF([.Z18]=1;[.Z18]*[.B$150];1)*([.H18]*[.B$131]+[.I18]*[.B$132]+[.J18]*[.B$133]+[.K18]*[.B$134]+[.L18]*[.B$136]+[.M18]*[.B$136]+[.N18]*[.B$137]+[.P18]*[.B$138]+[.Q18]*[.B$139]+[.R18]*[.B$140]+[.S18]*[.B$141]+[.T18]*[.B$142]+[.V18]*[.B$144]+[.W18]*[.B$145]+[.AB18]*[.B$151])" office:value-type="float" office:value="6.9">
            <text:p>6.9</text:p>
          </table:table-cell>
          <table:table-cell table:style-name="ce18" table:formula="of:=[.AC18]+[.G18]-IF([.U18]&gt;0;0;[.E18]+[.F18])" office:value-type="float" office:value="2.9">
            <text:p>2.9</text:p>
          </table:table-cell>
          <table:table-cell table:style-name="ce21" table:formula="of:=[.AD18]" office:value-type="float" office:value="2.9">
            <text:p>2.9</text:p>
          </table:table-cell>
          <table:table-cell table:number-columns-repeated="2"/>
          <table:table-cell table:style-name="ce10" table:formula="of:=IF([.E18]&lt;5; 3; IF([.E18]&lt;7; 2; 1))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988"/>
        </table:table-row>
        <table:table-row table:style-name="ro2">
          <table:table-cell office:value-type="string">
            <text:p>Quasar Death Laser</text:p>
          </table:table-cell>
          <table:table-cell office:value-type="string">
            <text:p>I</text:p>
          </table:table-cell>
          <table:table-cell office:value-type="string">
            <text:p>Ship</text:p>
          </table:table-cell>
          <table:table-cell office:value-type="string">
            <text:p>Remove a planet from play. Immediately gain Reward equal to its Reward</text:p>
          </table:table-cell>
          <table:table-cell table:style-name="ce10" office:value-type="float" office:value="9">
            <text:p>9</text:p>
          </table:table-cell>
          <table:table-cell table:style-name="ce10"/>
          <table:table-cell table:style-name="ce10" table:formula="of:=CEILING([.E19]/2;1)" office:value-type="float" office:value="5">
            <text:p>5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5" table:formula="of:=[.G95]" office:value-type="float" office:value="5">
            <text:p>5.0</text:p>
          </table:table-cell>
          <table:table-cell table:style-name="ce15" table:formula="of:=IF([.U19]&gt;0;[.B$131]*[.U19];0)+IF([.U19]&gt;0;[.B$143];1)*IF([.X19]&gt;0;[.B$146];1)*IF([.O19]&gt;0;[.O19];1)*IF([.Z19]=1;[.Z19]*[.B$150];1)*([.H19]*[.B$131]+[.I19]*[.B$132]+[.J19]*[.B$133]+[.K19]*[.B$134]+[.L19]*[.B$136]+[.M19]*[.B$136]+[.N19]*[.B$137]+[.P19]*[.B$138]+[.Q19]*[.B$139]+[.R19]*[.B$140]+[.S19]*[.B$141]+[.T19]*[.B$142]+[.V19]*[.B$144]+[.W19]*[.B$145]+[.AB19]*[.B$151])" office:value-type="float" office:value="5">
            <text:p>5.0</text:p>
          </table:table-cell>
          <table:table-cell table:style-name="ce18" table:formula="of:=[.AC19]+[.G19]-IF([.U19]&gt;0;0;[.E19]+[.F19])" office:value-type="float" office:value="1">
            <text:p>1.0</text:p>
          </table:table-cell>
          <table:table-cell table:style-name="ce21" table:formula="of:=[.AD19]" office:value-type="float" office:value="1">
            <text:p>1.0</text:p>
          </table:table-cell>
          <table:table-cell table:number-columns-repeated="2"/>
          <table:table-cell table:style-name="ce10" table:formula="of:=IF([.E19]&lt;5; 3; IF([.E19]&lt;7; 2; 1))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988"/>
        </table:table-row>
        <table:table-row table:style-name="ro2">
          <table:table-cell table:style-name="ce2" office:value-type="string">
            <text:p>Imperium Total</text:p>
          </table:table-cell>
          <table:table-cell table:style-name="ce7" table:number-columns-repeated="3"/>
          <table:table-cell table:number-columns-repeated="3" table:style-name="ce11"/>
          <table:table-cell table:style-name="ce11" table:formula="of:=SUM([.H8:.H19])" office:value-type="float" office:value="5">
            <text:p>5</text:p>
          </table:table-cell>
          <table:table-cell table:style-name="ce11" table:formula="of:=SUM([.I8:.I19])" office:value-type="float" office:value="1">
            <text:p>1</text:p>
          </table:table-cell>
          <table:table-cell table:style-name="ce11" table:formula="of:=SUM([.J8:.J19])" office:value-type="float" office:value="11">
            <text:p>11</text:p>
          </table:table-cell>
          <table:table-cell table:style-name="ce11" table:formula="of:=SUM([.K8:.K19])" office:value-type="float" office:value="1">
            <text:p>1</text:p>
          </table:table-cell>
          <table:table-cell table:style-name="ce11" table:formula="of:=SUM([.L8:.L19])" office:value-type="float" office:value="0">
            <text:p>0</text:p>
          </table:table-cell>
          <table:table-cell table:style-name="ce11" table:formula="of:=SUM([.M8:.M19])" office:value-type="float" office:value="0">
            <text:p>0</text:p>
          </table:table-cell>
          <table:table-cell table:style-name="ce11" table:formula="of:=SUM([.N8:.N19])" office:value-type="float" office:value="2">
            <text:p>2</text:p>
          </table:table-cell>
          <table:table-cell table:style-name="ce11" table:formula="of:=SUM([.O8:.O19])" office:value-type="float" office:value="3">
            <text:p>3</text:p>
          </table:table-cell>
          <table:table-cell table:style-name="ce11" table:formula="of:=SUM([.P8:.P19])" office:value-type="float" office:value="0">
            <text:p>0</text:p>
          </table:table-cell>
          <table:table-cell table:style-name="ce11" table:formula="of:=SUM([.Q8:.Q19])" office:value-type="float" office:value="0">
            <text:p>0</text:p>
          </table:table-cell>
          <table:table-cell table:style-name="ce11" table:formula="of:=SUM([.R8:.R19])" office:value-type="float" office:value="0">
            <text:p>0</text:p>
          </table:table-cell>
          <table:table-cell table:style-name="ce11" table:formula="of:=SUM([.S8:.S19])" office:value-type="float" office:value="1">
            <text:p>1</text:p>
          </table:table-cell>
          <table:table-cell table:style-name="ce11" table:formula="of:=SUM([.T8:.T19])" office:value-type="float" office:value="0">
            <text:p>0</text:p>
          </table:table-cell>
          <table:table-cell table:style-name="ce11" table:formula="of:=SUM([.U8:.U19])" office:value-type="float" office:value="1">
            <text:p>1</text:p>
          </table:table-cell>
          <table:table-cell table:style-name="ce11" table:formula="of:=SUM([.V8:.V19])" office:value-type="float" office:value="1">
            <text:p>1</text:p>
          </table:table-cell>
          <table:table-cell table:style-name="ce11" table:formula="of:=SUM([.W8:.W19])" office:value-type="float" office:value="0">
            <text:p>0</text:p>
          </table:table-cell>
          <table:table-cell table:style-name="ce11" table:formula="of:=SUM([.X8:.X19])" office:value-type="float" office:value="0">
            <text:p>0</text:p>
          </table:table-cell>
          <table:table-cell table:style-name="ce11" table:formula="of:=SUM([.Y8:.Y19])" office:value-type="float" office:value="1">
            <text:p>1</text:p>
          </table:table-cell>
          <table:table-cell table:style-name="ce11" table:formula="of:=SUM([.Z8:.Z19])" office:value-type="float" office:value="1">
            <text:p>1</text:p>
          </table:table-cell>
          <table:table-cell table:style-name="ce11"/>
          <table:table-cell table:style-name="ce16" table:formula="of:=SUM([.AB8:.AB19])" office:value-type="float" office:value="5">
            <text:p>5.0</text:p>
          </table:table-cell>
          <table:table-cell table:style-name="ce15" table:formula="of:=IF([.U20]&gt;0;[.B$131]*[.U20];0)+IF([.U20]&gt;0;[.B$143];1)*IF([.X20]&gt;0;[.B$146];1)*IF([.O20]&gt;0;[.O20];1)*IF([.Z20]=1;[.Z20]*[.B$150];1)*([.H20]*[.B$131]+[.I20]*[.B$132]+[.J20]*[.B$133]+[.K20]*[.B$134]+[.L20]*[.B$136]+[.M20]*[.B$136]+[.N20]*[.B$137]+[.P20]*[.B$138]+[.Q20]*[.B$139]+[.R20]*[.B$140]+[.S20]*[.B$141]+[.T20]*[.B$142]+[.V20]*[.B$144]+[.W20]*[.B$145]+[.AB20]*[.B$151])" office:value-type="float" office:value="12.61">
            <text:p>12.6</text:p>
          </table:table-cell>
          <table:table-cell table:style-name="ce18" table:formula="of:=[.AC20]+[.G20]-IF([.U20]&gt;0;0;[.E20]+[.F20])" office:value-type="float" office:value="12.61">
            <text:p>12.6</text:p>
          </table:table-cell>
          <table:table-cell table:style-name="ce21" table:formula="of:=[.AD20]" office:value-type="float" office:value="12.61">
            <text:p>12.6</text:p>
          </table:table-cell>
          <table:table-cell table:number-columns-repeated="2"/>
          <table:table-cell table:style-name="ce11" table:formula="of:=SUM([.AH8:.AH19])" office:value-type="float" office:value="22">
            <text:p>22</text:p>
          </table:table-cell>
          <table:table-cell table:number-columns-repeated="989"/>
        </table:table-row>
        <table:table-row-group>
          <table:table-row table:style-name="ro2">
            <table:table-cell office:value-type="string">
              <text:p>Sparky</text:p>
            </table:table-cell>
            <table:table-cell office:value-type="string">
              <text:p>BB</text:p>
            </table:table-cell>
            <table:table-cell office:value-type="string">
              <text:p>Ship</text:p>
            </table:table-cell>
            <table:table-cell table:style-name="ce9" office:value-type="string">
              <text:p>Draw 1</text:p>
            </table:table-cell>
            <table:table-cell table:style-name="ce10" office:value-type="float" office:value="1">
              <text:p>1</text:p>
            </table:table-cell>
            <table:table-cell table:style-name="ce10"/>
            <table:table-cell table:style-name="ce10" table:formula="of:=CEILING([.E21]/2;1)" office:value-type="float" office:value="1">
              <text:p>1</text:p>
            </table:table-cell>
            <table:table-cell table:number-columns-repeated="11" table:style-name="ce10"/>
            <table:table-cell table:style-name="ce10" office:value-type="float" office:value="1">
              <text:p>1</text:p>
            </table:table-cell>
            <table:table-cell table:number-columns-repeated="5" table:style-name="ce10"/>
            <table:table-cell table:style-name="ce10"/>
            <table:table-cell table:style-name="ce10"/>
            <table:table-cell table:style-name="ce10"/>
            <table:table-cell table:style-name="ce15"/>
            <table:table-cell table:style-name="ce15" table:formula="of:=IF([.U21]&gt;0;[.B$131]*[.U21];0)+IF([.U21]&gt;0;[.B$143];1)*IF([.X21]&gt;0;[.B$146];1)*IF([.O21]&gt;0;[.O21];1)*IF([.Z21]=1;[.Z21]*[.B$150];1)*([.H21]*[.B$131]+[.I21]*[.B$132]+[.J21]*[.B$133]+[.K21]*[.B$134]+[.L21]*[.B$136]+[.M21]*[.B$136]+[.N21]*[.B$137]+[.P21]*[.B$138]+[.Q21]*[.B$139]+[.R21]*[.B$140]+[.S21]*[.B$141]+[.T21]*[.B$142]+[.V21]*[.B$144]+[.W21]*[.B$145]+[.AB21]*[.B$151])" office:value-type="float" office:value="0.8">
              <text:p>0.8</text:p>
            </table:table-cell>
            <table:table-cell table:style-name="ce18" table:formula="of:=[.AC21]+[.G21]-IF([.U21]&gt;0;0;[.E21]+[.F21])" office:value-type="float" office:value="0.8">
              <text:p>0.8</text:p>
            </table:table-cell>
            <table:table-cell table:style-name="ce21" table:formula="of:=[.AD21]+[.AD22]" office:value-type="float" office:value="0.88">
              <text:p>0.9</text:p>
            </table:table-cell>
            <table:table-cell table:number-columns-repeated="2"/>
            <table:table-cell table:style-name="ce25" table:formula="of:=IF([.E21]&lt;5; 3; IF([.E21]&lt;7; 2; 1))" office:value-type="float" office:value="3">
              <text:p>3</text:p>
            </table:table-cell>
            <table:table-cell office:value-type="float" office:value="1">
              <text:p>1</text:p>
            </table:table-cell>
            <table:table-cell table:number-columns-repeated="988"/>
          </table:table-row>
          <table:table-row table:style-name="ro2">
            <table:table-cell table:style-name="ce1" office:value-type="string">
              <text:p>Ally</text:p>
            </table:table-cell>
            <table:table-cell office:value-type="string">
              <text:p>BB</text:p>
            </table:table-cell>
            <table:table-cell office:value-type="string">
              <text:p>Ability</text:p>
            </table:table-cell>
            <table:table-cell office:value-type="string">
              <text:p>Draw 1</text:p>
            </table:table-cell>
            <table:table-cell table:number-columns-repeated="14" table:style-name="ce10"/>
            <table:table-cell table:number-columns-repeated="2" table:style-name="ce10" office:value-type="float" office:value="1">
              <text:p>1</text:p>
            </table:table-cell>
            <table:table-cell table:number-columns-repeated="4" table:style-name="ce10"/>
            <table:table-cell table:style-name="ce10"/>
            <table:table-cell table:style-name="ce10" office:value-type="float" office:value="1">
              <text:p>1</text:p>
            </table:table-cell>
            <table:table-cell table:style-name="ce10"/>
            <table:table-cell table:style-name="ce15"/>
            <table:table-cell table:style-name="ce15" table:formula="of:=IF([.U22]&gt;0;[.B$131]*[.U22];0)+IF([.U22]&gt;0;[.B$143];1)*IF([.X22]&gt;0;[.B$146];1)*IF([.O22]&gt;0;[.O22];1)*IF([.Z22]=1;[.Z22]*[.B$150];1)*([.H22]*[.B$131]+[.I22]*[.B$132]+[.J22]*[.B$133]+[.K22]*[.B$134]+[.L22]*[.B$136]+[.M22]*[.B$136]+[.N22]*[.B$137]+[.P22]*[.B$138]+[.Q22]*[.B$139]+[.R22]*[.B$140]+[.S22]*[.B$141]+[.T22]*[.B$142]+[.V22]*[.B$144]+[.W22]*[.B$145]+[.AB22]*[.B$151])" office:value-type="float" office:value="0.08">
              <text:p>0.1</text:p>
            </table:table-cell>
            <table:table-cell table:style-name="ce18" table:formula="of:=[.AC22]+[.G22]-IF([.U22]&gt;0;0;[.E22]+[.F22])" office:value-type="float" office:value="0.08">
              <text:p>0.1</text:p>
            </table:table-cell>
            <table:table-cell table:style-name="ce21"/>
            <table:table-cell table:number-columns-repeated="2"/>
            <table:table-cell table:style-name="ce25"/>
            <table:table-cell office:value-type="float" office:value="1">
              <text:p>1</text:p>
            </table:table-cell>
            <table:table-cell table:number-columns-repeated="988"/>
          </table:table-row>
        </table:table-row-group>
        <table:table-row table:style-name="ro2">
          <table:table-cell office:value-type="string">
            <text:p>Recon Bot</text:p>
          </table:table-cell>
          <table:table-cell office:value-type="string">
            <text:p>BB</text:p>
          </table:table-cell>
          <table:table-cell office:value-type="string">
            <text:p>Ship</text:p>
          </table:table-cell>
          <table:table-cell office:value-type="string">
            <text:p>Gain 1 Energy and draw a card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10" table:formula="of:=CEILING([.E23]/2;1)" office:value-type="float" office:value="1">
            <text:p>1</text:p>
          </table:table-cell>
          <table:table-cell table:number-columns-repeated="3" table:style-name="ce10"/>
          <table:table-cell table:style-name="ce10" office:value-type="float" office:value="1">
            <text:p>1</text:p>
          </table:table-cell>
          <table:table-cell table:number-columns-repeated="7" table:style-name="ce10"/>
          <table:table-cell table:style-name="ce10" office:value-type="float" office:value="1">
            <text:p>1</text:p>
          </table:table-cell>
          <table:table-cell table:number-columns-repeated="5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23]&gt;0;[.B$131]*[.U23];0)+IF([.U23]&gt;0;[.B$143];1)*IF([.X23]&gt;0;[.B$146];1)*IF([.O23]&gt;0;[.O23];1)*IF([.Z23]=1;[.Z23]*[.B$150];1)*([.H23]*[.B$131]+[.I23]*[.B$132]+[.J23]*[.B$133]+[.K23]*[.B$134]+[.L23]*[.B$136]+[.M23]*[.B$136]+[.N23]*[.B$137]+[.P23]*[.B$138]+[.Q23]*[.B$139]+[.R23]*[.B$140]+[.S23]*[.B$141]+[.T23]*[.B$142]+[.V23]*[.B$144]+[.W23]*[.B$145]+[.AB23]*[.B$151])" office:value-type="float" office:value="1.55">
            <text:p>1.6</text:p>
          </table:table-cell>
          <table:table-cell table:style-name="ce18" table:formula="of:=[.AC23]+[.G23]-IF([.U23]&gt;0;0;[.E23]+[.F23])" office:value-type="float" office:value="0.55">
            <text:p>0.5</text:p>
          </table:table-cell>
          <table:table-cell table:style-name="ce21" table:formula="of:=[.AD23]" office:value-type="float" office:value="0.55">
            <text:p>0.5</text:p>
          </table:table-cell>
          <table:table-cell table:number-columns-repeated="2"/>
          <table:table-cell table:style-name="ce25" table:formula="of:=IF([.E23]&lt;5; 3; IF([.E23]&lt;7; 2; 1))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88"/>
        </table:table-row>
        <table:table-row table:style-name="ro4">
          <table:table-cell table:style-name="ce1" office:value-type="string">
            <text:p>Ally</text:p>
          </table:table-cell>
          <table:table-cell office:value-type="string">
            <text:p>BB</text:p>
          </table:table-cell>
          <table:table-cell office:value-type="string">
            <text:p>Ability</text:p>
          </table:table-cell>
          <table:table-cell office:value-type="string">
            <text:p>Gain 1 Energy</text:p>
          </table:table-cell>
          <table:table-cell table:style-name="ce10" table:number-columns-repeated="6"/>
          <table:table-cell table:style-name="ce10" office:value-type="float" office:value="1">
            <text:p>1</text:p>
          </table:table-cell>
          <table:table-cell table:style-name="ce10" table:number-columns-repeated="16"/>
          <table:table-cell table:style-name="ce15" table:number-columns-repeated="2"/>
          <table:table-cell table:style-name="ce18"/>
          <table:table-cell table:style-name="ce21"/>
          <table:table-cell table:number-columns-repeated="2"/>
          <table:table-cell table:style-name="ce25"/>
          <table:table-cell office:value-type="float" office:value="1">
            <text:p>1</text:p>
          </table:table-cell>
          <table:table-cell table:number-columns-repeated="988"/>
        </table:table-row>
        <table:table-row table:style-name="ro2">
          <table:table-cell office:value-type="string">
            <text:p>343<text:span text:style-name="T1">rd</text:span> Battalion</text:p>
          </table:table-cell>
          <table:table-cell office:value-type="string">
            <text:p>BB</text:p>
          </table:table-cell>
          <table:table-cell office:value-type="string">
            <text:p>Fleet</text:p>
          </table:table-cell>
          <table:table-cell/>
          <table:table-cell table:style-name="ce10" office:value-type="float" office:value="3">
            <text:p>3</text:p>
          </table:table-cell>
          <table:table-cell table:style-name="ce10"/>
          <table:table-cell table:style-name="ce10" table:formula="of:=CEILING([.E25]/2;1)" office:value-type="float" office:value="2">
            <text:p>2</text:p>
          </table:table-cell>
          <table:table-cell table:number-columns-repeated="2" table:style-name="ce10"/>
          <table:table-cell table:style-name="ce10" office:value-type="float" office:value="1">
            <text:p>1</text:p>
          </table:table-cell>
          <table:table-cell table:number-columns-repeated="14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25]&gt;0;[.B$131]*[.U25];0)+IF([.U25]&gt;0;[.B$143];1)*IF([.X25]&gt;0;[.B$146];1)*IF([.O25]&gt;0;[.O25];1)*IF([.Z25]=1;[.Z25]*[.B$150];1)*([.H25]*[.B$131]+[.I25]*[.B$132]+[.J25]*[.B$133]+[.K25]*[.B$134]+[.L25]*[.B$136]+[.M25]*[.B$136]+[.N25]*[.B$137]+[.P25]*[.B$138]+[.Q25]*[.B$139]+[.R25]*[.B$140]+[.S25]*[.B$141]+[.T25]*[.B$142]+[.V25]*[.B$144]+[.W25]*[.B$145]+[.AB25]*[.B$151])" office:value-type="float" office:value="1.4">
            <text:p>1.4</text:p>
          </table:table-cell>
          <table:table-cell table:style-name="ce18" table:formula="of:=[.AC25]+[.G25]-IF([.U25]&gt;0;0;[.E25]+[.F25])" office:value-type="float" office:value="0.4">
            <text:p>0.4</text:p>
          </table:table-cell>
          <table:table-cell table:style-name="ce21" table:formula="of:=[.AD25]" office:value-type="float" office:value="0.4">
            <text:p>0.4</text:p>
          </table:table-cell>
          <table:table-cell table:number-columns-repeated="2"/>
          <table:table-cell table:style-name="ce25" table:formula="of:=IF([.E25]&lt;5; 3; IF([.E25]&lt;7; 2; 1))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88"/>
        </table:table-row>
        <table:table-row table:style-name="ro2">
          <table:table-cell office:value-type="string">
            <text:p>Sol Cruiser</text:p>
          </table:table-cell>
          <table:table-cell office:value-type="string">
            <text:p>BB</text:p>
          </table:table-cell>
          <table:table-cell office:value-type="string">
            <text:p>Ship</text:p>
          </table:table-cell>
          <table:table-cell/>
          <table:table-cell table:style-name="ce10" office:value-type="float" office:value="4">
            <text:p>4</text:p>
          </table:table-cell>
          <table:table-cell table:style-name="ce10"/>
          <table:table-cell table:style-name="ce10" table:formula="of:=CEILING([.E26]/2;1)" office:value-type="float" office:value="2">
            <text:p>2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26]&gt;0;[.B$131]*[.U26];0)+IF([.U26]&gt;0;[.B$143];1)*IF([.X26]&gt;0;[.B$146];1)*IF([.O26]&gt;0;[.O26];1)*IF([.Z26]=1;[.Z26]*[.B$150];1)*([.H26]*[.B$131]+[.I26]*[.B$132]+[.J26]*[.B$133]+[.K26]*[.B$134]+[.L26]*[.B$136]+[.M26]*[.B$136]+[.N26]*[.B$137]+[.P26]*[.B$138]+[.Q26]*[.B$139]+[.R26]*[.B$140]+[.S26]*[.B$141]+[.T26]*[.B$142]+[.V26]*[.B$144]+[.W26]*[.B$145]+[.AB26]*[.B$151])" office:value-type="float" office:value="0">
            <text:p>0.0</text:p>
          </table:table-cell>
          <table:table-cell table:style-name="ce18" table:formula="of:=[.AC26]+[.G26]-IF([.U26]&gt;0;0;[.E26]+[.F26])" office:value-type="float" office:value="-2">
            <text:p>-2.0</text:p>
          </table:table-cell>
          <table:table-cell table:style-name="ce21" table:formula="of:=[.AD26]" office:value-type="float" office:value="-2">
            <text:p>-2.0</text:p>
          </table:table-cell>
          <table:table-cell table:number-columns-repeated="2"/>
          <table:table-cell table:style-name="ce25" table:formula="of:=IF([.E26]&lt;5; 3; IF([.E26]&lt;7; 2; 1))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88"/>
        </table:table-row>
        <table:table-row table:style-name="ro2">
          <table:table-cell/>
          <table:table-cell office:value-type="string">
            <text:p>BB</text:p>
          </table:table-cell>
          <table:table-cell table:number-columns-repeated="2"/>
          <table:table-cell table:number-columns-repeated="20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27]&gt;0;[.B$131]*[.U27];0)+IF([.U27]&gt;0;[.B$143];1)*IF([.X27]&gt;0;[.B$146];1)*IF([.O27]&gt;0;[.O27];1)*IF([.Z27]=1;[.Z27]*[.B$150];1)*([.H27]*[.B$131]+[.I27]*[.B$132]+[.J27]*[.B$133]+[.K27]*[.B$134]+[.L27]*[.B$136]+[.M27]*[.B$136]+[.N27]*[.B$137]+[.P27]*[.B$138]+[.Q27]*[.B$139]+[.R27]*[.B$140]+[.S27]*[.B$141]+[.T27]*[.B$142]+[.V27]*[.B$144]+[.W27]*[.B$145]+[.AB27]*[.B$151])" office:value-type="float" office:value="0">
            <text:p>0.0</text:p>
          </table:table-cell>
          <table:table-cell table:style-name="ce18" table:formula="of:=[.AC27]+[.G27]-IF([.U27]&gt;0;0;[.E27]+[.F27])" office:value-type="float" office:value="0">
            <text:p>0.0</text:p>
          </table:table-cell>
          <table:table-cell table:style-name="ce21"/>
          <table:table-cell table:number-columns-repeated="2"/>
          <table:table-cell table:style-name="ce25"/>
          <table:table-cell office:value-type="float" office:value="1">
            <text:p>1</text:p>
          </table:table-cell>
          <table:table-cell table:number-columns-repeated="988"/>
        </table:table-row>
        <table:table-row-group>
          <table:table-row table:style-name="ro2">
            <table:table-cell table:style-name="ce3" office:value-type="string">
              <text:p>Hades Battlebot</text:p>
            </table:table-cell>
            <table:table-cell office:value-type="string">
              <text:p>BB</text:p>
            </table:table-cell>
            <table:table-cell office:value-type="string">
              <text:p>Ship</text:p>
            </table:table-cell>
            <table:table-cell office:value-type="string">
              <text:p>Pay 2 Energy to gain 4 Strength</text:p>
            </table:table-cell>
            <table:table-cell table:style-name="ce10" office:value-type="float" office:value="5">
              <text:p>5</text:p>
            </table:table-cell>
            <table:table-cell table:style-name="ce10"/>
            <table:table-cell table:style-name="ce10" table:formula="of:=CEILING([.E28]/2;1)" office:value-type="float" office:value="3">
              <text:p>3</text:p>
            </table:table-cell>
            <table:table-cell table:style-name="ce10" office:value-type="float" office:value="2">
              <text:p>2</text:p>
            </table:table-cell>
            <table:table-cell table:style-name="ce10"/>
            <table:table-cell table:style-name="ce10" office:value-type="float" office:value="4">
              <text:p>4</text:p>
            </table:table-cell>
            <table:table-cell table:number-columns-repeated="14" table:style-name="ce10"/>
            <table:table-cell table:style-name="ce10"/>
            <table:table-cell table:style-name="ce10"/>
            <table:table-cell table:style-name="ce10"/>
            <table:table-cell table:style-name="ce15"/>
            <table:table-cell table:style-name="ce15" table:formula="of:=IF([.U28]&gt;0;[.B$131]*[.U28];0)+IF([.U28]&gt;0;[.B$143];1)*IF([.X28]&gt;0;[.B$146];1)*IF([.O28]&gt;0;[.O28];1)*IF([.Z28]=1;[.Z28]*[.B$150];1)*([.H28]*[.B$131]+[.I28]*[.B$132]+[.J28]*[.B$133]+[.K28]*[.B$134]+[.L28]*[.B$136]+[.M28]*[.B$136]+[.N28]*[.B$137]+[.P28]*[.B$138]+[.Q28]*[.B$139]+[.R28]*[.B$140]+[.S28]*[.B$141]+[.T28]*[.B$142]+[.V28]*[.B$144]+[.W28]*[.B$145]+[.AB28]*[.B$151])" office:value-type="float" office:value="4.6">
              <text:p>4.6</text:p>
            </table:table-cell>
            <table:table-cell table:style-name="ce18" table:formula="of:=[.AC28]+[.G28]-IF([.U28]&gt;0;0;[.E28]+[.F28])" office:value-type="float" office:value="2.6">
              <text:p>2.6</text:p>
            </table:table-cell>
            <table:table-cell table:style-name="ce21" table:formula="of:=[.AD28]+[.AD29]" office:value-type="float" office:value="3.24">
              <text:p>3.2</text:p>
            </table:table-cell>
            <table:table-cell table:number-columns-repeated="2"/>
            <table:table-cell table:style-name="ce25" table:formula="of:=IF([.E28]&lt;5; 3; IF([.E28]&lt;7; 2; 1))" office:value-type="float" office:value="2">
              <text:p>2</text:p>
            </table:table-cell>
            <table:table-cell office:value-type="float" office:value="1">
              <text:p>1</text:p>
            </table:table-cell>
            <table:table-cell table:number-columns-repeated="988"/>
          </table:table-row>
          <table:table-row table:style-name="ro2">
            <table:table-cell table:style-name="ce4" office:value-type="string">
              <text:p>Ally</text:p>
            </table:table-cell>
            <table:table-cell office:value-type="string">
              <text:p>BB</text:p>
            </table:table-cell>
            <table:table-cell office:value-type="string">
              <text:p>Ally</text:p>
            </table:table-cell>
            <table:table-cell office:value-type="string">
              <text:p>Draw 2 Cards</text:p>
            </table:table-cell>
            <table:table-cell table:number-columns-repeated="14" table:style-name="ce10"/>
            <table:table-cell table:style-name="ce10" office:value-type="float" office:value="2">
              <text:p>2</text:p>
            </table:table-cell>
            <table:table-cell table:number-columns-repeated="5" table:style-name="ce10"/>
            <table:table-cell table:style-name="ce10"/>
            <table:table-cell table:style-name="ce10" office:value-type="float" office:value="1">
              <text:p>1</text:p>
            </table:table-cell>
            <table:table-cell table:style-name="ce10"/>
            <table:table-cell table:style-name="ce15"/>
            <table:table-cell table:style-name="ce15" table:formula="of:=IF([.U29]&gt;0;[.B$131]*[.U29];0)+IF([.U29]&gt;0;[.B$143];1)*IF([.X29]&gt;0;[.B$146];1)*IF([.O29]&gt;0;[.O29];1)*IF([.Z29]=1;[.Z29]*[.B$150];1)*([.H29]*[.B$131]+[.I29]*[.B$132]+[.J29]*[.B$133]+[.K29]*[.B$134]+[.L29]*[.B$136]+[.M29]*[.B$136]+[.N29]*[.B$137]+[.P29]*[.B$138]+[.Q29]*[.B$139]+[.R29]*[.B$140]+[.S29]*[.B$141]+[.T29]*[.B$142]+[.V29]*[.B$144]+[.W29]*[.B$145]+[.AB29]*[.B$151])" office:value-type="float" office:value="0.64">
              <text:p>0.6</text:p>
            </table:table-cell>
            <table:table-cell table:style-name="ce18" table:formula="of:=[.AC29]+[.G29]-IF([.U29]&gt;0;0;[.E29]+[.F29])" office:value-type="float" office:value="0.64">
              <text:p>0.6</text:p>
            </table:table-cell>
            <table:table-cell table:style-name="ce21"/>
            <table:table-cell table:number-columns-repeated="2"/>
            <table:table-cell table:style-name="ce25"/>
            <table:table-cell office:value-type="float" office:value="1">
              <text:p>1</text:p>
            </table:table-cell>
            <table:table-cell table:number-columns-repeated="988"/>
          </table:table-row>
        </table:table-row-group>
        <table:table-row-group>
          <table:table-row table:style-name="ro2">
            <table:table-cell office:value-type="string">
              <text:p>Titanic Mega-Crusher</text:p>
            </table:table-cell>
            <table:table-cell office:value-type="string">
              <text:p>BB</text:p>
            </table:table-cell>
            <table:table-cell office:value-type="string">
              <text:p>Ship</text:p>
            </table:table-cell>
            <table:table-cell office:value-type="string">
              <text:p>Pay 3 Energy to gain 5 Strength. Upgrade: You may pay 3 Energy to upgrade this into Olympic Crusher</text:p>
            </table:table-cell>
            <table:table-cell table:style-name="ce10" office:value-type="float" office:value="6">
              <text:p>6</text:p>
            </table:table-cell>
            <table:table-cell table:style-name="ce10"/>
            <table:table-cell table:style-name="ce10" table:formula="of:=CEILING([.E30]/2;1)" office:value-type="float" office:value="3">
              <text:p>3</text:p>
            </table:table-cell>
            <table:table-cell table:style-name="ce10" office:value-type="float" office:value="3">
              <text:p>3</text:p>
            </table:table-cell>
            <table:table-cell table:style-name="ce10"/>
            <table:table-cell table:style-name="ce10" office:value-type="float" office:value="5">
              <text:p>5</text:p>
            </table:table-cell>
            <table:table-cell table:number-columns-repeated="14" table:style-name="ce10"/>
            <table:table-cell table:style-name="ce10"/>
            <table:table-cell table:style-name="ce10"/>
            <table:table-cell table:style-name="ce10"/>
            <table:table-cell table:style-name="ce15"/>
            <table:table-cell table:style-name="ce15" table:formula="of:=IF([.U30]&gt;0;[.B$131]*[.U30];0)+IF([.U30]&gt;0;[.B$143];1)*IF([.X30]&gt;0;[.B$146];1)*IF([.O30]&gt;0;[.O30];1)*IF([.Z30]=1;[.Z30]*[.B$150];1)*([.H30]*[.B$131]+[.I30]*[.B$132]+[.J30]*[.B$133]+[.K30]*[.B$134]+[.L30]*[.B$136]+[.M30]*[.B$136]+[.N30]*[.B$137]+[.P30]*[.B$138]+[.Q30]*[.B$139]+[.R30]*[.B$140]+[.S30]*[.B$141]+[.T30]*[.B$142]+[.V30]*[.B$144]+[.W30]*[.B$145]+[.AB30]*[.B$151])" office:value-type="float" office:value="5.5">
              <text:p>5.5</text:p>
            </table:table-cell>
            <table:table-cell table:style-name="ce18" table:formula="of:=[.AC30]+[.G30]-IF([.U30]&gt;0;0;[.E30]+[.F30])" office:value-type="float" office:value="2.5">
              <text:p>2.5</text:p>
            </table:table-cell>
            <table:table-cell table:style-name="ce21" table:formula="of:=[.AD30]+[.AD31]+[.AD32]+[.AD33]" office:value-type="float" office:value="5.765">
              <text:p>5.8</text:p>
            </table:table-cell>
            <table:table-cell table:number-columns-repeated="2"/>
            <table:table-cell table:style-name="ce25" table:formula="of:=IF([.E30]&lt;5; 3; IF([.E30]&lt;7; 2; 1))" office:value-type="float" office:value="2">
              <text:p>2</text:p>
            </table:table-cell>
            <table:table-cell office:value-type="float" office:value="1">
              <text:p>1</text:p>
            </table:table-cell>
            <table:table-cell table:number-columns-repeated="988"/>
          </table:table-row>
          <table:table-row table:style-name="ro2">
            <table:table-cell table:style-name="ce1" office:value-type="string">
              <text:p>Ally</text:p>
            </table:table-cell>
            <table:table-cell office:value-type="string">
              <text:p>BB</text:p>
            </table:table-cell>
            <table:table-cell office:value-type="string">
              <text:p>Ability</text:p>
            </table:table-cell>
            <table:table-cell office:value-type="string">
              <text:p>Draw 1</text:p>
            </table:table-cell>
            <table:table-cell table:number-columns-repeated="14" table:style-name="ce10"/>
            <table:table-cell table:style-name="ce10" office:value-type="float" office:value="1">
              <text:p>1</text:p>
            </table:table-cell>
            <table:table-cell table:number-columns-repeated="5" table:style-name="ce10"/>
            <table:table-cell table:style-name="ce10"/>
            <table:table-cell table:style-name="ce10" office:value-type="float" office:value="1">
              <text:p>1</text:p>
            </table:table-cell>
            <table:table-cell table:style-name="ce10"/>
            <table:table-cell table:style-name="ce15"/>
            <table:table-cell table:style-name="ce15" table:formula="of:=IF([.U31]&gt;0;[.B$131]*[.U31];0)+IF([.U31]&gt;0;[.B$143];1)*IF([.X31]&gt;0;[.B$146];1)*IF([.O31]&gt;0;[.O31];1)*IF([.Z31]=1;[.Z31]*[.B$150];1)*([.H31]*[.B$131]+[.I31]*[.B$132]+[.J31]*[.B$133]+[.K31]*[.B$134]+[.L31]*[.B$136]+[.M31]*[.B$136]+[.N31]*[.B$137]+[.P31]*[.B$138]+[.Q31]*[.B$139]+[.R31]*[.B$140]+[.S31]*[.B$141]+[.T31]*[.B$142]+[.V31]*[.B$144]+[.W31]*[.B$145]+[.AB31]*[.B$151])" office:value-type="float" office:value="0.32">
              <text:p>0.3</text:p>
            </table:table-cell>
            <table:table-cell table:style-name="ce18" table:formula="of:=[.AC31]+[.G31]-IF([.U31]&gt;0;0;[.E31]+[.F31])" office:value-type="float" office:value="0.32">
              <text:p>0.3</text:p>
            </table:table-cell>
            <table:table-cell table:style-name="ce21"/>
            <table:table-cell table:number-columns-repeated="2"/>
            <table:table-cell table:style-name="ce25"/>
            <table:table-cell office:value-type="float" office:value="1">
              <text:p>1</text:p>
            </table:table-cell>
            <table:table-cell table:number-columns-repeated="988"/>
          </table:table-row>
          <table:table-row table:style-name="ro2">
            <table:table-cell table:style-name="ce1" office:value-type="string">
              <text:p>Upgrade: Olympic Giga-Crusher</text:p>
            </table:table-cell>
            <table:table-cell office:value-type="string">
              <text:p>BB</text:p>
            </table:table-cell>
            <table:table-cell office:value-type="string">
              <text:p>Ship</text:p>
            </table:table-cell>
            <table:table-cell office:value-type="string">
              <text:p>Retain. Pay 2 Energy to gain 5 Strength</text:p>
            </table:table-cell>
            <table:table-cell table:number-columns-repeated="2" table:style-name="ce10"/>
            <table:table-cell table:style-name="ce10" office:value-type="float" office:value="1">
              <text:p>1</text:p>
            </table:table-cell>
            <table:table-cell table:style-name="ce10" office:value-type="float" office:value="2">
              <text:p>2</text:p>
            </table:table-cell>
            <table:table-cell table:style-name="ce10"/>
            <table:table-cell table:style-name="ce10" office:value-type="float" office:value="5">
              <text:p>5</text:p>
            </table:table-cell>
            <table:table-cell table:number-columns-repeated="5" table:style-name="ce10"/>
            <table:table-cell table:style-name="ce10" office:value-type="float" office:value="1">
              <text:p>1</text:p>
            </table:table-cell>
            <table:table-cell table:number-columns-repeated="4" table:style-name="ce10"/>
            <table:table-cell table:style-name="ce10" office:value-type="float" office:value="3">
              <text:p>3</text:p>
            </table:table-cell>
            <table:table-cell table:number-columns-repeated="3" table:style-name="ce10"/>
            <table:table-cell table:style-name="ce10"/>
            <table:table-cell table:style-name="ce10"/>
            <table:table-cell table:style-name="ce10"/>
            <table:table-cell table:style-name="ce15"/>
            <table:table-cell table:style-name="ce15" table:formula="of:=IF([.U32]&gt;0;[.B$131]*[.U32];0)+IF([.U32]&gt;0;[.B$143];1)*IF([.X32]&gt;0;[.B$146];1)*IF([.O32]&gt;0;[.O32];1)*IF([.Z32]=1;[.Z32]*[.B$150];1)*([.H32]*[.B$131]+[.I32]*[.B$132]+[.J32]*[.B$133]+[.K32]*[.B$134]+[.L32]*[.B$136]+[.M32]*[.B$136]+[.N32]*[.B$137]+[.P32]*[.B$138]+[.Q32]*[.B$139]+[.R32]*[.B$140]+[.S32]*[.B$141]+[.T32]*[.B$142]+[.V32]*[.B$144]+[.W32]*[.B$145]+[.AB32]*[.B$151])" office:value-type="float" office:value="1.625">
              <text:p>1.6</text:p>
            </table:table-cell>
            <table:table-cell table:style-name="ce18" table:formula="of:=[.AC32]+[.G32]-IF([.U32]&gt;0;0;[.E32]+[.F32])" office:value-type="float" office:value="2.625">
              <text:p>2.6</text:p>
            </table:table-cell>
            <table:table-cell table:style-name="ce21" table:formula="of:=[.AD32]+[.AD33]" office:value-type="float" office:value="2.945">
              <text:p>2.9</text:p>
            </table:table-cell>
            <table:table-cell table:number-columns-repeated="2"/>
            <table:table-cell table:style-name="ce25" table:formula="of:=IF([.E32]&lt;5; 3; IF([.E32]&lt;7; 2; 1))" office:value-type="float" office:value="3">
              <text:p>3</text:p>
            </table:table-cell>
            <table:table-cell office:value-type="float" office:value="1">
              <text:p>1</text:p>
            </table:table-cell>
            <table:table-cell table:number-columns-repeated="988"/>
          </table:table-row>
          <table:table-row table:style-name="ro2">
            <table:table-cell table:style-name="ce1" office:value-type="string">
              <text:p>Ally</text:p>
            </table:table-cell>
            <table:table-cell office:value-type="string">
              <text:p>BB</text:p>
            </table:table-cell>
            <table:table-cell office:value-type="string">
              <text:p>Ability</text:p>
            </table:table-cell>
            <table:table-cell office:value-type="string">
              <text:p>Draw 1</text:p>
            </table:table-cell>
            <table:table-cell table:number-columns-repeated="14" table:style-name="ce10"/>
            <table:table-cell table:style-name="ce10" office:value-type="float" office:value="1">
              <text:p>1</text:p>
            </table:table-cell>
            <table:table-cell table:number-columns-repeated="5" table:style-name="ce10"/>
            <table:table-cell table:style-name="ce10"/>
            <table:table-cell table:style-name="ce10" office:value-type="float" office:value="1">
              <text:p>1</text:p>
            </table:table-cell>
            <table:table-cell table:style-name="ce10"/>
            <table:table-cell table:style-name="ce15"/>
            <table:table-cell table:style-name="ce15" table:formula="of:=IF([.U33]&gt;0;[.B$131]*[.U33];0)+IF([.U33]&gt;0;[.B$143];1)*IF([.X33]&gt;0;[.B$146];1)*IF([.O33]&gt;0;[.O33];1)*IF([.Z33]=1;[.Z33]*[.B$150];1)*([.H33]*[.B$131]+[.I33]*[.B$132]+[.J33]*[.B$133]+[.K33]*[.B$134]+[.L33]*[.B$136]+[.M33]*[.B$136]+[.N33]*[.B$137]+[.P33]*[.B$138]+[.Q33]*[.B$139]+[.R33]*[.B$140]+[.S33]*[.B$141]+[.T33]*[.B$142]+[.V33]*[.B$144]+[.W33]*[.B$145]+[.AB33]*[.B$151])" office:value-type="float" office:value="0.32">
              <text:p>0.3</text:p>
            </table:table-cell>
            <table:table-cell table:style-name="ce18" table:formula="of:=[.AC33]+[.G33]-IF([.U33]&gt;0;0;[.E33]+[.F33])" office:value-type="float" office:value="0.32">
              <text:p>0.3</text:p>
            </table:table-cell>
            <table:table-cell table:style-name="ce21"/>
            <table:table-cell table:number-columns-repeated="2"/>
            <table:table-cell table:style-name="ce25"/>
            <table:table-cell office:value-type="float" office:value="1">
              <text:p>1</text:p>
            </table:table-cell>
            <table:table-cell table:number-columns-repeated="988"/>
          </table:table-row>
        </table:table-row-group>
        <table:table-row table:style-name="ro2">
          <table:table-cell/>
          <table:table-cell office:value-type="string">
            <text:p>BB</text:p>
          </table:table-cell>
          <table:table-cell office:value-type="string">
            <text:p>Ship</text:p>
          </table:table-cell>
          <table:table-cell/>
          <table:table-cell table:style-name="ce10" office:value-type="float" office:value="7">
            <text:p>7</text:p>
          </table:table-cell>
          <table:table-cell table:style-name="ce10"/>
          <table:table-cell table:style-name="ce10" table:formula="of:=CEILING([.E34]/2;1)" office:value-type="float" office:value="4">
            <text:p>4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34]&gt;0;[.B$131]*[.U34];0)+IF([.U34]&gt;0;[.B$143];1)*IF([.X34]&gt;0;[.B$146];1)*IF([.O34]&gt;0;[.O34];1)*IF([.Z34]=1;[.Z34]*[.B$150];1)*([.H34]*[.B$131]+[.I34]*[.B$132]+[.J34]*[.B$133]+[.K34]*[.B$134]+[.L34]*[.B$136]+[.M34]*[.B$136]+[.N34]*[.B$137]+[.P34]*[.B$138]+[.Q34]*[.B$139]+[.R34]*[.B$140]+[.S34]*[.B$141]+[.T34]*[.B$142]+[.V34]*[.B$144]+[.W34]*[.B$145]+[.AB34]*[.B$151])" office:value-type="float" office:value="0">
            <text:p>0.0</text:p>
          </table:table-cell>
          <table:table-cell table:style-name="ce18" table:formula="of:=[.AC34]+[.G34]-IF([.U34]&gt;0;0;[.E34]+[.F34])" office:value-type="float" office:value="-3">
            <text:p>-3.0</text:p>
          </table:table-cell>
          <table:table-cell table:style-name="ce21" table:formula="of:=[.AD34]" office:value-type="float" office:value="-3">
            <text:p>-3.0</text:p>
          </table:table-cell>
          <table:table-cell table:number-columns-repeated="2"/>
          <table:table-cell table:style-name="ce25" table:formula="of:=IF([.E34]&lt;5; 3; IF([.E34]&lt;7; 2; 1))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988"/>
        </table:table-row>
        <table:table-row-group>
          <table:table-row table:style-name="ro2">
            <table:table-cell office:value-type="string">
              <text:p>Heracles Killbot</text:p>
            </table:table-cell>
            <table:table-cell office:value-type="string">
              <text:p>BB</text:p>
            </table:table-cell>
            <table:table-cell office:value-type="string">
              <text:p>Ship</text:p>
            </table:table-cell>
            <table:table-cell office:value-type="string">
              <text:p>Gain 5 Energy</text:p>
            </table:table-cell>
            <table:table-cell table:style-name="ce10" office:value-type="float" office:value="8">
              <text:p>8</text:p>
            </table:table-cell>
            <table:table-cell table:style-name="ce10"/>
            <table:table-cell table:style-name="ce10" table:formula="of:=CEILING([.E35]/2;1)" office:value-type="float" office:value="4">
              <text:p>4</text:p>
            </table:table-cell>
            <table:table-cell table:number-columns-repeated="3" table:style-name="ce10"/>
            <table:table-cell table:style-name="ce10" office:value-type="float" office:value="5">
              <text:p>5</text:p>
            </table:table-cell>
            <table:table-cell table:number-columns-repeated="13" table:style-name="ce10"/>
            <table:table-cell table:style-name="ce10"/>
            <table:table-cell table:style-name="ce10"/>
            <table:table-cell table:style-name="ce10"/>
            <table:table-cell table:style-name="ce15"/>
            <table:table-cell table:style-name="ce15" table:formula="of:=IF([.U35]&gt;0;[.B$131]*[.U35];0)+IF([.U35]&gt;0;[.B$143];1)*IF([.X35]&gt;0;[.B$146];1)*IF([.O35]&gt;0;[.O35];1)*IF([.Z35]=1;[.Z35]*[.B$150];1)*([.H35]*[.B$131]+[.I35]*[.B$132]+[.J35]*[.B$133]+[.K35]*[.B$134]+[.L35]*[.B$136]+[.M35]*[.B$136]+[.N35]*[.B$137]+[.P35]*[.B$138]+[.Q35]*[.B$139]+[.R35]*[.B$140]+[.S35]*[.B$141]+[.T35]*[.B$142]+[.V35]*[.B$144]+[.W35]*[.B$145]+[.AB35]*[.B$151])" office:value-type="float" office:value="3.75">
              <text:p>3.8</text:p>
            </table:table-cell>
            <table:table-cell table:style-name="ce18" table:formula="of:=[.AC35]+[.G35]-IF([.U35]&gt;0;0;[.E35]+[.F35])" office:value-type="float" office:value="-0.25">
              <text:p>-0.3</text:p>
            </table:table-cell>
            <table:table-cell table:style-name="ce21" table:formula="of:=[.AD35]+[.AD36]" office:value-type="float" office:value="0.71">
              <text:p>0.7</text:p>
            </table:table-cell>
            <table:table-cell office:value-type="string">
              <text:p>Enjoys stabbing</text:p>
            </table:table-cell>
            <table:table-cell/>
            <table:table-cell table:style-name="ce25" table:formula="of:=IF([.E35]&lt;5; 3; IF([.E35]&lt;7; 2; 1))" office:value-type="float" office:value="1">
              <text:p>1</text:p>
            </table:table-cell>
            <table:table-cell office:value-type="float" office:value="1">
              <text:p>1</text:p>
            </table:table-cell>
            <table:table-cell table:number-columns-repeated="988"/>
          </table:table-row>
          <table:table-row table:style-name="ro2">
            <table:table-cell table:style-name="ce1" office:value-type="string">
              <text:p>Ally</text:p>
            </table:table-cell>
            <table:table-cell office:value-type="string">
              <text:p>BB</text:p>
            </table:table-cell>
            <table:table-cell office:value-type="string">
              <text:p>Ability</text:p>
            </table:table-cell>
            <table:table-cell office:value-type="string">
              <text:p>Pay X Energy. Draw 1 card for each Energy paid</text:p>
            </table:table-cell>
            <table:table-cell table:number-columns-repeated="3" table:style-name="ce10"/>
            <table:table-cell table:style-name="ce10" office:value-type="float" office:value="1">
              <text:p>1</text:p>
            </table:table-cell>
            <table:table-cell table:number-columns-repeated="6" table:style-name="ce10"/>
            <table:table-cell table:style-name="ce10" office:value-type="float" office:value="8">
              <text:p>8</text:p>
            </table:table-cell>
            <table:table-cell table:number-columns-repeated="3" table:style-name="ce10"/>
            <table:table-cell table:style-name="ce10" office:value-type="float" office:value="1">
              <text:p>1</text:p>
            </table:table-cell>
            <table:table-cell table:number-columns-repeated="5" table:style-name="ce10"/>
            <table:table-cell table:style-name="ce10"/>
            <table:table-cell table:style-name="ce10" office:value-type="float" office:value="1">
              <text:p>1</text:p>
            </table:table-cell>
            <table:table-cell table:style-name="ce10"/>
            <table:table-cell table:style-name="ce15"/>
            <table:table-cell table:style-name="ce15" table:formula="of:=IF([.U36]&gt;0;[.B$131]*[.U36];0)+IF([.U36]&gt;0;[.B$143];1)*IF([.X36]&gt;0;[.B$146];1)*IF([.O36]&gt;0;[.O36];1)*IF([.Z36]=1;[.Z36]*[.B$150];1)*([.H36]*[.B$131]+[.I36]*[.B$132]+[.J36]*[.B$133]+[.K36]*[.B$134]+[.L36]*[.B$136]+[.M36]*[.B$136]+[.N36]*[.B$137]+[.P36]*[.B$138]+[.Q36]*[.B$139]+[.R36]*[.B$140]+[.S36]*[.B$141]+[.T36]*[.B$142]+[.V36]*[.B$144]+[.W36]*[.B$145]+[.AB36]*[.B$151])" office:value-type="float" office:value="0.96">
              <text:p>1.0</text:p>
            </table:table-cell>
            <table:table-cell table:style-name="ce18" table:formula="of:=[.AC36]+[.G36]-IF([.U36]&gt;0;0;[.E36]+[.F36])" office:value-type="float" office:value="0.96">
              <text:p>1.0</text:p>
            </table:table-cell>
            <table:table-cell table:style-name="ce21"/>
            <table:table-cell table:number-columns-repeated="2"/>
            <table:table-cell table:style-name="ce25"/>
            <table:table-cell office:value-type="float" office:value="1">
              <text:p>1</text:p>
            </table:table-cell>
            <table:table-cell table:number-columns-repeated="988"/>
          </table:table-row>
        </table:table-row-group>
        <table:table-row table:style-name="ro2">
          <table:table-cell office:value-type="string">
            <text:p>Primordia the Planet-Creator</text:p>
          </table:table-cell>
          <table:table-cell office:value-type="string">
            <text:p>BB</text:p>
          </table:table-cell>
          <table:table-cell office:value-type="string">
            <text:p>Ship</text:p>
          </table:table-cell>
          <table:table-cell office:value-type="string">
            <text:p>Reveal the top card of the Planet deck. Colonize it for free</text:p>
          </table:table-cell>
          <table:table-cell table:style-name="ce10" office:value-type="float" office:value="9">
            <text:p>9</text:p>
          </table:table-cell>
          <table:table-cell table:style-name="ce10"/>
          <table:table-cell table:style-name="ce10" table:formula="of:=CEILING([.E37]/2;1)" office:value-type="float" office:value="5">
            <text:p>5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5" table:formula="of:=[.G95]" office:value-type="float" office:value="5">
            <text:p>5.0</text:p>
          </table:table-cell>
          <table:table-cell table:style-name="ce15" table:formula="of:=IF([.U37]&gt;0;[.B$131]*[.U37];0)+IF([.U37]&gt;0;[.B$143];1)*IF([.X37]&gt;0;[.B$146];1)*IF([.O37]&gt;0;[.O37];1)*IF([.Z37]=1;[.Z37]*[.B$150];1)*([.H37]*[.B$131]+[.I37]*[.B$132]+[.J37]*[.B$133]+[.K37]*[.B$134]+[.L37]*[.B$136]+[.M37]*[.B$136]+[.N37]*[.B$137]+[.P37]*[.B$138]+[.Q37]*[.B$139]+[.R37]*[.B$140]+[.S37]*[.B$141]+[.T37]*[.B$142]+[.V37]*[.B$144]+[.W37]*[.B$145]+[.AB37]*[.B$151])" office:value-type="float" office:value="5">
            <text:p>5.0</text:p>
          </table:table-cell>
          <table:table-cell table:style-name="ce18" table:formula="of:=[.AC37]+[.G37]-IF([.U37]&gt;0;0;[.E37]+[.F37])" office:value-type="float" office:value="1">
            <text:p>1.0</text:p>
          </table:table-cell>
          <table:table-cell table:style-name="ce21" table:formula="of:=[.AD37]" office:value-type="float" office:value="1">
            <text:p>1.0</text:p>
          </table:table-cell>
          <table:table-cell table:number-columns-repeated="2"/>
          <table:table-cell table:style-name="ce25" table:formula="of:=IF([.E37]&lt;5; 3; IF([.E37]&lt;7; 2; 1))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988"/>
        </table:table-row>
        <table:table-row table:style-name="ro2">
          <table:table-cell table:style-name="ce2" office:value-type="string">
            <text:p>Bot Brigade Total</text:p>
          </table:table-cell>
          <table:table-cell table:style-name="ce7" table:number-columns-repeated="3"/>
          <table:table-cell table:number-columns-repeated="3" table:style-name="ce11"/>
          <table:table-cell table:style-name="ce11" table:formula="of:=SUM([.H21:.H37])" office:value-type="float" office:value="8">
            <text:p>8</text:p>
          </table:table-cell>
          <table:table-cell table:style-name="ce11" table:formula="of:=SUM([.I21:.I37])" office:value-type="float" office:value="0">
            <text:p>0</text:p>
          </table:table-cell>
          <table:table-cell table:style-name="ce11" table:formula="of:=SUM([.J21:.J37])" office:value-type="float" office:value="15">
            <text:p>15</text:p>
          </table:table-cell>
          <table:table-cell table:style-name="ce11" table:formula="of:=SUM([.K21:.K37])" office:value-type="float" office:value="7">
            <text:p>7</text:p>
          </table:table-cell>
          <table:table-cell table:style-name="ce11" table:formula="of:=SUM([.L21:.L37])" office:value-type="float" office:value="0">
            <text:p>0</text:p>
          </table:table-cell>
          <table:table-cell table:style-name="ce11" table:formula="of:=SUM([.M21:.M37])" office:value-type="float" office:value="0">
            <text:p>0</text:p>
          </table:table-cell>
          <table:table-cell table:style-name="ce11" table:formula="of:=SUM([.N21:.N37])" office:value-type="float" office:value="0">
            <text:p>0</text:p>
          </table:table-cell>
          <table:table-cell table:style-name="ce11" table:formula="of:=SUM([.O21:.O37])" office:value-type="float" office:value="8">
            <text:p>8</text:p>
          </table:table-cell>
          <table:table-cell table:style-name="ce11" table:formula="of:=SUM([.P21:.P37])" office:value-type="float" office:value="1">
            <text:p>1</text:p>
          </table:table-cell>
          <table:table-cell table:style-name="ce11" table:formula="of:=SUM([.Q21:.Q37])" office:value-type="float" office:value="0">
            <text:p>0</text:p>
          </table:table-cell>
          <table:table-cell table:style-name="ce11" table:formula="of:=SUM([.R21:.R37])" office:value-type="float" office:value="0">
            <text:p>0</text:p>
          </table:table-cell>
          <table:table-cell table:style-name="ce11" table:formula="of:=SUM([.S21:.S37])" office:value-type="float" office:value="8">
            <text:p>8</text:p>
          </table:table-cell>
          <table:table-cell table:style-name="ce11" table:formula="of:=SUM([.T21:.T37])" office:value-type="float" office:value="1">
            <text:p>1</text:p>
          </table:table-cell>
          <table:table-cell table:style-name="ce11" table:formula="of:=SUM([.U21:.U37])" office:value-type="float" office:value="3">
            <text:p>3</text:p>
          </table:table-cell>
          <table:table-cell table:style-name="ce11" table:formula="of:=SUM([.V21:.V37])" office:value-type="float" office:value="0">
            <text:p>0</text:p>
          </table:table-cell>
          <table:table-cell table:style-name="ce11" table:formula="of:=SUM([.W21:.W37])" office:value-type="float" office:value="0">
            <text:p>0</text:p>
          </table:table-cell>
          <table:table-cell table:style-name="ce11" table:formula="of:=SUM([.X21:.X37])" office:value-type="float" office:value="0">
            <text:p>0</text:p>
          </table:table-cell>
          <table:table-cell table:style-name="ce11" table:formula="of:=SUM([.Y21:.Y37])" office:value-type="float" office:value="0">
            <text:p>0</text:p>
          </table:table-cell>
          <table:table-cell table:style-name="ce11" table:formula="of:=SUM([.Z21:.Z37])" office:value-type="float" office:value="5">
            <text:p>5</text:p>
          </table:table-cell>
          <table:table-cell table:style-name="ce11"/>
          <table:table-cell table:style-name="ce16" table:formula="of:=SUM([.AB21:.AB37])" office:value-type="float" office:value="5">
            <text:p>5.0</text:p>
          </table:table-cell>
          <table:table-cell table:style-name="ce15" table:formula="of:=IF([.U38]&gt;0;[.B$131]*[.U38];0)+IF([.U38]&gt;0;[.B$143];1)*IF([.X38]&gt;0;[.B$146];1)*IF([.O38]&gt;0;[.O38];1)*IF([.Z38]=1;[.Z38]*[.B$150];1)*([.H38]*[.B$131]+[.I38]*[.B$132]+[.J38]*[.B$133]+[.K38]*[.B$134]+[.L38]*[.B$136]+[.M38]*[.B$136]+[.N38]*[.B$137]+[.P38]*[.B$138]+[.Q38]*[.B$139]+[.R38]*[.B$140]+[.S38]*[.B$141]+[.T38]*[.B$142]+[.V38]*[.B$144]+[.W38]*[.B$145]+[.AB38]*[.B$151])" office:value-type="float" office:value="131.7">
            <text:p>131.7</text:p>
          </table:table-cell>
          <table:table-cell table:style-name="ce18" table:formula="of:=[.AC38]+[.G38]-IF([.U38]&gt;0;0;[.E38]+[.F38])" office:value-type="float" office:value="131.7">
            <text:p>131.7</text:p>
          </table:table-cell>
          <table:table-cell table:style-name="ce21"/>
          <table:table-cell table:number-columns-repeated="2"/>
          <table:table-cell table:style-name="ce11" table:formula="of:=SUM([.AH21:.AH37])" office:value-type="float" office:value="22">
            <text:p>22</text:p>
          </table:table-cell>
          <table:table-cell table:number-columns-repeated="989"/>
        </table:table-row>
        <table:table-row table:style-name="ro4">
          <table:table-cell table:number-columns-repeated="4"/>
          <table:table-cell table:style-name="ce10" table:number-columns-repeated="23"/>
          <table:table-cell table:style-name="ce15" table:number-columns-repeated="2"/>
          <table:table-cell table:style-name="ce18"/>
          <table:table-cell table:style-name="ce21"/>
          <table:table-cell table:number-columns-repeated="2"/>
          <table:table-cell table:style-name="ce10"/>
          <table:table-cell office:value-type="float" office:value="1">
            <text:p>1</text:p>
          </table:table-cell>
          <table:table-cell table:number-columns-repeated="988"/>
        </table:table-row>
        <table:table-row table:style-name="ro2">
          <table:table-cell office:value-type="string">
            <text:p>Asteroid Miner</text:p>
          </table:table-cell>
          <table:table-cell office:value-type="string">
            <text:p>S</text:p>
          </table:table-cell>
          <table:table-cell office:value-type="string">
            <text:p>Ship</text:p>
          </table:table-cell>
          <table:table-cell office:value-type="string">
            <text:p>Pay 1 Energy to gain 2 Credits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0" table:formula="of:=CEILING([.E40]/2;1)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15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40]&gt;0;[.B$131]*[.U40];0)+IF([.U40]&gt;0;[.B$143];1)*IF([.X40]&gt;0;[.B$146];1)*IF([.O40]&gt;0;[.O40];1)*IF([.Z40]=1;[.Z40]*[.B$150];1)*([.H40]*[.B$131]+[.I40]*[.B$132]+[.J40]*[.B$133]+[.K40]*[.B$134]+[.L40]*[.B$136]+[.M40]*[.B$136]+[.N40]*[.B$137]+[.P40]*[.B$138]+[.Q40]*[.B$139]+[.R40]*[.B$140]+[.S40]*[.B$141]+[.T40]*[.B$142]+[.V40]*[.B$144]+[.W40]*[.B$145]+[.AB40]*[.B$151])" office:value-type="float" office:value="1.9">
            <text:p>1.9</text:p>
          </table:table-cell>
          <table:table-cell table:style-name="ce18" table:formula="of:=[.AC40]+[.G40]-IF([.U40]&gt;0;0;[.E40]+[.F40])" office:value-type="float" office:value="1.9">
            <text:p>1.9</text:p>
          </table:table-cell>
          <table:table-cell table:style-name="ce21" table:formula="of:=[.AD40]" office:value-type="float" office:value="1.9">
            <text:p>1.9</text:p>
          </table:table-cell>
          <table:table-cell table:number-columns-repeated="2"/>
          <table:table-cell table:style-name="ce10" table:formula="of:=IF([.E40]&lt;5; 3; IF([.E40]&lt;7; 2; 1))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88"/>
        </table:table-row>
        <table:table-row table:style-name="ro2">
          <table:table-cell office:value-type="string">
            <text:p>Aeraria Shield</text:p>
          </table:table-cell>
          <table:table-cell office:value-type="string">
            <text:p>S</text:p>
          </table:table-cell>
          <table:table-cell office:value-type="string">
            <text:p>Shield</text:p>
          </table:table-cell>
          <table:table-cell/>
          <table:table-cell table:style-name="ce10" office:value-type="float" office:value="2">
            <text:p>2</text:p>
          </table:table-cell>
          <table:table-cell table:style-name="ce10"/>
          <table:table-cell table:style-name="ce10" table:formula="of:=CEILING([.E41]/2;1)" office:value-type="float" office:value="1">
            <text:p>1</text:p>
          </table:table-cell>
          <table:table-cell table:number-columns-repeated="6" table:style-name="ce10"/>
          <table:table-cell table:style-name="ce10" office:value-type="float" office:value="2">
            <text:p>2</text:p>
          </table:table-cell>
          <table:table-cell table:number-columns-repeated="4" table:style-name="ce10"/>
          <table:table-cell table:style-name="ce10" office:value-type="float" office:value="1">
            <text:p>1</text:p>
          </table:table-cell>
          <table:table-cell table:number-columns-repeated="5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41]&gt;0;[.B$131]*[.U41];0)+IF([.U41]&gt;0;[.B$143];1)*IF([.X41]&gt;0;[.B$146];1)*IF([.O41]&gt;0;[.O41];1)*IF([.Z41]=1;[.Z41]*[.B$150];1)*([.H41]*[.B$131]+[.I41]*[.B$132]+[.J41]*[.B$133]+[.K41]*[.B$134]+[.L41]*[.B$136]+[.M41]*[.B$136]+[.N41]*[.B$137]+[.P41]*[.B$138]+[.Q41]*[.B$139]+[.R41]*[.B$140]+[.S41]*[.B$141]+[.T41]*[.B$142]+[.V41]*[.B$144]+[.W41]*[.B$145]+[.AB41]*[.B$151])" office:value-type="float" office:value="1.8">
            <text:p>1.8</text:p>
          </table:table-cell>
          <table:table-cell table:style-name="ce18" table:formula="of:=[.AC41]+[.G41]-IF([.U41]&gt;0;0;[.E41]+[.F41])" office:value-type="float" office:value="0.8">
            <text:p>0.8</text:p>
          </table:table-cell>
          <table:table-cell table:style-name="ce21" table:formula="of:=[.AD41]" office:value-type="float" office:value="0.8">
            <text:p>0.8</text:p>
          </table:table-cell>
          <table:table-cell table:number-columns-repeated="2"/>
          <table:table-cell table:style-name="ce10" table:formula="of:=IF([.E41]&lt;5; 3; IF([.E41]&lt;7; 2; 1))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88"/>
        </table:table-row>
        <table:table-row-group>
          <table:table-row table:style-name="ro2">
            <table:table-cell office:value-type="string">
              <text:p>New Horizon</text:p>
            </table:table-cell>
            <table:table-cell office:value-type="string">
              <text:p>S</text:p>
            </table:table-cell>
            <table:table-cell office:value-type="string">
              <text:p>Ship</text:p>
            </table:table-cell>
            <table:table-cell office:value-type="string">
              <text:p>Gain 2 Energy</text:p>
            </table:table-cell>
            <table:table-cell table:style-name="ce10" office:value-type="float" office:value="3">
              <text:p>3</text:p>
            </table:table-cell>
            <table:table-cell table:style-name="ce10"/>
            <table:table-cell table:style-name="ce10" table:formula="of:=CEILING([.E42]/2;1)" office:value-type="float" office:value="2">
              <text:p>2</text:p>
            </table:table-cell>
            <table:table-cell table:number-columns-repeated="3" table:style-name="ce10"/>
            <table:table-cell table:style-name="ce10" office:value-type="float" office:value="2">
              <text:p>2</text:p>
            </table:table-cell>
            <table:table-cell table:number-columns-repeated="13" table:style-name="ce10"/>
            <table:table-cell table:style-name="ce10"/>
            <table:table-cell table:style-name="ce10"/>
            <table:table-cell table:style-name="ce10"/>
            <table:table-cell table:style-name="ce15"/>
            <table:table-cell table:style-name="ce15" table:formula="of:=IF([.U42]&gt;0;[.B$131]*[.U42];0)+IF([.U42]&gt;0;[.B$143];1)*IF([.X42]&gt;0;[.B$146];1)*IF([.O42]&gt;0;[.O42];1)*IF([.Z42]=1;[.Z42]*[.B$150];1)*([.H42]*[.B$131]+[.I42]*[.B$132]+[.J42]*[.B$133]+[.K42]*[.B$134]+[.L42]*[.B$136]+[.M42]*[.B$136]+[.N42]*[.B$137]+[.P42]*[.B$138]+[.Q42]*[.B$139]+[.R42]*[.B$140]+[.S42]*[.B$141]+[.T42]*[.B$142]+[.V42]*[.B$144]+[.W42]*[.B$145]+[.AB42]*[.B$151])" office:value-type="float" office:value="1.5">
              <text:p>1.5</text:p>
            </table:table-cell>
            <table:table-cell table:style-name="ce18" table:formula="of:=[.AC42]+[.G42]-IF([.U42]&gt;0;0;[.E42]+[.F42])" office:value-type="float" office:value="0.5">
              <text:p>0.5</text:p>
            </table:table-cell>
            <table:table-cell table:style-name="ce21" table:formula="of:=[.AD42]+[.AD43]" office:value-type="float" office:value="1.46">
              <text:p>1.5</text:p>
            </table:table-cell>
            <table:table-cell table:number-columns-repeated="2"/>
            <table:table-cell table:style-name="ce10" table:formula="of:=IF([.E42]&lt;5; 3; IF([.E42]&lt;7; 2; 1))" office:value-type="float" office:value="3">
              <text:p>3</text:p>
            </table:table-cell>
            <table:table-cell office:value-type="float" office:value="1">
              <text:p>1</text:p>
            </table:table-cell>
            <table:table-cell table:number-columns-repeated="988"/>
          </table:table-row>
          <table:table-row table:style-name="ro2">
            <table:table-cell table:style-name="ce1" office:value-type="string">
              <text:p>Ally</text:p>
            </table:table-cell>
            <table:table-cell office:value-type="string">
              <text:p>S</text:p>
            </table:table-cell>
            <table:table-cell office:value-type="string">
              <text:p>Ability</text:p>
            </table:table-cell>
            <table:table-cell office:value-type="string">
              <text:p>Gain 2 Credits</text:p>
            </table:table-cell>
            <table:table-cell table:number-columns-repeated="4" table:style-name="ce10"/>
            <table:table-cell table:style-name="ce10" office:value-type="float" office:value="2">
              <text:p>2</text:p>
            </table:table-cell>
            <table:table-cell table:number-columns-repeated="15" table:style-name="ce10"/>
            <table:table-cell table:style-name="ce10"/>
            <table:table-cell table:style-name="ce10" office:value-type="float" office:value="1">
              <text:p>1</text:p>
            </table:table-cell>
            <table:table-cell table:style-name="ce10"/>
            <table:table-cell table:style-name="ce15"/>
            <table:table-cell table:style-name="ce15" table:formula="of:=IF([.U43]&gt;0;[.B$131]*[.U43];0)+IF([.U43]&gt;0;[.B$143];1)*IF([.X43]&gt;0;[.B$146];1)*IF([.O43]&gt;0;[.O43];1)*IF([.Z43]=1;[.Z43]*[.B$150];1)*([.H43]*[.B$131]+[.I43]*[.B$132]+[.J43]*[.B$133]+[.K43]*[.B$134]+[.L43]*[.B$136]+[.M43]*[.B$136]+[.N43]*[.B$137]+[.P43]*[.B$138]+[.Q43]*[.B$139]+[.R43]*[.B$140]+[.S43]*[.B$141]+[.T43]*[.B$142]+[.V43]*[.B$144]+[.W43]*[.B$145]+[.AB43]*[.B$151])" office:value-type="float" office:value="0.96">
              <text:p>1.0</text:p>
            </table:table-cell>
            <table:table-cell table:style-name="ce18" table:formula="of:=[.AC43]+[.G43]-IF([.U43]&gt;0;0;[.E43]+[.F43])" office:value-type="float" office:value="0.96">
              <text:p>1.0</text:p>
            </table:table-cell>
            <table:table-cell table:style-name="ce21"/>
            <table:table-cell table:number-columns-repeated="2"/>
            <table:table-cell table:style-name="ce10"/>
            <table:table-cell office:value-type="float" office:value="1">
              <text:p>1</text:p>
            </table:table-cell>
            <table:table-cell table:number-columns-repeated="988"/>
          </table:table-row>
        </table:table-row-group>
        <table:table-row table:style-name="ro2">
          <table:table-cell office:value-type="string">
            <text:p>Proton Reflector</text:p>
          </table:table-cell>
          <table:table-cell office:value-type="string">
            <text:p>S</text:p>
          </table:table-cell>
          <table:table-cell office:value-type="string">
            <text:p>Shield</text:p>
          </table:table-cell>
          <table:table-cell/>
          <table:table-cell table:style-name="ce10" office:value-type="float" office:value="4">
            <text:p>4</text:p>
          </table:table-cell>
          <table:table-cell table:style-name="ce10"/>
          <table:table-cell table:style-name="ce10" table:formula="of:=CEILING([.E44]/2;1)" office:value-type="float" office:value="2">
            <text:p>2</text:p>
          </table:table-cell>
          <table:table-cell table:number-columns-repeated="2" table:style-name="ce10"/>
          <table:table-cell table:style-name="ce10" office:value-type="float" office:value="1">
            <text:p>1</text:p>
          </table:table-cell>
          <table:table-cell table:number-columns-repeated="3" table:style-name="ce10"/>
          <table:table-cell table:style-name="ce10" office:value-type="float" office:value="3">
            <text:p>3</text:p>
          </table:table-cell>
          <table:table-cell table:number-columns-repeated="4" table:style-name="ce10"/>
          <table:table-cell table:style-name="ce10" office:value-type="float" office:value="1">
            <text:p>1</text:p>
          </table:table-cell>
          <table:table-cell table:number-columns-repeated="5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44]&gt;0;[.B$131]*[.U44];0)+IF([.U44]&gt;0;[.B$143];1)*IF([.X44]&gt;0;[.B$146];1)*IF([.O44]&gt;0;[.O44];1)*IF([.Z44]=1;[.Z44]*[.B$150];1)*([.H44]*[.B$131]+[.I44]*[.B$132]+[.J44]*[.B$133]+[.K44]*[.B$134]+[.L44]*[.B$136]+[.M44]*[.B$136]+[.N44]*[.B$137]+[.P44]*[.B$138]+[.Q44]*[.B$139]+[.R44]*[.B$140]+[.S44]*[.B$141]+[.T44]*[.B$142]+[.V44]*[.B$144]+[.W44]*[.B$145]+[.AB44]*[.B$151])" office:value-type="float" office:value="3.7">
            <text:p>3.7</text:p>
          </table:table-cell>
          <table:table-cell table:style-name="ce18" table:formula="of:=[.AC44]+[.G44]-IF([.U44]&gt;0;0;[.E44]+[.F44])" office:value-type="float" office:value="1.7">
            <text:p>1.7</text:p>
          </table:table-cell>
          <table:table-cell table:style-name="ce21" table:formula="of:=[.AD44]" office:value-type="float" office:value="1.7">
            <text:p>1.7</text:p>
          </table:table-cell>
          <table:table-cell table:number-columns-repeated="2"/>
          <table:table-cell table:style-name="ce10" table:formula="of:=IF([.E44]&lt;5; 3; IF([.E44]&lt;7; 2; 1))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88"/>
        </table:table-row>
        <table:table-row table:style-name="ro2">
          <table:table-cell office:value-type="string">
            <text:p>Shieldmender</text:p>
          </table:table-cell>
          <table:table-cell office:value-type="string">
            <text:p>S</text:p>
          </table:table-cell>
          <table:table-cell office:value-type="string">
            <text:p>Fleet</text:p>
          </table:table-cell>
          <table:table-cell office:value-type="string">
            <text:p>Gain 1 Energy. You may place a Shield from your discard on top of your deck</text:p>
          </table:table-cell>
          <table:table-cell table:style-name="ce10" office:value-type="float" office:value="5">
            <text:p>5</text:p>
          </table:table-cell>
          <table:table-cell table:style-name="ce10"/>
          <table:table-cell table:style-name="ce10" table:formula="of:=CEILING([.E45]/2;1)" office:value-type="float" office:value="3">
            <text:p>3</text:p>
          </table:table-cell>
          <table:table-cell table:number-columns-repeated="3" table:style-name="ce10"/>
          <table:table-cell table:style-name="ce10" office:value-type="float" office:value="1">
            <text:p>1</text:p>
          </table:table-cell>
          <table:table-cell table:number-columns-repeated="13" table:style-name="ce10"/>
          <table:table-cell table:style-name="ce10"/>
          <table:table-cell table:style-name="ce10"/>
          <table:table-cell table:style-name="ce10"/>
          <table:table-cell table:style-name="ce15" office:value-type="float" office:value="1.5">
            <text:p>1.5</text:p>
          </table:table-cell>
          <table:table-cell table:style-name="ce15" table:formula="of:=IF([.U45]&gt;0;[.B$131]*[.U45];0)+IF([.U45]&gt;0;[.B$143];1)*IF([.X45]&gt;0;[.B$146];1)*IF([.O45]&gt;0;[.O45];1)*IF([.Z45]=1;[.Z45]*[.B$150];1)*([.H45]*[.B$131]+[.I45]*[.B$132]+[.J45]*[.B$133]+[.K45]*[.B$134]+[.L45]*[.B$136]+[.M45]*[.B$136]+[.N45]*[.B$137]+[.P45]*[.B$138]+[.Q45]*[.B$139]+[.R45]*[.B$140]+[.S45]*[.B$141]+[.T45]*[.B$142]+[.V45]*[.B$144]+[.W45]*[.B$145]+[.AB45]*[.B$151])" office:value-type="float" office:value="2.25">
            <text:p>2.3</text:p>
          </table:table-cell>
          <table:table-cell table:style-name="ce18" table:formula="of:=[.AC45]+[.G45]-IF([.U45]&gt;0;0;[.E45]+[.F45])" office:value-type="float" office:value="0.25">
            <text:p>0.3</text:p>
          </table:table-cell>
          <table:table-cell table:style-name="ce21" table:formula="of:=[.AD45]+[.AD46]" office:value-type="float" office:value="1.05">
            <text:p>1.1</text:p>
          </table:table-cell>
          <table:table-cell table:number-columns-repeated="2"/>
          <table:table-cell table:style-name="ce10" table:formula="of:=IF([.E45]&lt;5; 3; IF([.E45]&lt;7; 2; 1))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988"/>
        </table:table-row>
        <table:table-row table:style-name="ro2">
          <table:table-cell table:style-name="ce1" office:value-type="string">
            <text:p>Ally</text:p>
          </table:table-cell>
          <table:table-cell office:value-type="string">
            <text:p>S</text:p>
          </table:table-cell>
          <table:table-cell office:value-type="string">
            <text:p>Ability</text:p>
          </table:table-cell>
          <table:table-cell office:value-type="string">
            <text:p>Draw 1 card</text:p>
          </table:table-cell>
          <table:table-cell table:number-columns-repeated="14" table:style-name="ce10"/>
          <table:table-cell table:style-name="ce10" office:value-type="float" office:value="1">
            <text:p>1</text:p>
          </table:table-cell>
          <table:table-cell table:number-columns-repeated="5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46]&gt;0;[.B$131]*[.U46];0)+IF([.U46]&gt;0;[.B$143];1)*IF([.X46]&gt;0;[.B$146];1)*IF([.O46]&gt;0;[.O46];1)*IF([.Z46]=1;[.Z46]*[.B$150];1)*([.H46]*[.B$131]+[.I46]*[.B$132]+[.J46]*[.B$133]+[.K46]*[.B$134]+[.L46]*[.B$136]+[.M46]*[.B$136]+[.N46]*[.B$137]+[.P46]*[.B$138]+[.Q46]*[.B$139]+[.R46]*[.B$140]+[.S46]*[.B$141]+[.T46]*[.B$142]+[.V46]*[.B$144]+[.W46]*[.B$145]+[.AB46]*[.B$151])" office:value-type="float" office:value="0.8">
            <text:p>0.8</text:p>
          </table:table-cell>
          <table:table-cell table:style-name="ce18" table:formula="of:=[.AC46]+[.G46]-IF([.U46]&gt;0;0;[.E46]+[.F46])" office:value-type="float" office:value="0.8">
            <text:p>0.8</text:p>
          </table:table-cell>
          <table:table-cell table:style-name="ce21"/>
          <table:table-cell table:number-columns-repeated="2"/>
          <table:table-cell table:style-name="ce10"/>
          <table:table-cell office:value-type="float" office:value="1">
            <text:p>1</text:p>
          </table:table-cell>
          <table:table-cell table:number-columns-repeated="988"/>
        </table:table-row>
        <table:table-row table:style-name="ro2">
          <table:table-cell office:value-type="string">
            <text:p>Hyades Destroyer</text:p>
          </table:table-cell>
          <table:table-cell office:value-type="string">
            <text:p>S</text:p>
          </table:table-cell>
          <table:table-cell office:value-type="string">
            <text:p>Fleet</text:p>
          </table:table-cell>
          <table:table-cell office:value-type="string">
            <text:p>Pay 4 Energy to gain 5 Strength and 2 Energy</text:p>
          </table:table-cell>
          <table:table-cell table:style-name="ce10" office:value-type="float" office:value="5">
            <text:p>5</text:p>
          </table:table-cell>
          <table:table-cell table:style-name="ce10"/>
          <table:table-cell table:style-name="ce10" table:formula="of:=CEILING([.E47]/2;1)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/>
          <table:table-cell table:style-name="ce10" office:value-type="float" office:value="5">
            <text:p>5</text:p>
          </table:table-cell>
          <table:table-cell table:style-name="ce10" office:value-type="float" office:value="2">
            <text:p>2</text:p>
          </table:table-cell>
          <table:table-cell table:number-columns-repeated="13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47]&gt;0;[.B$131]*[.U47];0)+IF([.U47]&gt;0;[.B$143];1)*IF([.X47]&gt;0;[.B$146];1)*IF([.O47]&gt;0;[.O47];1)*IF([.Z47]=1;[.Z47]*[.B$150];1)*([.H47]*[.B$131]+[.I47]*[.B$132]+[.J47]*[.B$133]+[.K47]*[.B$134]+[.L47]*[.B$136]+[.M47]*[.B$136]+[.N47]*[.B$137]+[.P47]*[.B$138]+[.Q47]*[.B$139]+[.R47]*[.B$140]+[.S47]*[.B$141]+[.T47]*[.B$142]+[.V47]*[.B$144]+[.W47]*[.B$145]+[.AB47]*[.B$151])" office:value-type="float" office:value="6.5">
            <text:p>6.5</text:p>
          </table:table-cell>
          <table:table-cell table:style-name="ce18" table:formula="of:=[.AC47]+[.G47]-IF([.U47]&gt;0;0;[.E47]+[.F47])" office:value-type="float" office:value="4.5">
            <text:p>4.5</text:p>
          </table:table-cell>
          <table:table-cell table:style-name="ce21" table:formula="of:=[.AD47]" office:value-type="float" office:value="4.5">
            <text:p>4.5</text:p>
          </table:table-cell>
          <table:table-cell table:number-columns-repeated="2"/>
          <table:table-cell table:style-name="ce10" table:formula="of:=IF([.E47]&lt;5; 3; IF([.E47]&lt;7; 2; 1))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988"/>
        </table:table-row>
        <table:table-row table:style-name="ro2">
          <table:table-cell table:style-name="ce5" office:value-type="string">
            <text:p>Ida Shield</text:p>
          </table:table-cell>
          <table:table-cell office:value-type="string">
            <text:p>S</text:p>
          </table:table-cell>
          <table:table-cell office:value-type="string">
            <text:p>Shield</text:p>
          </table:table-cell>
          <table:table-cell/>
          <table:table-cell table:style-name="ce10" office:value-type="float" office:value="6">
            <text:p>6</text:p>
          </table:table-cell>
          <table:table-cell table:style-name="ce10"/>
          <table:table-cell table:style-name="ce10" table:formula="of:=CEILING([.E48]/2;1)" office:value-type="float" office:value="3">
            <text:p>3</text:p>
          </table:table-cell>
          <table:table-cell table:number-columns-repeated="3" table:style-name="ce10"/>
          <table:table-cell table:style-name="ce10" office:value-type="float" office:value="1">
            <text:p>1</text:p>
          </table:table-cell>
          <table:table-cell table:number-columns-repeated="2" table:style-name="ce10"/>
          <table:table-cell table:style-name="ce10" office:value-type="float" office:value="4">
            <text:p>4</text:p>
          </table:table-cell>
          <table:table-cell table:number-columns-repeated="4" table:style-name="ce10"/>
          <table:table-cell table:style-name="ce10" office:value-type="float" office:value="1">
            <text:p>1</text:p>
          </table:table-cell>
          <table:table-cell table:number-columns-repeated="5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48]&gt;0;[.B$131]*[.U48];0)+IF([.U48]&gt;0;[.B$143];1)*IF([.X48]&gt;0;[.B$146];1)*IF([.O48]&gt;0;[.O48];1)*IF([.Z48]=1;[.Z48]*[.B$150];1)*([.H48]*[.B$131]+[.I48]*[.B$132]+[.J48]*[.B$133]+[.K48]*[.B$134]+[.L48]*[.B$136]+[.M48]*[.B$136]+[.N48]*[.B$137]+[.P48]*[.B$138]+[.Q48]*[.B$139]+[.R48]*[.B$140]+[.S48]*[.B$141]+[.T48]*[.B$142]+[.V48]*[.B$144]+[.W48]*[.B$145]+[.AB48]*[.B$151])" office:value-type="float" office:value="3.55">
            <text:p>3.6</text:p>
          </table:table-cell>
          <table:table-cell table:style-name="ce18" table:formula="of:=[.AC48]+[.G48]-IF([.U48]&gt;0;0;[.E48]+[.F48])" office:value-type="float" office:value="0.55">
            <text:p>0.5</text:p>
          </table:table-cell>
          <table:table-cell table:style-name="ce21" table:formula="of:=[.AD48]" office:value-type="float" office:value="0.55">
            <text:p>0.5</text:p>
          </table:table-cell>
          <table:table-cell table:number-columns-repeated="2"/>
          <table:table-cell table:style-name="ce10" table:formula="of:=IF([.E48]&lt;5; 3; IF([.E48]&lt;7; 2; 1))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988"/>
        </table:table-row>
        <table:table-row-group>
          <table:table-row table:style-name="ro2">
            <table:table-cell office:value-type="string">
              <text:p>Star Gatherer</text:p>
            </table:table-cell>
            <table:table-cell office:value-type="string">
              <text:p>S</text:p>
            </table:table-cell>
            <table:table-cell office:value-type="string">
              <text:p>Ship</text:p>
            </table:table-cell>
            <table:table-cell office:value-type="string">
              <text:p>Pay 2 Energy to gain 5 Credits</text:p>
            </table:table-cell>
            <table:table-cell table:style-name="ce10" office:value-type="float" office:value="6">
              <text:p>6</text:p>
            </table:table-cell>
            <table:table-cell table:style-name="ce10"/>
            <table:table-cell table:style-name="ce10" table:formula="of:=CEILING([.E49]/2;1)" office:value-type="float" office:value="3">
              <text:p>3</text:p>
            </table:table-cell>
            <table:table-cell table:style-name="ce10" office:value-type="float" office:value="2">
              <text:p>2</text:p>
            </table:table-cell>
            <table:table-cell table:style-name="ce10" office:value-type="float" office:value="5">
              <text:p>5</text:p>
            </table:table-cell>
            <table:table-cell table:number-columns-repeated="15" table:style-name="ce10"/>
            <table:table-cell table:style-name="ce10"/>
            <table:table-cell table:style-name="ce10"/>
            <table:table-cell table:style-name="ce10"/>
            <table:table-cell table:style-name="ce15"/>
            <table:table-cell table:style-name="ce15" table:formula="of:=IF([.U49]&gt;0;[.B$131]*[.U49];0)+IF([.U49]&gt;0;[.B$143];1)*IF([.X49]&gt;0;[.B$146];1)*IF([.O49]&gt;0;[.O49];1)*IF([.Z49]=1;[.Z49]*[.B$150];1)*([.H49]*[.B$131]+[.I49]*[.B$132]+[.J49]*[.B$133]+[.K49]*[.B$134]+[.L49]*[.B$136]+[.M49]*[.B$136]+[.N49]*[.B$137]+[.P49]*[.B$138]+[.Q49]*[.B$139]+[.R49]*[.B$140]+[.S49]*[.B$141]+[.T49]*[.B$142]+[.V49]*[.B$144]+[.W49]*[.B$145]+[.AB49]*[.B$151])" office:value-type="float" office:value="5">
              <text:p>5.0</text:p>
            </table:table-cell>
            <table:table-cell table:style-name="ce18" table:formula="of:=[.AC49]+[.G49]-IF([.U49]&gt;0;0;[.E49]+[.F49])" office:value-type="float" office:value="2">
              <text:p>2.0</text:p>
            </table:table-cell>
            <table:table-cell table:style-name="ce21" table:formula="of:=[.AD49]+[.AD50]" office:value-type="float" office:value="3.24">
              <text:p>3.2</text:p>
            </table:table-cell>
            <table:table-cell table:number-columns-repeated="2"/>
            <table:table-cell table:style-name="ce10" table:formula="of:=IF([.E49]&lt;5; 3; IF([.E49]&lt;7; 2; 1))" office:value-type="float" office:value="2">
              <text:p>2</text:p>
            </table:table-cell>
            <table:table-cell office:value-type="float" office:value="1">
              <text:p>1</text:p>
            </table:table-cell>
            <table:table-cell table:number-columns-repeated="988"/>
          </table:table-row>
          <table:table-row table:style-name="ro2">
            <table:table-cell table:style-name="ce1" office:value-type="string">
              <text:p>Ally</text:p>
            </table:table-cell>
            <table:table-cell table:style-name="ce8" office:value-type="string">
              <text:p>S</text:p>
            </table:table-cell>
            <table:table-cell table:style-name="ce8" office:value-type="string">
              <text:p>Ability</text:p>
            </table:table-cell>
            <table:table-cell table:style-name="ce8" office:value-type="string">
              <text:p>Pay 1 Energy to gain 3 Credits</text:p>
            </table:table-cell>
            <table:table-cell table:number-columns-repeated="2" table:style-name="ce12"/>
            <table:table-cell table:style-name="ce10"/>
            <table:table-cell table:style-name="ce12" office:value-type="float" office:value="1">
              <text:p>1</text:p>
            </table:table-cell>
            <table:table-cell table:style-name="ce12" office:value-type="float" office:value="3">
              <text:p>3</text:p>
            </table:table-cell>
            <table:table-cell table:number-columns-repeated="15" table:style-name="ce12"/>
            <table:table-cell table:style-name="ce12"/>
            <table:table-cell table:style-name="ce12" office:value-type="float" office:value="1">
              <text:p>1</text:p>
            </table:table-cell>
            <table:table-cell table:style-name="ce12"/>
            <table:table-cell table:style-name="ce17"/>
            <table:table-cell table:style-name="ce15" table:formula="of:=IF([.U50]&gt;0;[.B$131]*[.U50];0)+IF([.U50]&gt;0;[.B$143];1)*IF([.X50]&gt;0;[.B$146];1)*IF([.O50]&gt;0;[.O50];1)*IF([.Z50]=1;[.Z50]*[.B$150];1)*([.H50]*[.B$131]+[.I50]*[.B$132]+[.J50]*[.B$133]+[.K50]*[.B$134]+[.L50]*[.B$136]+[.M50]*[.B$136]+[.N50]*[.B$137]+[.P50]*[.B$138]+[.Q50]*[.B$139]+[.R50]*[.B$140]+[.S50]*[.B$141]+[.T50]*[.B$142]+[.V50]*[.B$144]+[.W50]*[.B$145]+[.AB50]*[.B$151])" office:value-type="float" office:value="1.24">
              <text:p>1.2</text:p>
            </table:table-cell>
            <table:table-cell table:style-name="ce18" table:formula="of:=[.AC50]+[.G50]-IF([.U50]&gt;0;0;[.E50]+[.F50])" office:value-type="float" office:value="1.24">
              <text:p>1.2</text:p>
            </table:table-cell>
            <table:table-cell table:style-name="ce22"/>
            <table:table-cell table:style-name="ce8" table:number-columns-repeated="2"/>
            <table:table-cell table:style-name="ce10"/>
            <table:table-cell office:value-type="float" office:value="1">
              <text:p>1</text:p>
            </table:table-cell>
            <table:table-cell table:style-name="ce8" table:number-columns-repeated="988"/>
          </table:table-row>
        </table:table-row-group>
        <table:table-row table:style-name="ro2">
          <table:table-cell office:value-type="string">
            <text:p>Planetmender</text:p>
          </table:table-cell>
          <table:table-cell office:value-type="string">
            <text:p>S</text:p>
          </table:table-cell>
          <table:table-cell office:value-type="string">
            <text:p>Ship</text:p>
          </table:table-cell>
          <table:table-cell office:value-type="string">
            <text:p>Pay 3 Energy to Heal 3 on any Planet </text:p>
          </table:table-cell>
          <table:table-cell table:style-name="ce10" office:value-type="float" office:value="7">
            <text:p>7</text:p>
          </table:table-cell>
          <table:table-cell table:style-name="ce10"/>
          <table:table-cell table:style-name="ce10" table:formula="of:=CEILING([.E51]/2;1)" office:value-type="float" office:value="4">
            <text:p>4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51]&gt;0;[.B$131]*[.U51];0)+IF([.U51]&gt;0;[.B$143];1)*IF([.X51]&gt;0;[.B$146];1)*IF([.O51]&gt;0;[.O51];1)*IF([.Z51]=1;[.Z51]*[.B$150];1)*([.H51]*[.B$131]+[.I51]*[.B$132]+[.J51]*[.B$133]+[.K51]*[.B$134]+[.L51]*[.B$136]+[.M51]*[.B$136]+[.N51]*[.B$137]+[.P51]*[.B$138]+[.Q51]*[.B$139]+[.R51]*[.B$140]+[.S51]*[.B$141]+[.T51]*[.B$142]+[.V51]*[.B$144]+[.W51]*[.B$145]+[.AB51]*[.B$151])" office:value-type="float" office:value="0">
            <text:p>0.0</text:p>
          </table:table-cell>
          <table:table-cell table:style-name="ce18" table:formula="of:=[.AC51]+[.G51]-IF([.U51]&gt;0;0;[.E51]+[.F51])" office:value-type="float" office:value="-3">
            <text:p>-3.0</text:p>
          </table:table-cell>
          <table:table-cell table:style-name="ce21" table:formula="of:=[.AD51]" office:value-type="float" office:value="-3">
            <text:p>-3.0</text:p>
          </table:table-cell>
          <table:table-cell table:number-columns-repeated="2"/>
          <table:table-cell table:style-name="ce10" table:formula="of:=IF([.E51]&lt;5; 3; IF([.E51]&lt;7; 2; 1))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988"/>
        </table:table-row>
        <table:table-row table:style-name="ro2">
          <table:table-cell office:value-type="string">
            <text:p>Black Hole Collector</text:p>
          </table:table-cell>
          <table:table-cell office:value-type="string">
            <text:p>S</text:p>
          </table:table-cell>
          <table:table-cell office:value-type="string">
            <text:p>Fleet</text:p>
          </table:table-cell>
          <table:table-cell office:value-type="string">
            <text:p>Pay X Energy. Gain 2 credits for each energy paid</text:p>
          </table:table-cell>
          <table:table-cell table:style-name="ce10" office:value-type="float" office:value="8">
            <text:p>8</text:p>
          </table:table-cell>
          <table:table-cell table:style-name="ce10"/>
          <table:table-cell table:style-name="ce10" table:formula="of:=CEILING([.E52]/2;1)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5" table:style-name="ce10"/>
          <table:table-cell table:style-name="ce10" office:value-type="float" office:value="3">
            <text:p>3</text:p>
          </table:table-cell>
          <table:table-cell table:number-columns-repeated="9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52]&gt;0;[.B$131]*[.U52];0)+IF([.U52]&gt;0;[.B$143];1)*IF([.X52]&gt;0;[.B$146];1)*IF([.O52]&gt;0;[.O52];1)*IF([.Z52]=1;[.Z52]*[.B$150];1)*([.H52]*[.B$131]+[.I52]*[.B$132]+[.J52]*[.B$133]+[.K52]*[.B$134]+[.L52]*[.B$136]+[.M52]*[.B$136]+[.N52]*[.B$137]+[.P52]*[.B$138]+[.Q52]*[.B$139]+[.R52]*[.B$140]+[.S52]*[.B$141]+[.T52]*[.B$142]+[.V52]*[.B$144]+[.W52]*[.B$145]+[.AB52]*[.B$151])" office:value-type="float" office:value="5.7">
            <text:p>5.7</text:p>
          </table:table-cell>
          <table:table-cell table:style-name="ce18" table:formula="of:=[.AC52]+[.G52]-IF([.U52]&gt;0;0;[.E52]+[.F52])" office:value-type="float" office:value="1.7">
            <text:p>1.7</text:p>
          </table:table-cell>
          <table:table-cell table:style-name="ce21" table:formula="of:=[.AD52]" office:value-type="float" office:value="1.7">
            <text:p>1.7</text:p>
          </table:table-cell>
          <table:table-cell table:number-columns-repeated="2"/>
          <table:table-cell table:style-name="ce10" table:formula="of:=IF([.E52]&lt;5; 3; IF([.E52]&lt;7; 2; 1))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988"/>
        </table:table-row>
        <table:table-row-group>
          <table:table-row table:style-name="ro2">
            <table:table-cell office:value-type="string">
              <text:p>Vega High Command</text:p>
            </table:table-cell>
            <table:table-cell office:value-type="string">
              <text:p>S</text:p>
            </table:table-cell>
            <table:table-cell office:value-type="string">
              <text:p>Fleet</text:p>
            </table:table-cell>
            <table:table-cell office:value-type="string">
              <text:p>You may pay 3 less Credits and 3 less Strength for each planet colonized this turn</text:p>
            </table:table-cell>
            <table:table-cell table:style-name="ce10" office:value-type="float" office:value="9">
              <text:p>9</text:p>
            </table:table-cell>
            <table:table-cell table:style-name="ce10"/>
            <table:table-cell table:style-name="ce10" table:formula="of:=CEILING([.E53]/2;1)" office:value-type="float" office:value="5">
              <text:p>5</text:p>
            </table:table-cell>
            <table:table-cell table:style-name="ce10"/>
            <table:table-cell table:number-columns-repeated="2" table:style-name="ce10" office:value-type="float" office:value="3">
              <text:p>3</text:p>
            </table:table-cell>
            <table:table-cell table:number-columns-repeated="14" table:style-name="ce10"/>
            <table:table-cell table:style-name="ce10"/>
            <table:table-cell table:style-name="ce10"/>
            <table:table-cell table:style-name="ce10"/>
            <table:table-cell table:style-name="ce15" office:value-type="float" office:value="1">
              <text:p>1.0</text:p>
            </table:table-cell>
            <table:table-cell table:style-name="ce15" table:formula="of:=IF([.U53]&gt;0;[.B$131]*[.U53];0)+IF([.U53]&gt;0;[.B$143];1)*IF([.X53]&gt;0;[.B$146];1)*IF([.O53]&gt;0;[.O53];1)*IF([.Z53]=1;[.Z53]*[.B$150];1)*([.H53]*[.B$131]+[.I53]*[.B$132]+[.J53]*[.B$133]+[.K53]*[.B$134]+[.L53]*[.B$136]+[.M53]*[.B$136]+[.N53]*[.B$137]+[.P53]*[.B$138]+[.Q53]*[.B$139]+[.R53]*[.B$140]+[.S53]*[.B$141]+[.T53]*[.B$142]+[.V53]*[.B$144]+[.W53]*[.B$145]+[.AB53]*[.B$151])" office:value-type="float" office:value="8.8">
              <text:p>8.8</text:p>
            </table:table-cell>
            <table:table-cell table:style-name="ce18" table:formula="of:=[.AC53]+[.G53]-IF([.U53]&gt;0;0;[.E53]+[.F53])" office:value-type="float" office:value="4.8">
              <text:p>4.8</text:p>
            </table:table-cell>
            <table:table-cell table:style-name="ce21" table:formula="of:=[.AD53]+[.AD54]" office:value-type="float" office:value="5.7">
              <text:p>5.7</text:p>
            </table:table-cell>
            <table:table-cell table:number-columns-repeated="2"/>
            <table:table-cell table:style-name="ce10" table:formula="of:=IF([.E53]&lt;5; 3; IF([.E53]&lt;7; 2; 1))" office:value-type="float" office:value="1">
              <text:p>1</text:p>
            </table:table-cell>
            <table:table-cell office:value-type="float" office:value="1">
              <text:p>1</text:p>
            </table:table-cell>
            <table:table-cell table:number-columns-repeated="988"/>
          </table:table-row>
          <table:table-row table:style-name="ro2">
            <table:table-cell table:style-name="ce1" office:value-type="string">
              <text:p>Ally</text:p>
            </table:table-cell>
            <table:table-cell office:value-type="string">
              <text:p>S</text:p>
            </table:table-cell>
            <table:table-cell office:value-type="string">
              <text:p>Ability</text:p>
            </table:table-cell>
            <table:table-cell office:value-type="string">
              <text:p>Gain 3 Energy</text:p>
            </table:table-cell>
            <table:table-cell table:number-columns-repeated="6" table:style-name="ce10"/>
            <table:table-cell table:style-name="ce10" office:value-type="float" office:value="3">
              <text:p>3</text:p>
            </table:table-cell>
            <table:table-cell table:number-columns-repeated="13" table:style-name="ce10"/>
            <table:table-cell table:style-name="ce10"/>
            <table:table-cell table:style-name="ce10" office:value-type="float" office:value="1">
              <text:p>1</text:p>
            </table:table-cell>
            <table:table-cell table:style-name="ce10"/>
            <table:table-cell table:style-name="ce15"/>
            <table:table-cell table:style-name="ce15" table:formula="of:=IF([.U54]&gt;0;[.B$131]*[.U54];0)+IF([.U54]&gt;0;[.B$143];1)*IF([.X54]&gt;0;[.B$146];1)*IF([.O54]&gt;0;[.O54];1)*IF([.Z54]=1;[.Z54]*[.B$150];1)*([.H54]*[.B$131]+[.I54]*[.B$132]+[.J54]*[.B$133]+[.K54]*[.B$134]+[.L54]*[.B$136]+[.M54]*[.B$136]+[.N54]*[.B$137]+[.P54]*[.B$138]+[.Q54]*[.B$139]+[.R54]*[.B$140]+[.S54]*[.B$141]+[.T54]*[.B$142]+[.V54]*[.B$144]+[.W54]*[.B$145]+[.AB54]*[.B$151])" office:value-type="float" office:value="0.9">
              <text:p>0.9</text:p>
            </table:table-cell>
            <table:table-cell table:style-name="ce18" table:formula="of:=[.AC54]+[.G54]-IF([.U54]&gt;0;0;[.E54]+[.F54])" office:value-type="float" office:value="0.9">
              <text:p>0.9</text:p>
            </table:table-cell>
            <table:table-cell table:style-name="ce21"/>
            <table:table-cell table:number-columns-repeated="2"/>
            <table:table-cell table:style-name="ce10"/>
            <table:table-cell office:value-type="float" office:value="1">
              <text:p>1</text:p>
            </table:table-cell>
            <table:table-cell table:number-columns-repeated="988"/>
          </table:table-row>
        </table:table-row-group>
        <table:table-row table:style-name="ro2">
          <table:table-cell table:style-name="ce2" office:value-type="string">
            <text:p>Stellaria Total</text:p>
          </table:table-cell>
          <table:table-cell table:style-name="ce7" table:number-columns-repeated="3"/>
          <table:table-cell table:number-columns-repeated="3" table:style-name="ce11"/>
          <table:table-cell table:style-name="ce11" table:formula="of:=SUM([.H40:.H53])" office:value-type="float" office:value="9">
            <text:p>9</text:p>
          </table:table-cell>
          <table:table-cell table:style-name="ce11" table:formula="of:=SUM([.I40:.I53])" office:value-type="float" office:value="17">
            <text:p>17</text:p>
          </table:table-cell>
          <table:table-cell table:style-name="ce11" table:formula="of:=SUM([.J40:.J53])" office:value-type="float" office:value="9">
            <text:p>9</text:p>
          </table:table-cell>
          <table:table-cell table:style-name="ce11" table:formula="of:=SUM([.K40:.K53])" office:value-type="float" office:value="6">
            <text:p>6</text:p>
          </table:table-cell>
          <table:table-cell table:style-name="ce11" table:formula="of:=SUM([.L40:.L53])" office:value-type="float" office:value="0">
            <text:p>0</text:p>
          </table:table-cell>
          <table:table-cell table:style-name="ce11" table:formula="of:=SUM([.M40:.M53])" office:value-type="float" office:value="0">
            <text:p>0</text:p>
          </table:table-cell>
          <table:table-cell table:style-name="ce11" table:formula="of:=SUM([.N40:.N53])" office:value-type="float" office:value="9">
            <text:p>9</text:p>
          </table:table-cell>
          <table:table-cell table:style-name="ce11" table:formula="of:=SUM([.O40:.O53])" office:value-type="float" office:value="3">
            <text:p>3</text:p>
          </table:table-cell>
          <table:table-cell table:style-name="ce11" table:formula="of:=SUM([.P40:.P53])" office:value-type="float" office:value="0">
            <text:p>0</text:p>
          </table:table-cell>
          <table:table-cell table:style-name="ce11" table:formula="of:=SUM([.Q40:.Q53])" office:value-type="float" office:value="0">
            <text:p>0</text:p>
          </table:table-cell>
          <table:table-cell table:style-name="ce11" table:formula="of:=SUM([.R40:.R53])" office:value-type="float" office:value="0">
            <text:p>0</text:p>
          </table:table-cell>
          <table:table-cell table:style-name="ce11" table:formula="of:=SUM([.S40:.S53])" office:value-type="float" office:value="4">
            <text:p>4</text:p>
          </table:table-cell>
          <table:table-cell table:style-name="ce11" table:formula="of:=SUM([.T40:.T53])" office:value-type="float" office:value="0">
            <text:p>0</text:p>
          </table:table-cell>
          <table:table-cell table:style-name="ce11" table:formula="of:=SUM([.U40:.U53])" office:value-type="float" office:value="0">
            <text:p>0</text:p>
          </table:table-cell>
          <table:table-cell table:style-name="ce11" table:formula="of:=SUM([.V40:.V53])" office:value-type="float" office:value="0">
            <text:p>0</text:p>
          </table:table-cell>
          <table:table-cell table:style-name="ce11" table:formula="of:=SUM([.W40:.W53])" office:value-type="float" office:value="0">
            <text:p>0</text:p>
          </table:table-cell>
          <table:table-cell table:style-name="ce11" table:formula="of:=SUM([.X40:.X53])" office:value-type="float" office:value="0">
            <text:p>0</text:p>
          </table:table-cell>
          <table:table-cell table:style-name="ce11" table:formula="of:=SUM([.Y40:.Y53])" office:value-type="float" office:value="0">
            <text:p>0</text:p>
          </table:table-cell>
          <table:table-cell table:style-name="ce11" table:formula="of:=SUM([.Z40:.Z53])" office:value-type="float" office:value="2">
            <text:p>2</text:p>
          </table:table-cell>
          <table:table-cell table:style-name="ce11"/>
          <table:table-cell table:style-name="ce16" table:formula="of:=SUM([.AB40:.AB53])" office:value-type="float" office:value="2.5">
            <text:p>2.5</text:p>
          </table:table-cell>
          <table:table-cell table:style-name="ce15" table:formula="of:=IF([.U55]&gt;0;[.B$131]*[.U55];0)+IF([.U55]&gt;0;[.B$143];1)*IF([.X55]&gt;0;[.B$146];1)*IF([.O55]&gt;0;[.O55];1)*IF([.Z55]=1;[.Z55]*[.B$150];1)*([.H55]*[.B$131]+[.I55]*[.B$132]+[.J55]*[.B$133]+[.K55]*[.B$134]+[.L55]*[.B$136]+[.M55]*[.B$136]+[.N55]*[.B$137]+[.P55]*[.B$138]+[.Q55]*[.B$139]+[.R55]*[.B$140]+[.S55]*[.B$141]+[.T55]*[.B$142]+[.V55]*[.B$144]+[.W55]*[.B$145]+[.AB55]*[.B$151])" office:value-type="float" office:value="129.6">
            <text:p>129.6</text:p>
          </table:table-cell>
          <table:table-cell table:style-name="ce18" table:formula="of:=[.AC55]+[.G55]-IF([.U55]&gt;0;0;[.E55]+[.F55])" office:value-type="float" office:value="129.6">
            <text:p>129.6</text:p>
          </table:table-cell>
          <table:table-cell table:style-name="ce21" table:formula="of:=[.AD55]" office:value-type="float" office:value="129.6">
            <text:p>129.6</text:p>
          </table:table-cell>
          <table:table-cell table:number-columns-repeated="2"/>
          <table:table-cell table:style-name="ce11" table:formula="of:=SUM([.AH40:.AH54])" office:value-type="float" office:value="23">
            <text:p>23</text:p>
          </table:table-cell>
          <table:table-cell table:number-columns-repeated="989"/>
        </table:table-row>
        <table:table-row table:style-name="ro2">
          <table:table-cell office:value-type="string">
            <text:p>“Micky” Micro Cruiser</text:p>
          </table:table-cell>
          <table:table-cell office:value-type="string">
            <text:p>RA</text:p>
          </table:table-cell>
          <table:table-cell office:value-type="string">
            <text:p>Ship</text:p>
          </table:table-cell>
          <table:table-cell office:value-type="string">
            <text:p>Retain. Pay 1 Energy to gain 2 Credits OR 2 Strength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0" table:formula="of:=CEILING([.E56]/2;1)" office:value-type="float" office:value="1">
            <text:p>1</text:p>
          </table:table-cell>
          <table:table-cell table:number-columns-repeated="3" table:style-name="ce10" office:value-type="float" office:value="1">
            <text:p>1</text:p>
          </table:table-cell>
          <table:table-cell table:number-columns-repeated="5" table:style-name="ce10"/>
          <table:table-cell table:style-name="ce10" office:value-type="float" office:value="1">
            <text:p>1</text:p>
          </table:table-cell>
          <table:table-cell table:number-columns-repeated="7" table:style-name="ce10"/>
          <table:table-cell table:style-name="ce10" office:value-type="float" office:value="1">
            <text:p>1</text:p>
          </table:table-cell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56]&gt;0;[.B$131]*[.U56];0)+IF([.U56]&gt;0;[.B$143];1)*IF([.X56]&gt;0;[.B$146];1)*IF([.O56]&gt;0;[.O56];1)*IF([.Z56]=1;[.Z56]*[.B$150];1)*([.H56]*[.B$131]+[.I56]*[.B$132]+[.J56]*[.B$133]+[.K56]*[.B$134]+[.L56]*[.B$136]+[.M56]*[.B$136]+[.N56]*[.B$137]+[.P56]*[.B$138]+[.Q56]*[.B$139]+[.R56]*[.B$140]+[.S56]*[.B$141]+[.T56]*[.B$142]+[.V56]*[.B$144]+[.W56]*[.B$145]+[.AB56]*[.B$151])" office:value-type="float" office:value="1.41">
            <text:p>1.4</text:p>
          </table:table-cell>
          <table:table-cell table:style-name="ce18" table:formula="of:=[.AC56]+[.G56]-IF([.U56]&gt;0;0;[.E56]+[.F56])" office:value-type="float" office:value="1.41">
            <text:p>1.4</text:p>
          </table:table-cell>
          <table:table-cell table:style-name="ce21" table:formula="of:=[.AD56]" office:value-type="float" office:value="1.41">
            <text:p>1.4</text:p>
          </table:table-cell>
          <table:table-cell office:value-type="string">
            <text:p>The copyright force is strong with this one</text:p>
          </table:table-cell>
          <table:table-cell/>
          <table:table-cell table:style-name="ce10" table:formula="of:=IF([.E56]&lt;5; 3; IF([.E56]&lt;7; 2; 1))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88"/>
        </table:table-row>
        <table:table-row table:style-name="ro2">
          <table:table-cell office:value-type="string">
            <text:p>Nebulon Hopper</text:p>
          </table:table-cell>
          <table:table-cell office:value-type="string">
            <text:p>RA</text:p>
          </table:table-cell>
          <table:table-cell office:value-type="string">
            <text:p>Ship</text:p>
          </table:table-cell>
          <table:table-cell office:value-type="string">
            <text:p>Gain 2 Energy. Retain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10" table:formula="of:=CEILING([.E57]/2;1)" office:value-type="float" office:value="1">
            <text:p>1</text:p>
          </table:table-cell>
          <table:table-cell table:number-columns-repeated="3" table:style-name="ce10"/>
          <table:table-cell table:style-name="ce10" office:value-type="float" office:value="2">
            <text:p>2</text:p>
          </table:table-cell>
          <table:table-cell table:number-columns-repeated="4" table:style-name="ce10"/>
          <table:table-cell table:style-name="ce10" office:value-type="float" office:value="1">
            <text:p>1</text:p>
          </table:table-cell>
          <table:table-cell table:number-columns-repeated="6" table:style-name="ce10"/>
          <table:table-cell table:style-name="ce10" office:value-type="float" office:value="1">
            <text:p>1</text:p>
          </table:table-cell>
          <table:table-cell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57]&gt;0;[.B$131]*[.U57];0)+IF([.U57]&gt;0;[.B$143];1)*IF([.X57]&gt;0;[.B$146];1)*IF([.O57]&gt;0;[.O57];1)*IF([.Z57]=1;[.Z57]*[.B$150];1)*([.H57]*[.B$131]+[.I57]*[.B$132]+[.J57]*[.B$133]+[.K57]*[.B$134]+[.L57]*[.B$136]+[.M57]*[.B$136]+[.N57]*[.B$137]+[.P57]*[.B$138]+[.Q57]*[.B$139]+[.R57]*[.B$140]+[.S57]*[.B$141]+[.T57]*[.B$142]+[.V57]*[.B$144]+[.W57]*[.B$145]+[.AB57]*[.B$151])" office:value-type="float" office:value="2.6">
            <text:p>2.6</text:p>
          </table:table-cell>
          <table:table-cell table:style-name="ce18" table:formula="of:=[.AC57]+[.G57]-IF([.U57]&gt;0;0;[.E57]+[.F57])" office:value-type="float" office:value="1.6">
            <text:p>1.6</text:p>
          </table:table-cell>
          <table:table-cell table:style-name="ce21" table:formula="of:=[.AD57]" office:value-type="float" office:value="1.6">
            <text:p>1.6</text:p>
          </table:table-cell>
          <table:table-cell table:number-columns-repeated="2"/>
          <table:table-cell table:style-name="ce10" table:formula="of:=IF([.E57]&lt;5; 3; IF([.E57]&lt;7; 2; 1))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88"/>
        </table:table-row>
        <table:table-row-group>
          <table:table-row table:style-name="ro2">
            <table:table-cell office:value-type="string">
              <text:p>Metallic Hydrogen Supplier</text:p>
            </table:table-cell>
            <table:table-cell office:value-type="string">
              <text:p>RA</text:p>
            </table:table-cell>
            <table:table-cell office:value-type="string">
              <text:p>Ship</text:p>
            </table:table-cell>
            <table:table-cell office:value-type="string">
              <text:p>Pay 1 Energy to gain 2 Credit and you may scrap a card in your hand or discard pile</text:p>
            </table:table-cell>
            <table:table-cell table:style-name="ce10" office:value-type="float" office:value="3">
              <text:p>3</text:p>
            </table:table-cell>
            <table:table-cell table:style-name="ce10"/>
            <table:table-cell table:style-name="ce10" table:formula="of:=CEILING([.E58]/2;1)" office:value-type="float" office:value="2">
              <text:p>2</text:p>
            </table:table-cell>
            <table:table-cell table:style-name="ce10" office:value-type="float" office:value="1">
              <text:p>1</text:p>
            </table:table-cell>
            <table:table-cell table:style-name="ce10" office:value-type="float" office:value="2">
              <text:p>2</text:p>
            </table:table-cell>
            <table:table-cell table:number-columns-repeated="8" table:style-name="ce10"/>
            <table:table-cell table:style-name="ce10" office:value-type="float" office:value="1">
              <text:p>1</text:p>
            </table:table-cell>
            <table:table-cell table:number-columns-repeated="6" table:style-name="ce10"/>
            <table:table-cell table:style-name="ce10"/>
            <table:table-cell table:style-name="ce10"/>
            <table:table-cell table:style-name="ce10"/>
            <table:table-cell table:style-name="ce15"/>
            <table:table-cell table:style-name="ce15" table:formula="of:=IF([.U58]&gt;0;[.B$131]*[.U58];0)+IF([.U58]&gt;0;[.B$143];1)*IF([.X58]&gt;0;[.B$146];1)*IF([.O58]&gt;0;[.O58];1)*IF([.Z58]=1;[.Z58]*[.B$150];1)*([.H58]*[.B$131]+[.I58]*[.B$132]+[.J58]*[.B$133]+[.K58]*[.B$134]+[.L58]*[.B$136]+[.M58]*[.B$136]+[.N58]*[.B$137]+[.P58]*[.B$138]+[.Q58]*[.B$139]+[.R58]*[.B$140]+[.S58]*[.B$141]+[.T58]*[.B$142]+[.V58]*[.B$144]+[.W58]*[.B$145]+[.AB58]*[.B$151])" office:value-type="float" office:value="3">
              <text:p>3.0</text:p>
            </table:table-cell>
            <table:table-cell table:style-name="ce18" table:formula="of:=[.AC58]+[.G58]-IF([.U58]&gt;0;0;[.E58]+[.F58])" office:value-type="float" office:value="2">
              <text:p>2.0</text:p>
            </table:table-cell>
            <table:table-cell table:style-name="ce21" table:formula="of:=[.AD58]+[.AD59]" office:value-type="float" office:value="2.24">
              <text:p>2.2</text:p>
            </table:table-cell>
            <table:table-cell table:number-columns-repeated="2"/>
            <table:table-cell table:style-name="ce10" table:formula="of:=IF([.E58]&lt;5; 3; IF([.E58]&lt;7; 2; 1))" office:value-type="float" office:value="3">
              <text:p>3</text:p>
            </table:table-cell>
            <table:table-cell office:value-type="float" office:value="1">
              <text:p>1</text:p>
            </table:table-cell>
            <table:table-cell table:number-columns-repeated="988"/>
          </table:table-row>
          <table:table-row table:style-name="ro2">
            <table:table-cell table:style-name="ce1" office:value-type="string">
              <text:p>Ally</text:p>
            </table:table-cell>
            <table:table-cell office:value-type="string">
              <text:p>RA</text:p>
            </table:table-cell>
            <table:table-cell office:value-type="string">
              <text:p>Ability</text:p>
            </table:table-cell>
            <table:table-cell office:value-type="string">
              <text:p>Pay 1 Energy to scrap a card in your hand or discard pile</text:p>
            </table:table-cell>
            <table:table-cell table:number-columns-repeated="3" table:style-name="ce10"/>
            <table:table-cell table:style-name="ce10" office:value-type="float" office:value="1">
              <text:p>1</text:p>
            </table:table-cell>
            <table:table-cell table:number-columns-repeated="9" table:style-name="ce10"/>
            <table:table-cell table:style-name="ce10" office:value-type="float" office:value="1">
              <text:p>1</text:p>
            </table:table-cell>
            <table:table-cell table:number-columns-repeated="6" table:style-name="ce10"/>
            <table:table-cell table:style-name="ce10"/>
            <table:table-cell table:style-name="ce10" office:value-type="float" office:value="1">
              <text:p>1</text:p>
            </table:table-cell>
            <table:table-cell table:style-name="ce10"/>
            <table:table-cell table:style-name="ce15"/>
            <table:table-cell table:style-name="ce15" table:formula="of:=IF([.U59]&gt;0;[.B$131]*[.U59];0)+IF([.U59]&gt;0;[.B$143];1)*IF([.X59]&gt;0;[.B$146];1)*IF([.O59]&gt;0;[.O59];1)*IF([.Z59]=1;[.Z59]*[.B$150];1)*([.H59]*[.B$131]+[.I59]*[.B$132]+[.J59]*[.B$133]+[.K59]*[.B$134]+[.L59]*[.B$136]+[.M59]*[.B$136]+[.N59]*[.B$137]+[.P59]*[.B$138]+[.Q59]*[.B$139]+[.R59]*[.B$140]+[.S59]*[.B$141]+[.T59]*[.B$142]+[.V59]*[.B$144]+[.W59]*[.B$145]+[.AB59]*[.B$151])" office:value-type="float" office:value="0.24">
              <text:p>0.2</text:p>
            </table:table-cell>
            <table:table-cell table:style-name="ce18" table:formula="of:=[.AC59]+[.G59]-IF([.U59]&gt;0;0;[.E59]+[.F59])" office:value-type="float" office:value="0.24">
              <text:p>0.2</text:p>
            </table:table-cell>
            <table:table-cell table:style-name="ce21"/>
            <table:table-cell table:number-columns-repeated="2"/>
            <table:table-cell table:style-name="ce10"/>
            <table:table-cell office:value-type="float" office:value="1">
              <text:p>1</text:p>
            </table:table-cell>
            <table:table-cell table:number-columns-repeated="988"/>
          </table:table-row>
        </table:table-row-group>
        <table:table-row table:style-name="ro2">
          <table:table-cell table:style-name="ce6" office:value-type="string">
            <text:p>Magellan Satellite</text:p>
          </table:table-cell>
          <table:table-cell office:value-type="string">
            <text:p>RA</text:p>
          </table:table-cell>
          <table:table-cell office:value-type="string">
            <text:p>Fleet</text:p>
          </table:table-cell>
          <table:table-cell office:value-type="string">
            <text:p>Gain 1 Energy or 2 Credits</text:p>
          </table:table-cell>
          <table:table-cell table:style-name="ce10" office:value-type="float" office:value="4">
            <text:p>4</text:p>
          </table:table-cell>
          <table:table-cell table:style-name="ce10"/>
          <table:table-cell table:style-name="ce10" table:formula="of:=CEILING([.E60]/2;1)" office:value-type="float" office:value="2">
            <text:p>2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60]&gt;0;[.B$131]*[.U60];0)+IF([.U60]&gt;0;[.B$143];1)*IF([.X60]&gt;0;[.B$146];1)*IF([.O60]&gt;0;[.O60];1)*IF([.Z60]=1;[.Z60]*[.B$150];1)*([.H60]*[.B$131]+[.I60]*[.B$132]+[.J60]*[.B$133]+[.K60]*[.B$134]+[.L60]*[.B$136]+[.M60]*[.B$136]+[.N60]*[.B$137]+[.P60]*[.B$138]+[.Q60]*[.B$139]+[.R60]*[.B$140]+[.S60]*[.B$141]+[.T60]*[.B$142]+[.V60]*[.B$144]+[.W60]*[.B$145]+[.AB60]*[.B$151])" office:value-type="float" office:value="0">
            <text:p>0.0</text:p>
          </table:table-cell>
          <table:table-cell table:style-name="ce18" table:formula="of:=[.AC60]+[.G60]-IF([.U60]&gt;0;0;[.E60]+[.F60])" office:value-type="float" office:value="-2">
            <text:p>-2.0</text:p>
          </table:table-cell>
          <table:table-cell table:style-name="ce21" table:formula="of:=[.AD60]" office:value-type="float" office:value="-2">
            <text:p>-2.0</text:p>
          </table:table-cell>
          <table:table-cell table:number-columns-repeated="2"/>
          <table:table-cell table:style-name="ce10" table:formula="of:=IF([.E60]&lt;5; 3; IF([.E60]&lt;7; 2; 1))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88"/>
        </table:table-row>
        <table:table-row-group>
          <table:table-row table:style-name="ro2">
            <table:table-cell/>
            <table:table-cell office:value-type="string">
              <text:p>RA</text:p>
            </table:table-cell>
            <table:table-cell office:value-type="string">
              <text:p>Ship</text:p>
            </table:table-cell>
            <table:table-cell office:value-type="string">
              <text:p>Empower. Gain 3 Credits or 2 Energy</text:p>
            </table:table-cell>
            <table:table-cell table:style-name="ce10" office:value-type="float" office:value="4">
              <text:p>4</text:p>
            </table:table-cell>
            <table:table-cell table:style-name="ce10"/>
            <table:table-cell table:style-name="ce10" table:formula="of:=CEILING([.E61]/2;1)" office:value-type="float" office:value="2">
              <text:p>2</text:p>
            </table:table-cell>
            <table:table-cell table:style-name="ce10"/>
            <table:table-cell table:style-name="ce10" office:value-type="float" office:value="3">
              <text:p>3</text:p>
            </table:table-cell>
            <table:table-cell table:style-name="ce10"/>
            <table:table-cell table:style-name="ce10" office:value-type="float" office:value="2">
              <text:p>2</text:p>
            </table:table-cell>
            <table:table-cell table:number-columns-repeated="11" table:style-name="ce10"/>
            <table:table-cell table:number-columns-repeated="2" table:style-name="ce10" office:value-type="float" office:value="1">
              <text:p>1</text:p>
            </table:table-cell>
            <table:table-cell table:style-name="ce10"/>
            <table:table-cell table:style-name="ce10"/>
            <table:table-cell table:style-name="ce10"/>
            <table:table-cell table:style-name="ce15"/>
            <table:table-cell table:style-name="ce15" table:formula="of:=IF([.U61]&gt;0;[.B$131]*[.U61];0)+IF([.U61]&gt;0;[.B$143];1)*IF([.X61]&gt;0;[.B$146];1)*IF([.O61]&gt;0;[.O61];1)*IF([.Z61]=1;[.Z61]*[.B$150];1)*([.H61]*[.B$131]+[.I61]*[.B$132]+[.J61]*[.B$133]+[.K61]*[.B$134]+[.L61]*[.B$136]+[.M61]*[.B$136]+[.N61]*[.B$137]+[.P61]*[.B$138]+[.Q61]*[.B$139]+[.R61]*[.B$140]+[.S61]*[.B$141]+[.T61]*[.B$142]+[.V61]*[.B$144]+[.W61]*[.B$145]+[.AB61]*[.B$151])" office:value-type="float" office:value="3.57">
              <text:p>3.6</text:p>
            </table:table-cell>
            <table:table-cell table:style-name="ce18" table:formula="of:=[.AC61]+[.G61]-IF([.U61]&gt;0;0;[.E61]+[.F61])" office:value-type="float" office:value="1.57">
              <text:p>1.6</text:p>
            </table:table-cell>
            <table:table-cell table:style-name="ce21" table:formula="of:=[.AD61]+[.AD62]" office:value-type="float" office:value="1.87">
              <text:p>1.9</text:p>
            </table:table-cell>
            <table:table-cell table:number-columns-repeated="2"/>
            <table:table-cell table:style-name="ce10" table:formula="of:=IF([.E61]&lt;5; 3; IF([.E61]&lt;7; 2; 1))" office:value-type="float" office:value="3">
              <text:p>3</text:p>
            </table:table-cell>
            <table:table-cell office:value-type="float" office:value="1">
              <text:p>1</text:p>
            </table:table-cell>
            <table:table-cell table:number-columns-repeated="988"/>
          </table:table-row>
          <table:table-row table:style-name="ro2">
            <table:table-cell/>
            <table:table-cell office:value-type="string">
              <text:p>RA</text:p>
            </table:table-cell>
            <table:table-cell office:value-type="string">
              <text:p>Ability</text:p>
            </table:table-cell>
            <table:table-cell office:value-type="string">
              <text:p>Gain 1 Energy</text:p>
            </table:table-cell>
            <table:table-cell table:number-columns-repeated="6" table:style-name="ce10"/>
            <table:table-cell table:style-name="ce10" office:value-type="float" office:value="1">
              <text:p>1</text:p>
            </table:table-cell>
            <table:table-cell table:number-columns-repeated="13" table:style-name="ce10"/>
            <table:table-cell table:style-name="ce10"/>
            <table:table-cell table:style-name="ce10" office:value-type="float" office:value="1">
              <text:p>1</text:p>
            </table:table-cell>
            <table:table-cell table:style-name="ce10"/>
            <table:table-cell table:style-name="ce15"/>
            <table:table-cell table:style-name="ce15" table:formula="of:=IF([.U62]&gt;0;[.B$131]*[.U62];0)+IF([.U62]&gt;0;[.B$143];1)*IF([.X62]&gt;0;[.B$146];1)*IF([.O62]&gt;0;[.O62];1)*IF([.Z62]=1;[.Z62]*[.B$150];1)*([.H62]*[.B$131]+[.I62]*[.B$132]+[.J62]*[.B$133]+[.K62]*[.B$134]+[.L62]*[.B$136]+[.M62]*[.B$136]+[.N62]*[.B$137]+[.P62]*[.B$138]+[.Q62]*[.B$139]+[.R62]*[.B$140]+[.S62]*[.B$141]+[.T62]*[.B$142]+[.V62]*[.B$144]+[.W62]*[.B$145]+[.AB62]*[.B$151])" office:value-type="float" office:value="0.3">
              <text:p>0.3</text:p>
            </table:table-cell>
            <table:table-cell table:style-name="ce18" table:formula="of:=[.AC62]+[.G62]-IF([.U62]&gt;0;0;[.E62]+[.F62])" office:value-type="float" office:value="0.3">
              <text:p>0.3</text:p>
            </table:table-cell>
            <table:table-cell table:style-name="ce21"/>
            <table:table-cell table:number-columns-repeated="2"/>
            <table:table-cell table:style-name="ce10" table:formula="of:=IF([.E62]&lt;5; 3; IF([.E62]&lt;7; 2; 1))" office:value-type="float" office:value="3">
              <text:p>3</text:p>
            </table:table-cell>
            <table:table-cell office:value-type="float" office:value="1">
              <text:p>1</text:p>
            </table:table-cell>
            <table:table-cell table:number-columns-repeated="988"/>
          </table:table-row>
        </table:table-row-group>
        <table:table-row table:style-name="ro2">
          <table:table-cell/>
          <table:table-cell office:value-type="string">
            <text:p>RA</text:p>
          </table:table-cell>
          <table:table-cell/>
          <table:table-cell office:value-type="string">
            <text:p>Retain. Pay 2 Energy to gain 3 Credits or 4 Strength</text:p>
          </table:table-cell>
          <table:table-cell table:style-name="ce10" office:value-type="float" office:value="5">
            <text:p>5</text:p>
          </table:table-cell>
          <table:table-cell table:style-name="ce10"/>
          <table:table-cell table:style-name="ce10" table:formula="of:=CEILING([.E63]/2;1)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number-columns-repeated="5" table:style-name="ce10"/>
          <table:table-cell table:style-name="ce10" office:value-type="float" office:value="1">
            <text:p>1</text:p>
          </table:table-cell>
          <table:table-cell table:number-columns-repeated="7" table:style-name="ce10"/>
          <table:table-cell table:style-name="ce10" office:value-type="float" office:value="1">
            <text:p>1</text:p>
          </table:table-cell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63]&gt;0;[.B$131]*[.U63];0)+IF([.U63]&gt;0;[.B$143];1)*IF([.X63]&gt;0;[.B$146];1)*IF([.O63]&gt;0;[.O63];1)*IF([.Z63]=1;[.Z63]*[.B$150];1)*([.H63]*[.B$131]+[.I63]*[.B$132]+[.J63]*[.B$133]+[.K63]*[.B$134]+[.L63]*[.B$136]+[.M63]*[.B$136]+[.N63]*[.B$137]+[.P63]*[.B$138]+[.Q63]*[.B$139]+[.R63]*[.B$140]+[.S63]*[.B$141]+[.T63]*[.B$142]+[.V63]*[.B$144]+[.W63]*[.B$145]+[.AB63]*[.B$151])" office:value-type="float" office:value="5.07">
            <text:p>5.1</text:p>
          </table:table-cell>
          <table:table-cell table:style-name="ce18" table:formula="of:=[.AC63]+[.G63]-IF([.U63]&gt;0;0;[.E63]+[.F63])" office:value-type="float" office:value="3.07">
            <text:p>3.1</text:p>
          </table:table-cell>
          <table:table-cell table:style-name="ce21" table:formula="of:=[.AD63]" office:value-type="float" office:value="3.07">
            <text:p>3.1</text:p>
          </table:table-cell>
          <table:table-cell table:number-columns-repeated="2"/>
          <table:table-cell table:style-name="ce10" table:formula="of:=IF([.E63]&lt;5; 3; IF([.E63]&lt;7; 2; 1))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988"/>
        </table:table-row>
        <table:table-row table:style-name="ro2">
          <table:table-cell/>
          <table:table-cell office:value-type="string">
            <text:p>RA</text:p>
          </table:table-cell>
          <table:table-cell table:number-columns-repeated="2"/>
          <table:table-cell table:style-name="ce10" office:value-type="float" office:value="6">
            <text:p>6</text:p>
          </table:table-cell>
          <table:table-cell table:style-name="ce10"/>
          <table:table-cell table:style-name="ce10" table:formula="of:=CEILING([.E64]/2;1)" office:value-type="float" office:value="3">
            <text:p>3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64]&gt;0;[.B$131]*[.U64];0)+IF([.U64]&gt;0;[.B$143];1)*IF([.X64]&gt;0;[.B$146];1)*IF([.O64]&gt;0;[.O64];1)*IF([.Z64]=1;[.Z64]*[.B$150];1)*([.H64]*[.B$131]+[.I64]*[.B$132]+[.J64]*[.B$133]+[.K64]*[.B$134]+[.L64]*[.B$136]+[.M64]*[.B$136]+[.N64]*[.B$137]+[.P64]*[.B$138]+[.Q64]*[.B$139]+[.R64]*[.B$140]+[.S64]*[.B$141]+[.T64]*[.B$142]+[.V64]*[.B$144]+[.W64]*[.B$145]+[.AB64]*[.B$151])" office:value-type="float" office:value="0">
            <text:p>0.0</text:p>
          </table:table-cell>
          <table:table-cell table:style-name="ce18" table:formula="of:=[.AC64]+[.G64]-IF([.U64]&gt;0;0;[.E64]+[.F64])" office:value-type="float" office:value="-3">
            <text:p>-3.0</text:p>
          </table:table-cell>
          <table:table-cell table:style-name="ce21" table:formula="of:=[.AD64]" office:value-type="float" office:value="-3">
            <text:p>-3.0</text:p>
          </table:table-cell>
          <table:table-cell table:number-columns-repeated="2"/>
          <table:table-cell table:style-name="ce10" table:formula="of:=IF([.E64]&lt;5; 3; IF([.E64]&lt;7; 2; 1))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988"/>
        </table:table-row>
        <table:table-row table:style-name="ro2">
          <table:table-cell/>
          <table:table-cell office:value-type="string">
            <text:p>RA</text:p>
          </table:table-cell>
          <table:table-cell table:number-columns-repeated="2"/>
          <table:table-cell table:style-name="ce10" office:value-type="float" office:value="7">
            <text:p>7</text:p>
          </table:table-cell>
          <table:table-cell table:style-name="ce10"/>
          <table:table-cell table:style-name="ce10" table:formula="of:=CEILING([.E65]/2;1)" office:value-type="float" office:value="4">
            <text:p>4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65]&gt;0;[.B$131]*[.U65];0)+IF([.U65]&gt;0;[.B$143];1)*IF([.X65]&gt;0;[.B$146];1)*IF([.O65]&gt;0;[.O65];1)*IF([.Z65]=1;[.Z65]*[.B$150];1)*([.H65]*[.B$131]+[.I65]*[.B$132]+[.J65]*[.B$133]+[.K65]*[.B$134]+[.L65]*[.B$136]+[.M65]*[.B$136]+[.N65]*[.B$137]+[.P65]*[.B$138]+[.Q65]*[.B$139]+[.R65]*[.B$140]+[.S65]*[.B$141]+[.T65]*[.B$142]+[.V65]*[.B$144]+[.W65]*[.B$145]+[.AB65]*[.B$151])" office:value-type="float" office:value="0">
            <text:p>0.0</text:p>
          </table:table-cell>
          <table:table-cell table:style-name="ce18" table:formula="of:=[.AC65]+[.G65]-IF([.U65]&gt;0;0;[.E65]+[.F65])" office:value-type="float" office:value="-3">
            <text:p>-3.0</text:p>
          </table:table-cell>
          <table:table-cell table:style-name="ce21" table:formula="of:=[.AD65]" office:value-type="float" office:value="-3">
            <text:p>-3.0</text:p>
          </table:table-cell>
          <table:table-cell table:number-columns-repeated="2"/>
          <table:table-cell table:style-name="ce10" table:formula="of:=IF([.E65]&lt;5; 3; IF([.E65]&lt;7; 2; 1))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988"/>
        </table:table-row>
        <table:table-row table:style-name="ro2">
          <table:table-cell/>
          <table:table-cell office:value-type="string">
            <text:p>RA</text:p>
          </table:table-cell>
          <table:table-cell table:number-columns-repeated="2"/>
          <table:table-cell table:style-name="ce10" office:value-type="float" office:value="8">
            <text:p>8</text:p>
          </table:table-cell>
          <table:table-cell table:style-name="ce10"/>
          <table:table-cell table:style-name="ce10" table:formula="of:=CEILING([.E66]/2;1)" office:value-type="float" office:value="4">
            <text:p>4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66]&gt;0;[.B$131]*[.U66];0)+IF([.U66]&gt;0;[.B$143];1)*IF([.X66]&gt;0;[.B$146];1)*IF([.O66]&gt;0;[.O66];1)*IF([.Z66]=1;[.Z66]*[.B$150];1)*([.H66]*[.B$131]+[.I66]*[.B$132]+[.J66]*[.B$133]+[.K66]*[.B$134]+[.L66]*[.B$136]+[.M66]*[.B$136]+[.N66]*[.B$137]+[.P66]*[.B$138]+[.Q66]*[.B$139]+[.R66]*[.B$140]+[.S66]*[.B$141]+[.T66]*[.B$142]+[.V66]*[.B$144]+[.W66]*[.B$145]+[.AB66]*[.B$151])" office:value-type="float" office:value="0">
            <text:p>0.0</text:p>
          </table:table-cell>
          <table:table-cell table:style-name="ce18" table:formula="of:=[.AC66]+[.G66]-IF([.U66]&gt;0;0;[.E66]+[.F66])" office:value-type="float" office:value="-4">
            <text:p>-4.0</text:p>
          </table:table-cell>
          <table:table-cell table:style-name="ce21" table:formula="of:=[.AD66]" office:value-type="float" office:value="-4">
            <text:p>-4.0</text:p>
          </table:table-cell>
          <table:table-cell table:number-columns-repeated="2"/>
          <table:table-cell table:style-name="ce10" table:formula="of:=IF([.E66]&lt;5; 3; IF([.E66]&lt;7; 2; 1))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988"/>
        </table:table-row>
        <table:table-row table:style-name="ro2">
          <table:table-cell/>
          <table:table-cell office:value-type="string">
            <text:p>RA</text:p>
          </table:table-cell>
          <table:table-cell office:value-type="string">
            <text:p>Ship</text:p>
          </table:table-cell>
          <table:table-cell office:value-type="string">
            <text:p>Colonize any planet for free</text:p>
          </table:table-cell>
          <table:table-cell table:style-name="ce10" office:value-type="float" office:value="9">
            <text:p>9</text:p>
          </table:table-cell>
          <table:table-cell table:style-name="ce10"/>
          <table:table-cell table:style-name="ce10" table:formula="of:=CEILING([.E67]/2;1)" office:value-type="float" office:value="5">
            <text:p>5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5" table:formula="of:=[.G95]*1.25" office:value-type="float" office:value="6.25">
            <text:p>6.3</text:p>
          </table:table-cell>
          <table:table-cell table:style-name="ce15" table:formula="of:=IF([.U67]&gt;0;[.B$131]*[.U67];0)+IF([.U67]&gt;0;[.B$143];1)*IF([.X67]&gt;0;[.B$146];1)*IF([.O67]&gt;0;[.O67];1)*IF([.Z67]=1;[.Z67]*[.B$150];1)*([.H67]*[.B$131]+[.I67]*[.B$132]+[.J67]*[.B$133]+[.K67]*[.B$134]+[.L67]*[.B$136]+[.M67]*[.B$136]+[.N67]*[.B$137]+[.P67]*[.B$138]+[.Q67]*[.B$139]+[.R67]*[.B$140]+[.S67]*[.B$141]+[.T67]*[.B$142]+[.V67]*[.B$144]+[.W67]*[.B$145]+[.AB67]*[.B$151])" office:value-type="float" office:value="6.25">
            <text:p>6.3</text:p>
          </table:table-cell>
          <table:table-cell table:style-name="ce18" table:formula="of:=[.AC67]+[.G67]-IF([.U67]&gt;0;0;[.E67]+[.F67])" office:value-type="float" office:value="2.25">
            <text:p>2.3</text:p>
          </table:table-cell>
          <table:table-cell table:style-name="ce21" table:formula="of:=[.AD67]" office:value-type="float" office:value="2.25">
            <text:p>2.3</text:p>
          </table:table-cell>
          <table:table-cell table:number-columns-repeated="2"/>
          <table:table-cell table:style-name="ce10" table:formula="of:=IF([.E67]&lt;5; 3; IF([.E67]&lt;7; 2; 1))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988"/>
        </table:table-row>
        <table:table-row table:style-name="ro2">
          <table:table-cell table:style-name="ce2" office:value-type="string">
            <text:p>Rogue Alliance Total</text:p>
          </table:table-cell>
          <table:table-cell table:style-name="ce7" table:number-columns-repeated="3"/>
          <table:table-cell table:number-columns-repeated="3" table:style-name="ce11"/>
          <table:table-cell table:style-name="ce11" table:formula="of:=SUM([.H56:.H67])" office:value-type="float" office:value="5">
            <text:p>5</text:p>
          </table:table-cell>
          <table:table-cell table:style-name="ce11" table:formula="of:=SUM([.I56:.I67])" office:value-type="float" office:value="9">
            <text:p>9</text:p>
          </table:table-cell>
          <table:table-cell table:style-name="ce11" table:formula="of:=SUM([.J56:.J67])" office:value-type="float" office:value="5">
            <text:p>5</text:p>
          </table:table-cell>
          <table:table-cell table:style-name="ce11" table:formula="of:=SUM([.K56:.K67])" office:value-type="float" office:value="5">
            <text:p>5</text:p>
          </table:table-cell>
          <table:table-cell table:style-name="ce11" table:formula="of:=SUM([.L56:.L67])" office:value-type="float" office:value="0">
            <text:p>0</text:p>
          </table:table-cell>
          <table:table-cell table:style-name="ce11" table:formula="of:=SUM([.M56:.M67])" office:value-type="float" office:value="0">
            <text:p>0</text:p>
          </table:table-cell>
          <table:table-cell table:style-name="ce11" table:formula="of:=SUM([.N56:.N67])" office:value-type="float" office:value="0">
            <text:p>0</text:p>
          </table:table-cell>
          <table:table-cell table:style-name="ce11" table:formula="of:=SUM([.O56:.O67])" office:value-type="float" office:value="0">
            <text:p>0</text:p>
          </table:table-cell>
          <table:table-cell table:style-name="ce11" table:formula="of:=SUM([.P56:.P67])" office:value-type="float" office:value="3">
            <text:p>3</text:p>
          </table:table-cell>
          <table:table-cell table:style-name="ce11" table:formula="of:=SUM([.Q56:.Q67])" office:value-type="float" office:value="0">
            <text:p>0</text:p>
          </table:table-cell>
          <table:table-cell table:style-name="ce11" table:formula="of:=SUM([.R56:.R67])" office:value-type="float" office:value="2">
            <text:p>2</text:p>
          </table:table-cell>
          <table:table-cell table:style-name="ce11" table:formula="of:=SUM([.S56:.S67])" office:value-type="float" office:value="0">
            <text:p>0</text:p>
          </table:table-cell>
          <table:table-cell table:style-name="ce11" table:formula="of:=SUM([.T56:.T67])" office:value-type="float" office:value="0">
            <text:p>0</text:p>
          </table:table-cell>
          <table:table-cell table:style-name="ce11" table:formula="of:=SUM([.U56:.U67])" office:value-type="float" office:value="0">
            <text:p>0</text:p>
          </table:table-cell>
          <table:table-cell table:style-name="ce11" table:formula="of:=SUM([.V56:.V67])" office:value-type="float" office:value="0">
            <text:p>0</text:p>
          </table:table-cell>
          <table:table-cell table:style-name="ce11" table:formula="of:=SUM([.W56:.W67])" office:value-type="float" office:value="2">
            <text:p>2</text:p>
          </table:table-cell>
          <table:table-cell table:style-name="ce11" table:formula="of:=SUM([.X56:.X67])" office:value-type="float" office:value="3">
            <text:p>3</text:p>
          </table:table-cell>
          <table:table-cell table:style-name="ce11" table:formula="of:=SUM([.Y56:.Y67])" office:value-type="float" office:value="0">
            <text:p>0</text:p>
          </table:table-cell>
          <table:table-cell table:style-name="ce11" table:formula="of:=SUM([.Z56:.Z67])" office:value-type="float" office:value="2">
            <text:p>2</text:p>
          </table:table-cell>
          <table:table-cell table:style-name="ce11"/>
          <table:table-cell table:style-name="ce16" table:formula="of:=SUM([.AB56:.AB67])" office:value-type="float" office:value="6.25">
            <text:p>6.3</text:p>
          </table:table-cell>
          <table:table-cell table:style-name="ce15" table:formula="of:=IF([.U68]&gt;0;[.B$131]*[.U68];0)+IF([.U68]&gt;0;[.B$143];1)*IF([.X68]&gt;0;[.B$146];1)*IF([.O68]&gt;0;[.O68];1)*IF([.Z68]=1;[.Z68]*[.B$150];1)*([.H68]*[.B$131]+[.I68]*[.B$132]+[.J68]*[.B$133]+[.K68]*[.B$134]+[.L68]*[.B$136]+[.M68]*[.B$136]+[.N68]*[.B$137]+[.P68]*[.B$138]+[.Q68]*[.B$139]+[.R68]*[.B$140]+[.S68]*[.B$141]+[.T68]*[.B$142]+[.V68]*[.B$144]+[.W68]*[.B$145]+[.AB68]*[.B$151])" office:value-type="float" office:value="17.97">
            <text:p>18.0</text:p>
          </table:table-cell>
          <table:table-cell table:style-name="ce18" table:formula="of:=[.AC68]+[.G68]-IF([.U68]&gt;0;0;[.E68]+[.F68])" office:value-type="float" office:value="17.97">
            <text:p>18.0</text:p>
          </table:table-cell>
          <table:table-cell table:style-name="ce21" table:formula="of:=[.AD68]" office:value-type="float" office:value="17.97">
            <text:p>18.0</text:p>
          </table:table-cell>
          <table:table-cell table:number-columns-repeated="2"/>
          <table:table-cell table:style-name="ce11" table:formula="of:=SUM([.AH56:.AH67])" office:value-type="float" office:value="25">
            <text:p>25</text:p>
          </table:table-cell>
          <table:table-cell table:number-columns-repeated="989"/>
        </table:table-row>
        <table:table-row table:style-name="ro2">
          <table:table-cell office:value-type="string">
            <text:p>Planets</text:p>
          </table:table-cell>
          <table:table-cell table:number-columns-repeated="3"/>
          <table:table-cell table:number-columns-repeated="20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69]&gt;0;[.B$131]*[.U69];0)+IF([.U69]&gt;0;[.B$143];1)*IF([.X69]&gt;0;[.B$146];1)*IF([.O69]&gt;0;[.O69];1)*IF([.Z69]=1;[.Z69]*[.B$150];1)*([.H69]*[.B$131]+[.I69]*[.B$132]+[.J69]*[.B$133]+[.K69]*[.B$134]+[.L69]*[.B$136]+[.M69]*[.B$136]+[.N69]*[.B$137]+[.P69]*[.B$138]+[.Q69]*[.B$139]+[.R69]*[.B$140]+[.S69]*[.B$141]+[.T69]*[.B$142]+[.V69]*[.B$144]+[.W69]*[.B$145]+[.AB69]*[.B$151])" office:value-type="float" office:value="0">
            <text:p>0.0</text:p>
          </table:table-cell>
          <table:table-cell table:style-name="ce18" table:formula="of:=[.AC69]+[.G69]-IF([.U69]&gt;0;0;[.E69]+[.F69])" office:value-type="float" office:value="0">
            <text:p>0.0</text:p>
          </table:table-cell>
          <table:table-cell table:style-name="ce21" table:formula="of:=[.AD69]" office:value-type="float" office:value="0">
            <text:p>0.0</text:p>
          </table:table-cell>
          <table:table-cell table:number-columns-repeated="2"/>
          <table:table-cell table:style-name="ce10"/>
          <table:table-cell table:number-columns-repeated="989"/>
        </table:table-row>
        <table:table-row table:style-name="ro2">
          <table:table-cell office:value-type="string">
            <text:p>Umbrian Asteroid Belt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10"/>
          <table:table-cell table:style-name="ce10" office:value-type="float" office:value="4">
            <text:p>4</text:p>
          </table:table-cell>
          <table:table-cell table:style-name="ce10" table:formula="of:=CEILING(([.E70]+[.F70])*0.5;1)" office:value-type="float" office:value="2">
            <text:p>2</text:p>
          </table:table-cell>
          <table:table-cell table:style-name="ce10"/>
          <table:table-cell table:style-name="ce10" office:value-type="float" office:value="1">
            <text:p>1</text:p>
          </table:table-cell>
          <table:table-cell table:number-columns-repeated="4" table:style-name="ce10"/>
          <table:table-cell table:style-name="ce10" table:formula="of:=CEILING(([.E70]+[.F70] - 1)/3;1)" office:value-type="float" office:value="1">
            <text:p>1</text:p>
          </table:table-cell>
          <table:table-cell table:number-columns-repeated="10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70]&gt;0;[.B$131]*[.U70];0)+IF([.U70]&gt;0;[.B$143];1)*IF([.X70]&gt;0;[.B$146];1)*IF([.O70]&gt;0;[.O70];1)*IF([.Z70]=1;[.Z70]*[.B$150];1)*([.H70]*[.B$131]+[.I70]*[.B$132]+[.J70]*[.B$133]+[.K70]*[.B$134]+[.L70]*[.B$136]+[.M70]*[.B$136]+[.N70]*[.B$137]+[.P70]*[.B$138]+[.Q70]*[.B$139]+[.R70]*[.B$140]+[.S70]*[.B$141]+[.T70]*[.B$142]+[.V70]*[.B$144]+[.W70]*[.B$145]+[.AB70]*[.B$151])" office:value-type="float" office:value="1.7">
            <text:p>1.7</text:p>
          </table:table-cell>
          <table:table-cell table:style-name="ce18" table:formula="of:=[.AC70]+[.G70]-IF([.U70]&gt;0;0;[.E70]+[.F70])" office:value-type="float" office:value="-0.3">
            <text:p>-0.3</text:p>
          </table:table-cell>
          <table:table-cell table:style-name="ce21" table:formula="of:=[.AD70]" office:value-type="float" office:value="-0.3">
            <text:p>-0.3</text:p>
          </table:table-cell>
          <table:table-cell table:number-columns-repeated="2"/>
          <table:table-cell table:style-name="ce10" office:value-type="float" office:value="1">
            <text:p>1</text:p>
          </table:table-cell>
          <table:table-cell table:number-columns-repeated="989"/>
        </table:table-row>
        <table:table-row table:style-name="ro2">
          <table:table-cell table:style-name="Default" office:value-type="string">
            <text:p>Plutonia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10"/>
          <table:table-cell table:style-name="ce10" office:value-type="float" office:value="4">
            <text:p>4</text:p>
          </table:table-cell>
          <table:table-cell table:style-name="ce10" table:formula="of:=CEILING(([.E71]+[.F71])*0.5;1)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number-columns-repeated="4" table:style-name="ce10"/>
          <table:table-cell table:style-name="ce10" table:formula="of:=CEILING(([.E71]+[.F71] - 1)/3;1)" office:value-type="float" office:value="1">
            <text:p>1</text:p>
          </table:table-cell>
          <table:table-cell table:number-columns-repeated="10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71]&gt;0;[.B$131]*[.U71];0)+IF([.U71]&gt;0;[.B$143];1)*IF([.X71]&gt;0;[.B$146];1)*IF([.O71]&gt;0;[.O71];1)*IF([.Z71]=1;[.Z71]*[.B$150];1)*([.H71]*[.B$131]+[.I71]*[.B$132]+[.J71]*[.B$133]+[.K71]*[.B$134]+[.L71]*[.B$136]+[.M71]*[.B$136]+[.N71]*[.B$137]+[.P71]*[.B$138]+[.Q71]*[.B$139]+[.R71]*[.B$140]+[.S71]*[.B$141]+[.T71]*[.B$142]+[.V71]*[.B$144]+[.W71]*[.B$145]+[.AB71]*[.B$151])" office:value-type="float" office:value="2.4">
            <text:p>2.4</text:p>
          </table:table-cell>
          <table:table-cell table:style-name="ce18" table:formula="of:=[.AC71]+[.G71]-IF([.U71]&gt;0;0;[.E71]+[.F71])" office:value-type="float" office:value="0.4">
            <text:p>0.4</text:p>
          </table:table-cell>
          <table:table-cell table:style-name="ce21" table:formula="of:=[.AD71]" office:value-type="float" office:value="0.4">
            <text:p>0.4</text:p>
          </table:table-cell>
          <table:table-cell/>
          <table:table-cell office:value-type="string">
            <text:p>Pluto</text:p>
          </table:table-cell>
          <table:table-cell table:style-name="ce10" office:value-type="float" office:value="1">
            <text:p>1</text:p>
          </table:table-cell>
          <table:table-cell table:number-columns-repeated="989"/>
        </table:table-row>
        <table:table-row table:style-name="ro2">
          <table:table-cell table:style-name="Default" office:value-type="string">
            <text:p>Ringworld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10"/>
          <table:table-cell table:style-name="ce10" office:value-type="float" office:value="5">
            <text:p>5</text:p>
          </table:table-cell>
          <table:table-cell table:style-name="ce10" table:formula="of:=CEILING(([.E72]+[.F72])*0.5;1)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number-columns-repeated="3" table:style-name="ce10"/>
          <table:table-cell table:style-name="ce10" table:formula="of:=CEILING(([.E72]+[.F72] - 1)/3;1)" office:value-type="float" office:value="2">
            <text:p>2</text:p>
          </table:table-cell>
          <table:table-cell table:number-columns-repeated="10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72]&gt;0;[.B$131]*[.U72];0)+IF([.U72]&gt;0;[.B$143];1)*IF([.X72]&gt;0;[.B$146];1)*IF([.O72]&gt;0;[.O72];1)*IF([.Z72]=1;[.Z72]*[.B$150];1)*([.H72]*[.B$131]+[.I72]*[.B$132]+[.J72]*[.B$133]+[.K72]*[.B$134]+[.L72]*[.B$136]+[.M72]*[.B$136]+[.N72]*[.B$137]+[.P72]*[.B$138]+[.Q72]*[.B$139]+[.R72]*[.B$140]+[.S72]*[.B$141]+[.T72]*[.B$142]+[.V72]*[.B$144]+[.W72]*[.B$145]+[.AB72]*[.B$151])" office:value-type="float" office:value="3.3">
            <text:p>3.3</text:p>
          </table:table-cell>
          <table:table-cell table:style-name="ce18" table:formula="of:=[.AC72]+[.G72]-IF([.U72]&gt;0;0;[.E72]+[.F72])" office:value-type="float" office:value="1.3">
            <text:p>1.3</text:p>
          </table:table-cell>
          <table:table-cell table:style-name="ce21" table:formula="of:=[.AD72]" office:value-type="float" office:value="1.3">
            <text:p>1.3</text:p>
          </table:table-cell>
          <table:table-cell table:number-columns-repeated="2"/>
          <table:table-cell table:style-name="ce10" office:value-type="float" office:value="1">
            <text:p>1</text:p>
          </table:table-cell>
          <table:table-cell table:number-columns-repeated="989"/>
        </table:table-row>
        <table:table-row table:style-name="ro2">
          <table:table-cell table:style-name="Default" office:value-type="string">
            <text:p>Proxima Centauri A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10"/>
          <table:table-cell table:style-name="ce10" office:value-type="float" office:value="6">
            <text:p>6</text:p>
          </table:table-cell>
          <table:table-cell table:style-name="ce10" table:formula="of:=CEILING(([.E73]+[.F73])*0.5;1)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number-columns-repeated="3" table:style-name="ce10"/>
          <table:table-cell table:style-name="ce10" office:value-type="float" office:value="2">
            <text:p>2</text:p>
          </table:table-cell>
          <table:table-cell table:style-name="ce10"/>
          <table:table-cell table:style-name="ce10" table:formula="of:=CEILING(([.E73]+[.F73] - 1)/3;1)" office:value-type="float" office:value="2">
            <text:p>2</text:p>
          </table:table-cell>
          <table:table-cell table:number-columns-repeated="10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73]&gt;0;[.B$131]*[.U73];0)+IF([.U73]&gt;0;[.B$143];1)*IF([.X73]&gt;0;[.B$146];1)*IF([.O73]&gt;0;[.O73];1)*IF([.Z73]=1;[.Z73]*[.B$150];1)*([.H73]*[.B$131]+[.I73]*[.B$132]+[.J73]*[.B$133]+[.K73]*[.B$134]+[.L73]*[.B$136]+[.M73]*[.B$136]+[.N73]*[.B$137]+[.P73]*[.B$138]+[.Q73]*[.B$139]+[.R73]*[.B$140]+[.S73]*[.B$141]+[.T73]*[.B$142]+[.V73]*[.B$144]+[.W73]*[.B$145]+[.AB73]*[.B$151])" office:value-type="float" office:value="2">
            <text:p>2.0</text:p>
          </table:table-cell>
          <table:table-cell table:style-name="ce18" table:formula="of:=[.AC73]+[.G73]-IF([.U73]&gt;0;0;[.E73]+[.F73])" office:value-type="float" office:value="-1">
            <text:p>-1.0</text:p>
          </table:table-cell>
          <table:table-cell table:style-name="ce21" table:formula="of:=[.AD73]" office:value-type="float" office:value="-1">
            <text:p>-1.0</text:p>
          </table:table-cell>
          <table:table-cell table:number-columns-repeated="2"/>
          <table:table-cell table:style-name="ce10" office:value-type="float" office:value="1">
            <text:p>1</text:p>
          </table:table-cell>
          <table:table-cell table:number-columns-repeated="989"/>
        </table:table-row>
        <table:table-row table:style-name="ro2">
          <table:table-cell table:style-name="Default" office:value-type="string">
            <text:p>Proxima Centauri B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10"/>
          <table:table-cell table:style-name="ce10" office:value-type="float" office:value="6">
            <text:p>6</text:p>
          </table:table-cell>
          <table:table-cell table:style-name="ce10" table:formula="of:=CEILING(([.E74]+[.F74])*0.5;1)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number-columns-repeated="3" table:style-name="ce10"/>
          <table:table-cell table:style-name="ce10" office:value-type="float" office:value="2">
            <text:p>2</text:p>
          </table:table-cell>
          <table:table-cell table:style-name="ce10"/>
          <table:table-cell table:style-name="ce10" table:formula="of:=CEILING(([.E74]+[.F74] - 1)/3;1)" office:value-type="float" office:value="2">
            <text:p>2</text:p>
          </table:table-cell>
          <table:table-cell table:number-columns-repeated="10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74]&gt;0;[.B$131]*[.U74];0)+IF([.U74]&gt;0;[.B$143];1)*IF([.X74]&gt;0;[.B$146];1)*IF([.O74]&gt;0;[.O74];1)*IF([.Z74]=1;[.Z74]*[.B$150];1)*([.H74]*[.B$131]+[.I74]*[.B$132]+[.J74]*[.B$133]+[.K74]*[.B$134]+[.L74]*[.B$136]+[.M74]*[.B$136]+[.N74]*[.B$137]+[.P74]*[.B$138]+[.Q74]*[.B$139]+[.R74]*[.B$140]+[.S74]*[.B$141]+[.T74]*[.B$142]+[.V74]*[.B$144]+[.W74]*[.B$145]+[.AB74]*[.B$151])" office:value-type="float" office:value="2">
            <text:p>2.0</text:p>
          </table:table-cell>
          <table:table-cell table:style-name="ce18" table:formula="of:=[.AC74]+[.G74]-IF([.U74]&gt;0;0;[.E74]+[.F74])" office:value-type="float" office:value="-1">
            <text:p>-1.0</text:p>
          </table:table-cell>
          <table:table-cell table:style-name="ce21" table:formula="of:=[.AD74]" office:value-type="float" office:value="-1">
            <text:p>-1.0</text:p>
          </table:table-cell>
          <table:table-cell table:number-columns-repeated="2"/>
          <table:table-cell table:style-name="ce10" office:value-type="float" office:value="1">
            <text:p>1</text:p>
          </table:table-cell>
          <table:table-cell table:number-columns-repeated="989"/>
        </table:table-row>
        <table:table-row table:style-name="ro2">
          <table:table-cell table:style-name="Default" office:value-type="string">
            <text:p>Chamaeleontis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 office:value-type="string">
            <text:p>Gain 1 Energy</text:p>
          </table:table-cell>
          <table:table-cell table:style-name="ce10" office:value-type="float" office:value="7">
            <text:p>7</text:p>
          </table:table-cell>
          <table:table-cell table:style-name="ce10"/>
          <table:table-cell table:style-name="ce10" table:formula="of:=CEILING(([.E75]+[.F75])*0.5;1)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/>
          <table:table-cell table:style-name="ce10" office:value-type="float" office:value="1">
            <text:p>1</text:p>
          </table:table-cell>
          <table:table-cell table:number-columns-repeated="2" table:style-name="ce10"/>
          <table:table-cell table:style-name="ce10" table:formula="of:=CEILING(([.E75]+[.F75] - 1)/3;1)" office:value-type="float" office:value="2">
            <text:p>2</text:p>
          </table:table-cell>
          <table:table-cell table:number-columns-repeated="10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75]&gt;0;[.B$131]*[.U75];0)+IF([.U75]&gt;0;[.B$143];1)*IF([.X75]&gt;0;[.B$146];1)*IF([.O75]&gt;0;[.O75];1)*IF([.Z75]=1;[.Z75]*[.B$150];1)*([.H75]*[.B$131]+[.I75]*[.B$132]+[.J75]*[.B$133]+[.K75]*[.B$134]+[.L75]*[.B$136]+[.M75]*[.B$136]+[.N75]*[.B$137]+[.P75]*[.B$138]+[.Q75]*[.B$139]+[.R75]*[.B$140]+[.S75]*[.B$141]+[.T75]*[.B$142]+[.V75]*[.B$144]+[.W75]*[.B$145]+[.AB75]*[.B$151])" office:value-type="float" office:value="0.75">
            <text:p>0.8</text:p>
          </table:table-cell>
          <table:table-cell table:style-name="ce18" table:formula="of:=[.AC75]+[.G75]-IF([.U75]&gt;0;0;[.E75]+[.F75])" office:value-type="float" office:value="-2.25">
            <text:p>-2.3</text:p>
          </table:table-cell>
          <table:table-cell table:style-name="ce21" table:formula="of:=[.AD75]" office:value-type="float" office:value="-2.25">
            <text:p>-2.3</text:p>
          </table:table-cell>
          <table:table-cell table:number-columns-repeated="2"/>
          <table:table-cell table:style-name="ce10" office:value-type="float" office:value="1">
            <text:p>1</text:p>
          </table:table-cell>
          <table:table-cell table:number-columns-repeated="989"/>
        </table:table-row>
        <table:table-row table:style-name="ro2">
          <table:table-cell table:style-name="Default" office:value-type="string">
            <text:p>Aldebaran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10"/>
          <table:table-cell table:style-name="ce10" office:value-type="float" office:value="7">
            <text:p>7</text:p>
          </table:table-cell>
          <table:table-cell table:style-name="ce10" table:formula="of:=CEILING(([.E76]+[.F76])*0.5;1)" office:value-type="float" office:value="4">
            <text:p>4</text:p>
          </table:table-cell>
          <table:table-cell table:number-columns-repeated="6" table:style-name="ce10"/>
          <table:table-cell table:style-name="ce10" table:formula="of:=CEILING(([.E76]+[.F76] - 1)/3;1)" office:value-type="float" office:value="2">
            <text:p>2</text:p>
          </table:table-cell>
          <table:table-cell table:number-columns-repeated="10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76]&gt;0;[.B$131]*[.U76];0)+IF([.U76]&gt;0;[.B$143];1)*IF([.X76]&gt;0;[.B$146];1)*IF([.O76]&gt;0;[.O76];1)*IF([.Z76]=1;[.Z76]*[.B$150];1)*([.H76]*[.B$131]+[.I76]*[.B$132]+[.J76]*[.B$133]+[.K76]*[.B$134]+[.L76]*[.B$136]+[.M76]*[.B$136]+[.N76]*[.B$137]+[.P76]*[.B$138]+[.Q76]*[.B$139]+[.R76]*[.B$140]+[.S76]*[.B$141]+[.T76]*[.B$142]+[.V76]*[.B$144]+[.W76]*[.B$145]+[.AB76]*[.B$151])" office:value-type="float" office:value="1">
            <text:p>1.0</text:p>
          </table:table-cell>
          <table:table-cell table:style-name="ce18" table:formula="of:=[.AC76]+[.G76]-IF([.U76]&gt;0;0;[.E76]+[.F76])" office:value-type="float" office:value="-2">
            <text:p>-2.0</text:p>
          </table:table-cell>
          <table:table-cell table:style-name="ce21" table:formula="of:=[.AD76]" office:value-type="float" office:value="-2">
            <text:p>-2.0</text:p>
          </table:table-cell>
          <table:table-cell table:number-columns-repeated="2"/>
          <table:table-cell table:style-name="ce10" office:value-type="float" office:value="1">
            <text:p>1</text:p>
          </table:table-cell>
          <table:table-cell table:number-columns-repeated="989"/>
        </table:table-row>
        <table:table-row table:style-name="ro2">
          <table:table-cell table:style-name="Default" office:value-type="string">
            <text:p>Hermes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number-columns-repeated="2" table:style-name="ce10" office:value-type="float" office:value="4">
            <text:p>4</text:p>
          </table:table-cell>
          <table:table-cell table:style-name="ce10" table:formula="of:=CEILING(([.E77]+[.F77])*0.5;1)" office:value-type="float" office:value="4">
            <text:p>4</text:p>
          </table:table-cell>
          <table:table-cell table:number-columns-repeated="6" table:style-name="ce10"/>
          <table:table-cell table:style-name="ce10" table:formula="of:=CEILING(([.E77]+[.F77] - 1)/3;1)" office:value-type="float" office:value="3">
            <text:p>3</text:p>
          </table:table-cell>
          <table:table-cell table:number-columns-repeated="10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77]&gt;0;[.B$131]*[.U77];0)+IF([.U77]&gt;0;[.B$143];1)*IF([.X77]&gt;0;[.B$146];1)*IF([.O77]&gt;0;[.O77];1)*IF([.Z77]=1;[.Z77]*[.B$150];1)*([.H77]*[.B$131]+[.I77]*[.B$132]+[.J77]*[.B$133]+[.K77]*[.B$134]+[.L77]*[.B$136]+[.M77]*[.B$136]+[.N77]*[.B$137]+[.P77]*[.B$138]+[.Q77]*[.B$139]+[.R77]*[.B$140]+[.S77]*[.B$141]+[.T77]*[.B$142]+[.V77]*[.B$144]+[.W77]*[.B$145]+[.AB77]*[.B$151])" office:value-type="float" office:value="1.5">
            <text:p>1.5</text:p>
          </table:table-cell>
          <table:table-cell table:style-name="ce18" table:formula="of:=[.AC77]+[.G77]-IF([.U77]&gt;0;0;[.E77]+[.F77])" office:value-type="float" office:value="-2.5">
            <text:p>-2.5</text:p>
          </table:table-cell>
          <table:table-cell table:style-name="ce21" table:formula="of:=[.AD77]" office:value-type="float" office:value="-2.5">
            <text:p>-2.5</text:p>
          </table:table-cell>
          <table:table-cell/>
          <table:table-cell office:value-type="string">
            <text:p>Mercury</text:p>
          </table:table-cell>
          <table:table-cell table:style-name="ce10" office:value-type="float" office:value="1">
            <text:p>1</text:p>
          </table:table-cell>
          <table:table-cell table:number-columns-repeated="989"/>
        </table:table-row>
        <table:table-row table:style-name="ro2">
          <table:table-cell table:style-name="Default" office:value-type="string">
            <text:p>Inanna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10"/>
          <table:table-cell table:style-name="ce10" office:value-type="float" office:value="8">
            <text:p>8</text:p>
          </table:table-cell>
          <table:table-cell table:style-name="ce10" table:formula="of:=CEILING(([.E78]+[.F78])*0.5;1)" office:value-type="float" office:value="4">
            <text:p>4</text:p>
          </table:table-cell>
          <table:table-cell table:number-columns-repeated="6" table:style-name="ce10"/>
          <table:table-cell table:style-name="ce10" table:formula="of:=CEILING(([.E78]+[.F78] - 1)/3;1)" office:value-type="float" office:value="3">
            <text:p>3</text:p>
          </table:table-cell>
          <table:table-cell table:number-columns-repeated="10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78]&gt;0;[.B$131]*[.U78];0)+IF([.U78]&gt;0;[.B$143];1)*IF([.X78]&gt;0;[.B$146];1)*IF([.O78]&gt;0;[.O78];1)*IF([.Z78]=1;[.Z78]*[.B$150];1)*([.H78]*[.B$131]+[.I78]*[.B$132]+[.J78]*[.B$133]+[.K78]*[.B$134]+[.L78]*[.B$136]+[.M78]*[.B$136]+[.N78]*[.B$137]+[.P78]*[.B$138]+[.Q78]*[.B$139]+[.R78]*[.B$140]+[.S78]*[.B$141]+[.T78]*[.B$142]+[.V78]*[.B$144]+[.W78]*[.B$145]+[.AB78]*[.B$151])" office:value-type="float" office:value="1.5">
            <text:p>1.5</text:p>
          </table:table-cell>
          <table:table-cell table:style-name="ce18" table:formula="of:=[.AC78]+[.G78]-IF([.U78]&gt;0;0;[.E78]+[.F78])" office:value-type="float" office:value="-2.5">
            <text:p>-2.5</text:p>
          </table:table-cell>
          <table:table-cell table:style-name="ce21" table:formula="of:=[.AD78]" office:value-type="float" office:value="-2.5">
            <text:p>-2.5</text:p>
          </table:table-cell>
          <table:table-cell/>
          <table:table-cell office:value-type="string">
            <text:p>Venus</text:p>
          </table:table-cell>
          <table:table-cell table:style-name="ce10" office:value-type="float" office:value="1">
            <text:p>1</text:p>
          </table:table-cell>
          <table:table-cell table:number-columns-repeated="989"/>
        </table:table-row>
        <table:table-row table:style-name="ro2">
          <table:table-cell table:style-name="Default" office:value-type="string">
            <text:p>Gaia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10" office:value-type="float" office:value="9">
            <text:p>9</text:p>
          </table:table-cell>
          <table:table-cell table:style-name="ce10"/>
          <table:table-cell table:style-name="ce10" table:formula="of:=CEILING(([.E79]+[.F79])*0.5;1)" office:value-type="float" office:value="5">
            <text:p>5</text:p>
          </table:table-cell>
          <table:table-cell table:number-columns-repeated="6" table:style-name="ce10"/>
          <table:table-cell table:style-name="ce10" table:formula="of:=CEILING(([.E79]+[.F79] - 1)/3;1)" office:value-type="float" office:value="3">
            <text:p>3</text:p>
          </table:table-cell>
          <table:table-cell table:number-columns-repeated="10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79]&gt;0;[.B$131]*[.U79];0)+IF([.U79]&gt;0;[.B$143];1)*IF([.X79]&gt;0;[.B$146];1)*IF([.O79]&gt;0;[.O79];1)*IF([.Z79]=1;[.Z79]*[.B$150];1)*([.H79]*[.B$131]+[.I79]*[.B$132]+[.J79]*[.B$133]+[.K79]*[.B$134]+[.L79]*[.B$136]+[.M79]*[.B$136]+[.N79]*[.B$137]+[.P79]*[.B$138]+[.Q79]*[.B$139]+[.R79]*[.B$140]+[.S79]*[.B$141]+[.T79]*[.B$142]+[.V79]*[.B$144]+[.W79]*[.B$145]+[.AB79]*[.B$151])" office:value-type="float" office:value="1.5">
            <text:p>1.5</text:p>
          </table:table-cell>
          <table:table-cell table:style-name="ce18" table:formula="of:=[.AC79]+[.G79]-IF([.U79]&gt;0;0;[.E79]+[.F79])" office:value-type="float" office:value="-2.5">
            <text:p>-2.5</text:p>
          </table:table-cell>
          <table:table-cell table:style-name="ce21" table:formula="of:=[.AD79]" office:value-type="float" office:value="-2.5">
            <text:p>-2.5</text:p>
          </table:table-cell>
          <table:table-cell/>
          <table:table-cell office:value-type="string">
            <text:p>Earth</text:p>
          </table:table-cell>
          <table:table-cell table:style-name="ce10" office:value-type="float" office:value="1">
            <text:p>1</text:p>
          </table:table-cell>
          <table:table-cell table:number-columns-repeated="989"/>
        </table:table-row>
        <table:table-row table:style-name="ro2">
          <table:table-cell table:style-name="Default" office:value-type="string">
            <text:p>Ares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10"/>
          <table:table-cell table:style-name="ce10" office:value-type="float" office:value="9">
            <text:p>9</text:p>
          </table:table-cell>
          <table:table-cell table:style-name="ce10" table:formula="of:=CEILING(([.E80]+[.F80])*0.5;1)" office:value-type="float" office:value="5">
            <text:p>5</text:p>
          </table:table-cell>
          <table:table-cell table:number-columns-repeated="6" table:style-name="ce10"/>
          <table:table-cell table:style-name="ce10" table:formula="of:=CEILING(([.E80]+[.F80] - 1)/3;1)" office:value-type="float" office:value="3">
            <text:p>3</text:p>
          </table:table-cell>
          <table:table-cell table:number-columns-repeated="10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80]&gt;0;[.B$131]*[.U80];0)+IF([.U80]&gt;0;[.B$143];1)*IF([.X80]&gt;0;[.B$146];1)*IF([.O80]&gt;0;[.O80];1)*IF([.Z80]=1;[.Z80]*[.B$150];1)*([.H80]*[.B$131]+[.I80]*[.B$132]+[.J80]*[.B$133]+[.K80]*[.B$134]+[.L80]*[.B$136]+[.M80]*[.B$136]+[.N80]*[.B$137]+[.P80]*[.B$138]+[.Q80]*[.B$139]+[.R80]*[.B$140]+[.S80]*[.B$141]+[.T80]*[.B$142]+[.V80]*[.B$144]+[.W80]*[.B$145]+[.AB80]*[.B$151])" office:value-type="float" office:value="1.5">
            <text:p>1.5</text:p>
          </table:table-cell>
          <table:table-cell table:style-name="ce18" table:formula="of:=[.AC80]+[.G80]-IF([.U80]&gt;0;0;[.E80]+[.F80])" office:value-type="float" office:value="-2.5">
            <text:p>-2.5</text:p>
          </table:table-cell>
          <table:table-cell table:style-name="ce21" table:formula="of:=[.AD80]" office:value-type="float" office:value="-2.5">
            <text:p>-2.5</text:p>
          </table:table-cell>
          <table:table-cell/>
          <table:table-cell office:value-type="string">
            <text:p>Mars</text:p>
          </table:table-cell>
          <table:table-cell table:style-name="ce10" office:value-type="float" office:value="1">
            <text:p>1</text:p>
          </table:table-cell>
          <table:table-cell table:number-columns-repeated="989"/>
        </table:table-row>
        <table:table-row table:style-name="ro2">
          <table:table-cell table:style-name="Default" office:value-type="string">
            <text:p>Cassiopeia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10"/>
          <table:table-cell table:style-name="ce10" office:value-type="float" office:value="9">
            <text:p>9</text:p>
          </table:table-cell>
          <table:table-cell table:style-name="ce10" table:formula="of:=CEILING(([.E81]+[.F81])*0.5;1)" office:value-type="float" office:value="5">
            <text:p>5</text:p>
          </table:table-cell>
          <table:table-cell table:number-columns-repeated="6" table:style-name="ce10"/>
          <table:table-cell table:style-name="ce10" table:formula="of:=CEILING(([.E81]+[.F81] - 1)/3;1)" office:value-type="float" office:value="3">
            <text:p>3</text:p>
          </table:table-cell>
          <table:table-cell table:number-columns-repeated="10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81]&gt;0;[.B$131]*[.U81];0)+IF([.U81]&gt;0;[.B$143];1)*IF([.X81]&gt;0;[.B$146];1)*IF([.O81]&gt;0;[.O81];1)*IF([.Z81]=1;[.Z81]*[.B$150];1)*([.H81]*[.B$131]+[.I81]*[.B$132]+[.J81]*[.B$133]+[.K81]*[.B$134]+[.L81]*[.B$136]+[.M81]*[.B$136]+[.N81]*[.B$137]+[.P81]*[.B$138]+[.Q81]*[.B$139]+[.R81]*[.B$140]+[.S81]*[.B$141]+[.T81]*[.B$142]+[.V81]*[.B$144]+[.W81]*[.B$145]+[.AB81]*[.B$151])" office:value-type="float" office:value="1.5">
            <text:p>1.5</text:p>
          </table:table-cell>
          <table:table-cell table:style-name="ce18" table:formula="of:=[.AC81]+[.G81]-IF([.U81]&gt;0;0;[.E81]+[.F81])" office:value-type="float" office:value="-2.5">
            <text:p>-2.5</text:p>
          </table:table-cell>
          <table:table-cell table:style-name="ce21" table:formula="of:=[.AD81]" office:value-type="float" office:value="-2.5">
            <text:p>-2.5</text:p>
          </table:table-cell>
          <table:table-cell table:number-columns-repeated="2"/>
          <table:table-cell table:style-name="ce10" office:value-type="float" office:value="1">
            <text:p>1</text:p>
          </table:table-cell>
          <table:table-cell table:number-columns-repeated="989"/>
        </table:table-row>
        <table:table-row table:style-name="ro2">
          <table:table-cell table:style-name="Default" office:value-type="string">
            <text:p>Jove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10"/>
          <table:table-cell table:style-name="ce10" office:value-type="float" office:value="9">
            <text:p>9</text:p>
          </table:table-cell>
          <table:table-cell table:style-name="ce10" table:formula="of:=CEILING(([.E82]+[.F82])*0.5;1)" office:value-type="float" office:value="5">
            <text:p>5</text:p>
          </table:table-cell>
          <table:table-cell table:number-columns-repeated="6" table:style-name="ce10"/>
          <table:table-cell table:style-name="ce10" table:formula="of:=CEILING(([.E82]+[.F82] - 1)/3;1)" office:value-type="float" office:value="3">
            <text:p>3</text:p>
          </table:table-cell>
          <table:table-cell table:number-columns-repeated="10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82]&gt;0;[.B$131]*[.U82];0)+IF([.U82]&gt;0;[.B$143];1)*IF([.X82]&gt;0;[.B$146];1)*IF([.O82]&gt;0;[.O82];1)*IF([.Z82]=1;[.Z82]*[.B$150];1)*([.H82]*[.B$131]+[.I82]*[.B$132]+[.J82]*[.B$133]+[.K82]*[.B$134]+[.L82]*[.B$136]+[.M82]*[.B$136]+[.N82]*[.B$137]+[.P82]*[.B$138]+[.Q82]*[.B$139]+[.R82]*[.B$140]+[.S82]*[.B$141]+[.T82]*[.B$142]+[.V82]*[.B$144]+[.W82]*[.B$145]+[.AB82]*[.B$151])" office:value-type="float" office:value="1.5">
            <text:p>1.5</text:p>
          </table:table-cell>
          <table:table-cell table:style-name="ce18" table:formula="of:=[.AC82]+[.G82]-IF([.U82]&gt;0;0;[.E82]+[.F82])" office:value-type="float" office:value="-2.5">
            <text:p>-2.5</text:p>
          </table:table-cell>
          <table:table-cell table:style-name="ce21" table:formula="of:=[.AD82]" office:value-type="float" office:value="-2.5">
            <text:p>-2.5</text:p>
          </table:table-cell>
          <table:table-cell/>
          <table:table-cell office:value-type="string">
            <text:p>Jupiter</text:p>
          </table:table-cell>
          <table:table-cell table:style-name="ce10" office:value-type="float" office:value="1">
            <text:p>1</text:p>
          </table:table-cell>
          <table:table-cell table:number-columns-repeated="989"/>
        </table:table-row>
        <table:table-row table:style-name="ro2">
          <table:table-cell table:style-name="Default" office:value-type="string">
            <text:p>Cronus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number-columns-repeated="2" table:style-name="ce10" office:value-type="float" office:value="5">
            <text:p>5</text:p>
          </table:table-cell>
          <table:table-cell table:style-name="ce10" table:formula="of:=CEILING(([.E83]+[.F83])*0.5;1)" office:value-type="float" office:value="5">
            <text:p>5</text:p>
          </table:table-cell>
          <table:table-cell table:number-columns-repeated="6" table:style-name="ce10"/>
          <table:table-cell table:style-name="ce10" table:formula="of:=CEILING(([.E83]+[.F83] - 1)/3;1)" office:value-type="float" office:value="3">
            <text:p>3</text:p>
          </table:table-cell>
          <table:table-cell table:number-columns-repeated="10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83]&gt;0;[.B$131]*[.U83];0)+IF([.U83]&gt;0;[.B$143];1)*IF([.X83]&gt;0;[.B$146];1)*IF([.O83]&gt;0;[.O83];1)*IF([.Z83]=1;[.Z83]*[.B$150];1)*([.H83]*[.B$131]+[.I83]*[.B$132]+[.J83]*[.B$133]+[.K83]*[.B$134]+[.L83]*[.B$136]+[.M83]*[.B$136]+[.N83]*[.B$137]+[.P83]*[.B$138]+[.Q83]*[.B$139]+[.R83]*[.B$140]+[.S83]*[.B$141]+[.T83]*[.B$142]+[.V83]*[.B$144]+[.W83]*[.B$145]+[.AB83]*[.B$151])" office:value-type="float" office:value="1.5">
            <text:p>1.5</text:p>
          </table:table-cell>
          <table:table-cell table:style-name="ce18" table:formula="of:=[.AC83]+[.G83]-IF([.U83]&gt;0;0;[.E83]+[.F83])" office:value-type="float" office:value="-3.5">
            <text:p>-3.5</text:p>
          </table:table-cell>
          <table:table-cell table:style-name="ce21" table:formula="of:=[.AD83]" office:value-type="float" office:value="-3.5">
            <text:p>-3.5</text:p>
          </table:table-cell>
          <table:table-cell/>
          <table:table-cell office:value-type="string">
            <text:p>Saturn</text:p>
          </table:table-cell>
          <table:table-cell table:style-name="ce10" office:value-type="float" office:value="1">
            <text:p>1</text:p>
          </table:table-cell>
          <table:table-cell table:number-columns-repeated="989"/>
        </table:table-row>
        <table:table-row table:style-name="ro2">
          <table:table-cell table:style-name="Default" office:value-type="string">
            <text:p>Caelus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10"/>
          <table:table-cell table:style-name="ce10" office:value-type="float" office:value="10">
            <text:p>10</text:p>
          </table:table-cell>
          <table:table-cell table:style-name="ce10" table:formula="of:=CEILING(([.E84]+[.F84])*0.5;1)" office:value-type="float" office:value="5">
            <text:p>5</text:p>
          </table:table-cell>
          <table:table-cell table:number-columns-repeated="6" table:style-name="ce10"/>
          <table:table-cell table:style-name="ce10" table:formula="of:=CEILING(([.E84]+[.F84] - 1)/3;1)" office:value-type="float" office:value="3">
            <text:p>3</text:p>
          </table:table-cell>
          <table:table-cell table:number-columns-repeated="10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84]&gt;0;[.B$131]*[.U84];0)+IF([.U84]&gt;0;[.B$143];1)*IF([.X84]&gt;0;[.B$146];1)*IF([.O84]&gt;0;[.O84];1)*IF([.Z84]=1;[.Z84]*[.B$150];1)*([.H84]*[.B$131]+[.I84]*[.B$132]+[.J84]*[.B$133]+[.K84]*[.B$134]+[.L84]*[.B$136]+[.M84]*[.B$136]+[.N84]*[.B$137]+[.P84]*[.B$138]+[.Q84]*[.B$139]+[.R84]*[.B$140]+[.S84]*[.B$141]+[.T84]*[.B$142]+[.V84]*[.B$144]+[.W84]*[.B$145]+[.AB84]*[.B$151])" office:value-type="float" office:value="1.5">
            <text:p>1.5</text:p>
          </table:table-cell>
          <table:table-cell table:style-name="ce18" table:formula="of:=[.AC84]+[.G84]-IF([.U84]&gt;0;0;[.E84]+[.F84])" office:value-type="float" office:value="-3.5">
            <text:p>-3.5</text:p>
          </table:table-cell>
          <table:table-cell table:style-name="ce21" table:formula="of:=[.AD84]" office:value-type="float" office:value="-3.5">
            <text:p>-3.5</text:p>
          </table:table-cell>
          <table:table-cell/>
          <table:table-cell office:value-type="string">
            <text:p>Uranus</text:p>
          </table:table-cell>
          <table:table-cell table:style-name="ce10" office:value-type="float" office:value="1">
            <text:p>1</text:p>
          </table:table-cell>
          <table:table-cell table:number-columns-repeated="989"/>
        </table:table-row>
        <table:table-row table:style-name="ro2">
          <table:table-cell table:style-name="Default" office:value-type="string">
            <text:p>Andromeda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 office:value-type="string">
            <text:p>Pay 4 Energy to Gain 6 Energy</text:p>
          </table:table-cell>
          <table:table-cell table:number-columns-repeated="2" table:style-name="ce10" office:value-type="float" office:value="5">
            <text:p>5</text:p>
          </table:table-cell>
          <table:table-cell table:style-name="ce10" table:formula="of:=CEILING(([.E85]+[.F85])*0.5;1)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number-columns-repeated="2" table:style-name="ce10"/>
          <table:table-cell table:style-name="ce10" office:value-type="float" office:value="6">
            <text:p>6</text:p>
          </table:table-cell>
          <table:table-cell table:number-columns-repeated="2" table:style-name="ce10"/>
          <table:table-cell table:style-name="ce10" table:formula="of:=CEILING(([.E85]+[.F85] - 1)/3;1)" office:value-type="float" office:value="3">
            <text:p>3</text:p>
          </table:table-cell>
          <table:table-cell table:number-columns-repeated="10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85]&gt;0;[.B$131]*[.U85];0)+IF([.U85]&gt;0;[.B$143];1)*IF([.X85]&gt;0;[.B$146];1)*IF([.O85]&gt;0;[.O85];1)*IF([.Z85]=1;[.Z85]*[.B$150];1)*([.H85]*[.B$131]+[.I85]*[.B$132]+[.J85]*[.B$133]+[.K85]*[.B$134]+[.L85]*[.B$136]+[.M85]*[.B$136]+[.N85]*[.B$137]+[.P85]*[.B$138]+[.Q85]*[.B$139]+[.R85]*[.B$140]+[.S85]*[.B$141]+[.T85]*[.B$142]+[.V85]*[.B$144]+[.W85]*[.B$145]+[.AB85]*[.B$151])" office:value-type="float" office:value="4">
            <text:p>4.0</text:p>
          </table:table-cell>
          <table:table-cell table:style-name="ce18" table:formula="of:=[.AC85]+[.G85]-IF([.U85]&gt;0;0;[.E85]+[.F85])" office:value-type="float" office:value="-1">
            <text:p>-1.0</text:p>
          </table:table-cell>
          <table:table-cell table:style-name="ce21" table:formula="of:=[.AD85]" office:value-type="float" office:value="-1">
            <text:p>-1.0</text:p>
          </table:table-cell>
          <table:table-cell table:number-columns-repeated="2"/>
          <table:table-cell table:style-name="ce10" office:value-type="float" office:value="1">
            <text:p>1</text:p>
          </table:table-cell>
          <table:table-cell table:number-columns-repeated="989"/>
        </table:table-row>
        <table:table-row table:style-name="ro2">
          <table:table-cell table:style-name="Default" office:value-type="string">
            <text:p>Poseidon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10"/>
          <table:table-cell table:style-name="ce10" office:value-type="float" office:value="10">
            <text:p>10</text:p>
          </table:table-cell>
          <table:table-cell table:style-name="ce10" table:formula="of:=CEILING(([.E86]+[.F86])*0.5;1)" office:value-type="float" office:value="5">
            <text:p>5</text:p>
          </table:table-cell>
          <table:table-cell table:number-columns-repeated="6" table:style-name="ce10"/>
          <table:table-cell table:style-name="ce10" table:formula="of:=CEILING(([.E86]+[.F86] - 1)/3;1)" office:value-type="float" office:value="3">
            <text:p>3</text:p>
          </table:table-cell>
          <table:table-cell table:number-columns-repeated="10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86]&gt;0;[.B$131]*[.U86];0)+IF([.U86]&gt;0;[.B$143];1)*IF([.X86]&gt;0;[.B$146];1)*IF([.O86]&gt;0;[.O86];1)*IF([.Z86]=1;[.Z86]*[.B$150];1)*([.H86]*[.B$131]+[.I86]*[.B$132]+[.J86]*[.B$133]+[.K86]*[.B$134]+[.L86]*[.B$136]+[.M86]*[.B$136]+[.N86]*[.B$137]+[.P86]*[.B$138]+[.Q86]*[.B$139]+[.R86]*[.B$140]+[.S86]*[.B$141]+[.T86]*[.B$142]+[.V86]*[.B$144]+[.W86]*[.B$145]+[.AB86]*[.B$151])" office:value-type="float" office:value="1.5">
            <text:p>1.5</text:p>
          </table:table-cell>
          <table:table-cell table:style-name="ce18" table:formula="of:=[.AC86]+[.G86]-IF([.U86]&gt;0;0;[.E86]+[.F86])" office:value-type="float" office:value="-3.5">
            <text:p>-3.5</text:p>
          </table:table-cell>
          <table:table-cell table:style-name="ce21" table:formula="of:=[.AD86]" office:value-type="float" office:value="-3.5">
            <text:p>-3.5</text:p>
          </table:table-cell>
          <table:table-cell/>
          <table:table-cell office:value-type="string">
            <text:p>Neptune</text:p>
          </table:table-cell>
          <table:table-cell table:style-name="ce10" office:value-type="float" office:value="1">
            <text:p>1</text:p>
          </table:table-cell>
          <table:table-cell table:number-columns-repeated="989"/>
        </table:table-row>
        <table:table-row table:style-name="ro2">
          <table:table-cell table:style-name="Default" office:value-type="string">
            <text:p>Demeter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10" office:value-type="float" office:value="11">
            <text:p>11</text:p>
          </table:table-cell>
          <table:table-cell table:style-name="ce10"/>
          <table:table-cell table:style-name="ce10" table:formula="of:=CEILING(([.E87]+[.F87])*0.5;1)" office:value-type="float" office:value="6">
            <text:p>6</text:p>
          </table:table-cell>
          <table:table-cell table:number-columns-repeated="6" table:style-name="ce10"/>
          <table:table-cell table:style-name="ce10" table:formula="of:=CEILING(([.E87]+[.F87] - 1)/3;1)" office:value-type="float" office:value="4">
            <text:p>4</text:p>
          </table:table-cell>
          <table:table-cell table:number-columns-repeated="10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87]&gt;0;[.B$131]*[.U87];0)+IF([.U87]&gt;0;[.B$143];1)*IF([.X87]&gt;0;[.B$146];1)*IF([.O87]&gt;0;[.O87];1)*IF([.Z87]=1;[.Z87]*[.B$150];1)*([.H87]*[.B$131]+[.I87]*[.B$132]+[.J87]*[.B$133]+[.K87]*[.B$134]+[.L87]*[.B$136]+[.M87]*[.B$136]+[.N87]*[.B$137]+[.P87]*[.B$138]+[.Q87]*[.B$139]+[.R87]*[.B$140]+[.S87]*[.B$141]+[.T87]*[.B$142]+[.V87]*[.B$144]+[.W87]*[.B$145]+[.AB87]*[.B$151])" office:value-type="float" office:value="2">
            <text:p>2.0</text:p>
          </table:table-cell>
          <table:table-cell table:style-name="ce18" table:formula="of:=[.AC87]+[.G87]-IF([.U87]&gt;0;0;[.E87]+[.F87])" office:value-type="float" office:value="-3">
            <text:p>-3.0</text:p>
          </table:table-cell>
          <table:table-cell table:style-name="ce21" table:formula="of:=[.AD87]" office:value-type="float" office:value="-3">
            <text:p>-3.0</text:p>
          </table:table-cell>
          <table:table-cell table:number-columns-repeated="2"/>
          <table:table-cell table:style-name="ce10" office:value-type="float" office:value="1">
            <text:p>1</text:p>
          </table:table-cell>
          <table:table-cell table:number-columns-repeated="989"/>
        </table:table-row>
        <table:table-row table:style-name="ro2">
          <table:table-cell table:style-name="Default" office:value-type="string">
            <text:p>Echidna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10"/>
          <table:table-cell table:style-name="ce10" office:value-type="float" office:value="11">
            <text:p>11</text:p>
          </table:table-cell>
          <table:table-cell table:style-name="ce10" table:formula="of:=CEILING(([.E88]+[.F88])*0.5;1)" office:value-type="float" office:value="6">
            <text:p>6</text:p>
          </table:table-cell>
          <table:table-cell table:number-columns-repeated="6" table:style-name="ce10"/>
          <table:table-cell table:style-name="ce10" table:formula="of:=CEILING(([.E88]+[.F88] - 1)/3;1)" office:value-type="float" office:value="4">
            <text:p>4</text:p>
          </table:table-cell>
          <table:table-cell table:number-columns-repeated="10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88]&gt;0;[.B$131]*[.U88];0)+IF([.U88]&gt;0;[.B$143];1)*IF([.X88]&gt;0;[.B$146];1)*IF([.O88]&gt;0;[.O88];1)*IF([.Z88]=1;[.Z88]*[.B$150];1)*([.H88]*[.B$131]+[.I88]*[.B$132]+[.J88]*[.B$133]+[.K88]*[.B$134]+[.L88]*[.B$136]+[.M88]*[.B$136]+[.N88]*[.B$137]+[.P88]*[.B$138]+[.Q88]*[.B$139]+[.R88]*[.B$140]+[.S88]*[.B$141]+[.T88]*[.B$142]+[.V88]*[.B$144]+[.W88]*[.B$145]+[.AB88]*[.B$151])" office:value-type="float" office:value="2">
            <text:p>2.0</text:p>
          </table:table-cell>
          <table:table-cell table:style-name="ce18" table:formula="of:=[.AC88]+[.G88]-IF([.U88]&gt;0;0;[.E88]+[.F88])" office:value-type="float" office:value="-3">
            <text:p>-3.0</text:p>
          </table:table-cell>
          <table:table-cell table:style-name="ce21" table:formula="of:=[.AD88]" office:value-type="float" office:value="-3">
            <text:p>-3.0</text:p>
          </table:table-cell>
          <table:table-cell table:number-columns-repeated="2"/>
          <table:table-cell table:style-name="ce10" office:value-type="float" office:value="1">
            <text:p>1</text:p>
          </table:table-cell>
          <table:table-cell table:number-columns-repeated="989"/>
        </table:table-row>
        <table:table-row table:style-name="ro2">
          <table:table-cell table:style-name="Default" office:value-type="string">
            <text:p>Alpha Tauri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 office:value-type="string">
            <text:p>Pay 5 Energy to Gain 8 Energy</text:p>
          </table:table-cell>
          <table:table-cell table:number-columns-repeated="2" table:style-name="ce10" office:value-type="float" office:value="6">
            <text:p>6</text:p>
          </table:table-cell>
          <table:table-cell table:style-name="ce10" table:formula="of:=CEILING(([.E89]+[.F89])*0.5;1)" office:value-type="float" office:value="6">
            <text:p>6</text:p>
          </table:table-cell>
          <table:table-cell table:style-name="ce10" office:value-type="float" office:value="5">
            <text:p>5</text:p>
          </table:table-cell>
          <table:table-cell table:number-columns-repeated="2" table:style-name="ce10"/>
          <table:table-cell table:style-name="ce10" office:value-type="float" office:value="8">
            <text:p>8</text:p>
          </table:table-cell>
          <table:table-cell table:number-columns-repeated="2" table:style-name="ce10"/>
          <table:table-cell table:style-name="ce10" table:formula="of:=CEILING(([.E89]+[.F89] - 1)/3;1)" office:value-type="float" office:value="4">
            <text:p>4</text:p>
          </table:table-cell>
          <table:table-cell table:number-columns-repeated="10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89]&gt;0;[.B$131]*[.U89];0)+IF([.U89]&gt;0;[.B$143];1)*IF([.X89]&gt;0;[.B$146];1)*IF([.O89]&gt;0;[.O89];1)*IF([.Z89]=1;[.Z89]*[.B$150];1)*([.H89]*[.B$131]+[.I89]*[.B$132]+[.J89]*[.B$133]+[.K89]*[.B$134]+[.L89]*[.B$136]+[.M89]*[.B$136]+[.N89]*[.B$137]+[.P89]*[.B$138]+[.Q89]*[.B$139]+[.R89]*[.B$140]+[.S89]*[.B$141]+[.T89]*[.B$142]+[.V89]*[.B$144]+[.W89]*[.B$145]+[.AB89]*[.B$151])" office:value-type="float" office:value="5.5">
            <text:p>5.5</text:p>
          </table:table-cell>
          <table:table-cell table:style-name="ce18" table:formula="of:=[.AC89]+[.G89]-IF([.U89]&gt;0;0;[.E89]+[.F89])" office:value-type="float" office:value="-0.5">
            <text:p>-0.5</text:p>
          </table:table-cell>
          <table:table-cell table:style-name="ce21" table:formula="of:=[.AD89]" office:value-type="float" office:value="-0.5">
            <text:p>-0.5</text:p>
          </table:table-cell>
          <table:table-cell table:number-columns-repeated="2"/>
          <table:table-cell table:style-name="ce10" office:value-type="float" office:value="1">
            <text:p>1</text:p>
          </table:table-cell>
          <table:table-cell table:number-columns-repeated="989"/>
        </table:table-row>
        <table:table-row table:style-name="ro2">
          <table:table-cell table:style-name="Default" office:value-type="string">
            <text:p>Illyria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10"/>
          <table:table-cell table:style-name="ce10" office:value-type="float" office:value="12">
            <text:p>12</text:p>
          </table:table-cell>
          <table:table-cell table:style-name="ce10" table:formula="of:=CEILING(([.E90]+[.F90])*0.5;1)" office:value-type="float" office:value="6">
            <text:p>6</text:p>
          </table:table-cell>
          <table:table-cell table:number-columns-repeated="6" table:style-name="ce10"/>
          <table:table-cell table:style-name="ce10" table:formula="of:=CEILING(([.E90]+[.F90] - 1)/3;1)" office:value-type="float" office:value="4">
            <text:p>4</text:p>
          </table:table-cell>
          <table:table-cell table:number-columns-repeated="10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90]&gt;0;[.B$131]*[.U90];0)+IF([.U90]&gt;0;[.B$143];1)*IF([.X90]&gt;0;[.B$146];1)*IF([.O90]&gt;0;[.O90];1)*IF([.Z90]=1;[.Z90]*[.B$150];1)*([.H90]*[.B$131]+[.I90]*[.B$132]+[.J90]*[.B$133]+[.K90]*[.B$134]+[.L90]*[.B$136]+[.M90]*[.B$136]+[.N90]*[.B$137]+[.P90]*[.B$138]+[.Q90]*[.B$139]+[.R90]*[.B$140]+[.S90]*[.B$141]+[.T90]*[.B$142]+[.V90]*[.B$144]+[.W90]*[.B$145]+[.AB90]*[.B$151])" office:value-type="float" office:value="2">
            <text:p>2.0</text:p>
          </table:table-cell>
          <table:table-cell table:style-name="ce18" table:formula="of:=[.AC90]+[.G90]-IF([.U90]&gt;0;0;[.E90]+[.F90])" office:value-type="float" office:value="-4">
            <text:p>-4.0</text:p>
          </table:table-cell>
          <table:table-cell table:style-name="ce21" table:formula="of:=[.AD90]" office:value-type="float" office:value="-4">
            <text:p>-4.0</text:p>
          </table:table-cell>
          <table:table-cell table:number-columns-repeated="2"/>
          <table:table-cell table:style-name="ce10" office:value-type="float" office:value="1">
            <text:p>1</text:p>
          </table:table-cell>
          <table:table-cell table:number-columns-repeated="989"/>
        </table:table-row>
        <table:table-row table:style-name="ro2">
          <table:table-cell table:style-name="Default" office:value-type="string">
            <text:p>Mira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10"/>
          <table:table-cell table:style-name="ce10" office:value-type="float" office:value="13">
            <text:p>13</text:p>
          </table:table-cell>
          <table:table-cell table:style-name="ce10" table:formula="of:=CEILING(([.E91]+[.F91])*0.5;1)" office:value-type="float" office:value="7">
            <text:p>7</text:p>
          </table:table-cell>
          <table:table-cell/>
          <table:table-cell table:number-columns-repeated="2" table:style-name="ce10"/>
          <table:table-cell/>
          <table:table-cell table:number-columns-repeated="2" table:style-name="ce10"/>
          <table:table-cell table:style-name="ce10" table:formula="of:=CEILING(([.E91]+[.F91] - 1)/3;1)" office:value-type="float" office:value="4">
            <text:p>4</text:p>
          </table:table-cell>
          <table:table-cell table:number-columns-repeated="10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91]&gt;0;[.B$131]*[.U91];0)+IF([.U91]&gt;0;[.B$143];1)*IF([.X91]&gt;0;[.B$146];1)*IF([.O91]&gt;0;[.O91];1)*IF([.Z91]=1;[.Z91]*[.B$150];1)*([.H89]*[.B$131]+[.I91]*[.B$132]+[.J91]*[.B$133]+[.K89]*[.B$134]+[.L91]*[.B$136]+[.M91]*[.B$136]+[.N91]*[.B$137]+[.P91]*[.B$138]+[.Q91]*[.B$139]+[.R91]*[.B$140]+[.S91]*[.B$141]+[.T91]*[.B$142]+[.V91]*[.B$144]+[.W91]*[.B$145]+[.AB91]*[.B$151])" office:value-type="float" office:value="5.5">
            <text:p>5.5</text:p>
          </table:table-cell>
          <table:table-cell table:style-name="ce18" table:formula="of:=[.AC91]+[.G91]-IF([.U91]&gt;0;0;[.E91]+[.F91])" office:value-type="float" office:value="-0.5">
            <text:p>-0.5</text:p>
          </table:table-cell>
          <table:table-cell table:style-name="ce21" table:formula="of:=[.AD91]" office:value-type="float" office:value="-0.5">
            <text:p>-0.5</text:p>
          </table:table-cell>
          <table:table-cell table:number-columns-repeated="2"/>
          <table:table-cell table:style-name="ce10" office:value-type="float" office:value="1">
            <text:p>1</text:p>
          </table:table-cell>
          <table:table-cell table:number-columns-repeated="989"/>
        </table:table-row>
        <table:table-row table:style-name="ro2">
          <table:table-cell table:style-name="Default" office:value-type="string">
            <text:p>Salacia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10"/>
          <table:table-cell table:style-name="ce10" office:value-type="float" office:value="13">
            <text:p>13</text:p>
          </table:table-cell>
          <table:table-cell table:style-name="ce10" table:formula="of:=CEILING(([.E92]+[.F92])*0.5;1)" office:value-type="float" office:value="7">
            <text:p>7</text:p>
          </table:table-cell>
          <table:table-cell table:number-columns-repeated="6" table:style-name="ce10"/>
          <table:table-cell table:style-name="ce10" table:formula="of:=CEILING(([.E92]+[.F92] - 1)/3;1)" office:value-type="float" office:value="4">
            <text:p>4</text:p>
          </table:table-cell>
          <table:table-cell table:number-columns-repeated="10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92]&gt;0;[.B$131]*[.U92];0)+IF([.U92]&gt;0;[.B$143];1)*IF([.X92]&gt;0;[.B$146];1)*IF([.O92]&gt;0;[.O92];1)*IF([.Z92]=1;[.Z92]*[.B$150];1)*([.H92]*[.B$131]+[.I92]*[.B$132]+[.J92]*[.B$133]+[.K92]*[.B$134]+[.L92]*[.B$136]+[.M92]*[.B$136]+[.N92]*[.B$137]+[.P92]*[.B$138]+[.Q92]*[.B$139]+[.R92]*[.B$140]+[.S92]*[.B$141]+[.T92]*[.B$142]+[.V92]*[.B$144]+[.W92]*[.B$145]+[.AB92]*[.B$151])" office:value-type="float" office:value="2">
            <text:p>2.0</text:p>
          </table:table-cell>
          <table:table-cell table:style-name="ce18" table:formula="of:=[.AC92]+[.G92]-IF([.U92]&gt;0;0;[.E92]+[.F92])" office:value-type="float" office:value="-4">
            <text:p>-4.0</text:p>
          </table:table-cell>
          <table:table-cell table:style-name="ce21" table:formula="of:=[.AD92]" office:value-type="float" office:value="-4">
            <text:p>-4.0</text:p>
          </table:table-cell>
          <table:table-cell table:number-columns-repeated="2"/>
          <table:table-cell table:style-name="ce10" office:value-type="float" office:value="1">
            <text:p>1</text:p>
          </table:table-cell>
          <table:table-cell table:number-columns-repeated="989"/>
        </table:table-row>
        <table:table-row table:style-name="ro2">
          <table:table-cell table:style-name="Default" office:value-type="string">
            <text:p>Aurora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number-columns-repeated="2" table:style-name="ce10" office:value-type="float" office:value="7">
            <text:p>7</text:p>
          </table:table-cell>
          <table:table-cell table:style-name="ce10" table:formula="of:=CEILING(([.E93]+[.F93])*0.5;1)" office:value-type="float" office:value="7">
            <text:p>7</text:p>
          </table:table-cell>
          <table:table-cell table:number-columns-repeated="6" table:style-name="ce10"/>
          <table:table-cell table:style-name="ce10" table:formula="of:=CEILING(([.E93]+[.F93] - 1)/3;1)" office:value-type="float" office:value="5">
            <text:p>5</text:p>
          </table:table-cell>
          <table:table-cell table:number-columns-repeated="10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93]&gt;0;[.B$131]*[.U93];0)+IF([.U93]&gt;0;[.B$143];1)*IF([.X93]&gt;0;[.B$146];1)*IF([.O93]&gt;0;[.O93];1)*IF([.Z93]=1;[.Z93]*[.B$150];1)*([.H93]*[.B$131]+[.I93]*[.B$132]+[.J93]*[.B$133]+[.K93]*[.B$134]+[.L93]*[.B$136]+[.M93]*[.B$136]+[.N93]*[.B$137]+[.P93]*[.B$138]+[.Q93]*[.B$139]+[.R93]*[.B$140]+[.S93]*[.B$141]+[.T93]*[.B$142]+[.V93]*[.B$144]+[.W93]*[.B$145]+[.AB93]*[.B$151])" office:value-type="float" office:value="2.5">
            <text:p>2.5</text:p>
          </table:table-cell>
          <table:table-cell table:style-name="ce18" table:formula="of:=[.AC93]+[.G93]-IF([.U93]&gt;0;0;[.E93]+[.F93])" office:value-type="float" office:value="-4.5">
            <text:p>-4.5</text:p>
          </table:table-cell>
          <table:table-cell table:style-name="ce21" table:formula="of:=[.AD93]" office:value-type="float" office:value="-4.5">
            <text:p>-4.5</text:p>
          </table:table-cell>
          <table:table-cell table:number-columns-repeated="2"/>
          <table:table-cell table:style-name="ce10" office:value-type="float" office:value="1">
            <text:p>1</text:p>
          </table:table-cell>
          <table:table-cell table:number-columns-repeated="989"/>
        </table:table-row>
        <table:table-row table:style-name="ro2">
          <table:table-cell table:style-name="Default" office:value-type="string">
            <text:p>Black Hole Star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10"/>
          <table:table-cell table:style-name="ce10" office:value-type="float" office:value="15">
            <text:p>15</text:p>
          </table:table-cell>
          <table:table-cell table:style-name="ce10" table:formula="of:=CEILING(([.E94]+[.F94])*0.5;1)" office:value-type="float" office:value="8">
            <text:p>8</text:p>
          </table:table-cell>
          <table:table-cell table:number-columns-repeated="6" table:style-name="ce10"/>
          <table:table-cell table:style-name="ce10" table:formula="of:=CEILING(([.E94]+[.F94] - 1)/3;1)" office:value-type="float" office:value="5">
            <text:p>5</text:p>
          </table:table-cell>
          <table:table-cell table:number-columns-repeated="10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94]&gt;0;[.B$131]*[.U94];0)+IF([.U94]&gt;0;[.B$143];1)*IF([.X94]&gt;0;[.B$146];1)*IF([.O94]&gt;0;[.O94];1)*IF([.Z94]=1;[.Z94]*[.B$150];1)*([.H94]*[.B$131]+[.I94]*[.B$132]+[.J94]*[.B$133]+[.K94]*[.B$134]+[.L94]*[.B$136]+[.M94]*[.B$136]+[.N94]*[.B$137]+[.P94]*[.B$138]+[.Q94]*[.B$139]+[.R94]*[.B$140]+[.S94]*[.B$141]+[.T94]*[.B$142]+[.V94]*[.B$144]+[.W94]*[.B$145]+[.AB94]*[.B$151])" office:value-type="float" office:value="2.5">
            <text:p>2.5</text:p>
          </table:table-cell>
          <table:table-cell table:style-name="ce18" table:formula="of:=[.AC94]+[.G94]-IF([.U94]&gt;0;0;[.E94]+[.F94])" office:value-type="float" office:value="-4.5">
            <text:p>-4.5</text:p>
          </table:table-cell>
          <table:table-cell table:style-name="ce21" table:formula="of:=[.AD94]" office:value-type="float" office:value="-4.5">
            <text:p>-4.5</text:p>
          </table:table-cell>
          <table:table-cell table:number-columns-repeated="2"/>
          <table:table-cell table:style-name="ce10" office:value-type="float" office:value="1">
            <text:p>1</text:p>
          </table:table-cell>
          <table:table-cell table:number-columns-repeated="989"/>
        </table:table-row>
        <table:table-row table:style-name="ro2">
          <table:table-cell table:style-name="ce7" office:value-type="string">
            <text:p>Planet Statistics</text:p>
          </table:table-cell>
          <table:table-cell table:style-name="ce7" table:number-columns-repeated="3"/>
          <table:table-cell table:style-name="ce11" table:formula="of:=SUM([.E71:.E94])" office:value-type="float" office:value="54">
            <text:p>54</text:p>
          </table:table-cell>
          <table:table-cell table:style-name="ce11" table:formula="of:=SUM([.F71:.F94])" office:value-type="float" office:value="174">
            <text:p>174</text:p>
          </table:table-cell>
          <table:table-cell table:style-name="ce11" table:formula="of:=AVERAGE([.G71:.G94])" office:value-type="float" office:value="5">
            <text:p>5</text:p>
          </table:table-cell>
          <table:table-cell table:style-name="ce11" table:formula="of:=SUM([.H70:.H94])" office:value-type="float" office:value="15">
            <text:p>15</text:p>
          </table:table-cell>
          <table:table-cell table:style-name="ce11" table:formula="of:=SUM([.I70:.I94])" office:value-type="float" office:value="3">
            <text:p>3</text:p>
          </table:table-cell>
          <table:table-cell table:style-name="ce11" table:formula="of:=SUM([.J70:.J94])" office:value-type="float" office:value="2">
            <text:p>2</text:p>
          </table:table-cell>
          <table:table-cell table:style-name="ce11" table:formula="of:=SUM([.K70:.K94])" office:value-type="float" office:value="15">
            <text:p>15</text:p>
          </table:table-cell>
          <table:table-cell table:style-name="ce11" table:formula="of:=SUM([.L70:.L94])" office:value-type="float" office:value="4">
            <text:p>4</text:p>
          </table:table-cell>
          <table:table-cell table:style-name="ce11" table:formula="of:=SUM([.M70:.M94])" office:value-type="float" office:value="0">
            <text:p>0</text:p>
          </table:table-cell>
          <table:table-cell table:style-name="ce11" table:formula="of:=SUM([.N70:.N94])" office:value-type="float" office:value="76">
            <text:p>76</text:p>
          </table:table-cell>
          <table:table-cell table:style-name="ce11" table:formula="of:=SUM([.O70:.O94])" office:value-type="float" office:value="0">
            <text:p>0</text:p>
          </table:table-cell>
          <table:table-cell table:style-name="ce11" table:formula="of:=SUM([.P70:.P94])" office:value-type="float" office:value="0">
            <text:p>0</text:p>
          </table:table-cell>
          <table:table-cell table:style-name="ce11" table:formula="of:=SUM([.Q70:.Q94])" office:value-type="float" office:value="0">
            <text:p>0</text:p>
          </table:table-cell>
          <table:table-cell table:style-name="ce11" table:formula="of:=SUM([.R70:.R94])" office:value-type="float" office:value="0">
            <text:p>0</text:p>
          </table:table-cell>
          <table:table-cell table:style-name="ce11" table:formula="of:=SUM([.S70:.S94])" office:value-type="float" office:value="0">
            <text:p>0</text:p>
          </table:table-cell>
          <table:table-cell table:style-name="ce11" table:formula="of:=SUM([.T70:.T94])" office:value-type="float" office:value="0">
            <text:p>0</text:p>
          </table:table-cell>
          <table:table-cell table:style-name="ce11" table:formula="of:=SUM([.U70:.U94])" office:value-type="float" office:value="0">
            <text:p>0</text:p>
          </table:table-cell>
          <table:table-cell table:style-name="ce11" table:formula="of:=SUM([.V70:.V94])" office:value-type="float" office:value="0">
            <text:p>0</text:p>
          </table:table-cell>
          <table:table-cell table:style-name="ce11" table:formula="of:=SUM([.W70:.W94])" office:value-type="float" office:value="0">
            <text:p>0</text:p>
          </table:table-cell>
          <table:table-cell table:style-name="ce11" table:formula="of:=SUM([.X70:.X94])" office:value-type="float" office:value="0">
            <text:p>0</text:p>
          </table:table-cell>
          <table:table-cell table:style-name="ce11" table:formula="of:=SUM([.Y70:.Y94])" office:value-type="float" office:value="0">
            <text:p>0</text:p>
          </table:table-cell>
          <table:table-cell table:style-name="ce11" table:formula="of:=SUM([.Z70:.Z94])" office:value-type="float" office:value="0">
            <text:p>0</text:p>
          </table:table-cell>
          <table:table-cell table:style-name="ce11" table:formula="of:=SUM([.AA70:.AA94])" office:value-type="float" office:value="0">
            <text:p>0</text:p>
          </table:table-cell>
          <table:table-cell table:style-name="ce11" table:formula="of:=SUM([.AB70:.AB94])" office:value-type="float" office:value="0">
            <text:p>0</text:p>
          </table:table-cell>
          <table:table-cell table:style-name="ce15" table:formula="of:=IF([.U95]&gt;0;[.B$131]*[.U95];0)+IF([.U95]&gt;0;[.B$143];1)*IF([.X95]&gt;0;[.B$146];1)*IF([.O95]&gt;0;[.O95];1)*IF([.Z95]=1;[.Z95]*[.B$150];1)*([.H95]*[.B$131]+[.I95]*[.B$132]+[.J95]*[.B$133]+[.K95]*[.B$134]+[.L95]*[.B$136]+[.M95]*[.B$136]+[.N95]*[.B$137]+[.P95]*[.B$138]+[.Q95]*[.B$139]+[.R95]*[.B$140]+[.S95]*[.B$141]+[.T95]*[.B$142]+[.V95]*[.B$144]+[.W95]*[.B$145]+[.AB95]*[.B$151])" office:value-type="float" office:value="51.15">
            <text:p>51.2</text:p>
          </table:table-cell>
          <table:table-cell table:style-name="ce18" table:formula="of:=[.AC95]+[.G95]-IF([.U95]&gt;0;0;[.E95]+[.F95])" office:value-type="float" office:value="-171.85">
            <text:p>-171.9</text:p>
          </table:table-cell>
          <table:table-cell table:style-name="ce23"/>
          <table:table-cell table:style-name="ce7" table:number-columns-repeated="2"/>
          <table:table-cell table:style-name="ce11" table:formula="of:=SUM([.AH70:.AH94])" office:value-type="float" office:value="25">
            <text:p>25</text:p>
          </table:table-cell>
          <table:table-cell table:style-name="ce7" table:number-columns-repeated="989"/>
        </table:table-row>
        <table:table-row table:style-name="ro2">
          <table:table-cell table:style-name="ce7" table:number-columns-repeated="4"/>
          <table:table-cell table:style-name="ce11"/>
          <table:table-cell table:style-name="ce13" table:formula="of:=[.F95]/[.E95]" office:value-type="float" office:value="3.22222222222222">
            <text:p>3.22</text:p>
          </table:table-cell>
          <table:table-cell table:number-columns-repeated="18" table:style-name="ce11"/>
          <table:table-cell table:style-name="ce11"/>
          <table:table-cell table:style-name="ce11"/>
          <table:table-cell table:style-name="ce11"/>
          <table:table-cell table:style-name="ce16"/>
          <table:table-cell table:style-name="ce16" table:formula="of:=IF([.U96]&gt;0;[.B$131]*[.U96];0)+IF([.U96]&gt;0;[.B$143];1)*IF([.X96]&gt;0;[.B$146];1)*IF([.O96]&gt;0;[.O96];1)*IF([.Z96]=1;[.Z96]*[.B$150];1)*([.H96]*[.B$131]+[.I96]*[.B$132]+[.J96]*[.B$133]+[.K96]*[.B$134]+[.L96]*[.B$136]+[.M96]*[.B$136]+[.N96]*[.B$137]+[.P96]*[.B$138]+[.Q96]*[.B$139]+[.R96]*[.B$140]+[.S96]*[.B$141]+[.T96]*[.B$142]+[.V96]*[.B$144]+[.W96]*[.B$145]+[.AB96]*[.B$151])" office:value-type="float" office:value="0">
            <text:p>0.0</text:p>
          </table:table-cell>
          <table:table-cell table:style-name="ce19" table:formula="of:=[.AC96]+[.G96]-[.E96]-[.F96]" office:value-type="float" office:value="-3.22222222222222">
            <text:p>-3.2</text:p>
          </table:table-cell>
          <table:table-cell table:style-name="ce23"/>
          <table:table-cell table:style-name="ce7" table:number-columns-repeated="2"/>
          <table:table-cell table:style-name="ce11"/>
          <table:table-cell table:style-name="ce7" table:number-columns-repeated="989"/>
        </table:table-row>
        <table:table-row table:style-name="ro2">
          <table:table-cell table:style-name="Default"/>
          <table:table-cell table:number-columns-repeated="3"/>
          <table:table-cell table:number-columns-repeated="20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97]&gt;0;[.B$131]*[.U97];0)+IF([.U97]&gt;0;[.B$143];1)*IF([.X97]&gt;0;[.B$146];1)*IF([.O97]&gt;0;[.O97];1)*IF([.Z97]=1;[.Z97]*[.B$150];1)*([.H97]*[.B$131]+[.I97]*[.B$132]+[.J97]*[.B$133]+[.K97]*[.B$134]+[.L97]*[.B$136]+[.M97]*[.B$136]+[.N97]*[.B$137]+[.P97]*[.B$138]+[.Q97]*[.B$139]+[.R97]*[.B$140]+[.S97]*[.B$141]+[.T97]*[.B$142]+[.V97]*[.B$144]+[.W97]*[.B$145]+[.AB97]*[.B$151])" office:value-type="float" office:value="0">
            <text:p>0.0</text:p>
          </table:table-cell>
          <table:table-cell table:style-name="ce18" table:formula="of:=[.AC97]+[.G97]-[.E97]-[.F97]" office:value-type="float" office:value="0">
            <text:p>0.0</text:p>
          </table:table-cell>
          <table:table-cell table:style-name="ce21"/>
          <table:table-cell table:number-columns-repeated="2"/>
          <table:table-cell table:style-name="ce10"/>
          <table:table-cell table:number-columns-repeated="989"/>
        </table:table-row>
        <table:table-row table:style-name="ro2">
          <table:table-cell table:style-name="Default" office:value-type="string">
            <text:p>Monsters</text:p>
          </table:table-cell>
          <table:table-cell table:number-columns-repeated="2"/>
          <table:table-cell office:value-type="string">
            <text:p>~25 of these</text:p>
          </table:table-cell>
          <table:table-cell table:number-columns-repeated="20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98]&gt;0;[.B$131]*[.U98];0)+IF([.U98]&gt;0;[.B$143];1)*IF([.X98]&gt;0;[.B$146];1)*IF([.O98]&gt;0;[.O98];1)*IF([.Z98]=1;[.Z98]*[.B$150];1)*([.H98]*[.B$131]+[.I98]*[.B$132]+[.J98]*[.B$133]+[.K98]*[.B$134]+[.L98]*[.B$136]+[.M98]*[.B$136]+[.N98]*[.B$137]+[.P98]*[.B$138]+[.Q98]*[.B$139]+[.R98]*[.B$140]+[.S98]*[.B$141]+[.T98]*[.B$142]+[.V98]*[.B$144]+[.W98]*[.B$145]+[.AB98]*[.B$151])" office:value-type="float" office:value="0">
            <text:p>0.0</text:p>
          </table:table-cell>
          <table:table-cell table:style-name="ce18" table:formula="of:=[.AC98]+[.G98]-[.E98]-[.F98]" office:value-type="float" office:value="0">
            <text:p>0.0</text:p>
          </table:table-cell>
          <table:table-cell table:style-name="ce21"/>
          <table:table-cell table:number-columns-repeated="2"/>
          <table:table-cell table:style-name="ce10"/>
          <table:table-cell table:number-columns-repeated="989"/>
        </table:table-row>
        <table:table-row table:style-name="ro2">
          <table:table-cell table:style-name="Default" office:value-type="string">
            <text:p>Most of these monsters should automatically do damage to shields/planets roughly equal to their strength. This would balance the game between passive-aggresive and direct modes</text:p>
          </table:table-cell>
          <table:table-cell office:value-type="string">
            <text:p>U</text:p>
          </table:table-cell>
          <table:table-cell office:value-type="string">
            <text:p>Monster</text:p>
          </table:table-cell>
          <table:table-cell office:value-type="string">
            <text:p>Put this card in your field. Once per turn, you may colonize any planet for free</text:p>
          </table:table-cell>
          <table:table-cell table:style-name="ce10"/>
          <table:table-cell table:style-name="ce10" office:value-type="float" office:value="13">
            <text:p>13</text:p>
          </table:table-cell>
          <table:table-cell table:style-name="ce10" table:formula="of:=CEILING(IF([.C99]=&quot;Mercenary&quot;;AVERAGE([.E99];[.F99]);([.E99]+[.F99])) * 0.5; 1)" office:value-type="float" office:value="7">
            <text:p>7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5" table:formula="of:=[.G95]*2" office:value-type="float" office:value="10">
            <text:p>10.0</text:p>
          </table:table-cell>
          <table:table-cell table:style-name="ce15" table:formula="of:=IF([.U99]&gt;0;[.B$131]*[.U99];0)+IF([.U99]&gt;0;[.B$143];1)*IF([.X99]&gt;0;[.B$146];1)*IF([.O99]&gt;0;[.O99];1)*IF([.Z99]=1;[.Z99]*[.B$150];1)*([.H99]*[.B$131]+[.I99]*[.B$132]+[.J99]*[.B$133]+[.K99]*[.B$134]+[.L99]*[.B$136]+[.M99]*[.B$136]+[.N99]*[.B$137]+[.P99]*[.B$138]+[.Q99]*[.B$139]+[.R99]*[.B$140]+[.S99]*[.B$141]+[.T99]*[.B$142]+[.V99]*[.B$144]+[.W99]*[.B$145]+[.AB99]*[.B$151])" office:value-type="float" office:value="10">
            <text:p>10.0</text:p>
          </table:table-cell>
          <table:table-cell table:style-name="ce18" table:formula="of:=[.AC99]+[.G99]-[.E99]-[.F99]" office:value-type="float" office:value="4">
            <text:p>4.0</text:p>
          </table:table-cell>
          <table:table-cell table:style-name="ce21"/>
          <table:table-cell table:number-columns-repeated="2"/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988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 office:value-type="string">
            <text:p>Monster</text:p>
          </table:table-cell>
          <table:table-cell office:value-type="string">
            <text:p>For each opponent, defeat a Fleet of your choosing</text:p>
          </table:table-cell>
          <table:table-cell table:number-columns-repeated="2" table:style-name="ce10"/>
          <table:table-cell table:style-name="ce10" table:formula="of:=CEILING(IF([.C100]=&quot;Mercenary&quot;;AVERAGE([.E100];[.F100]);([.E100]+[.F100])) * 0.5; 1)" office:value-type="float" office:value="0">
            <text:p>0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100]&gt;0;[.B$131]*[.U100];0)+IF([.U100]&gt;0;[.B$143];1)*IF([.X100]&gt;0;[.B$146];1)*IF([.O100]&gt;0;[.O100];1)*IF([.Z100]=1;[.Z100]*[.B$150];1)*([.H100]*[.B$131]+[.I100]*[.B$132]+[.J100]*[.B$133]+[.K100]*[.B$134]+[.L100]*[.B$136]+[.M100]*[.B$136]+[.N100]*[.B$137]+[.P100]*[.B$138]+[.Q100]*[.B$139]+[.R100]*[.B$140]+[.S100]*[.B$141]+[.T100]*[.B$142]+[.V100]*[.B$144]+[.W100]*[.B$145]+[.AB100]*[.B$151])" office:value-type="float" office:value="0">
            <text:p>0.0</text:p>
          </table:table-cell>
          <table:table-cell table:style-name="ce18" table:formula="of:=[.AC100]+[.G100]-[.E100]-[.F100]" office:value-type="float" office:value="0">
            <text:p>0.0</text:p>
          </table:table-cell>
          <table:table-cell table:style-name="ce21"/>
          <table:table-cell table:number-columns-repeated="2"/>
          <table:table-cell table:style-name="ce10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988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 office:value-type="string">
            <text:p>Monster</text:p>
          </table:table-cell>
          <table:table-cell office:value-type="string">
            <text:p>Defeat all Fleets of a single opponent</text:p>
          </table:table-cell>
          <table:table-cell table:number-columns-repeated="2" table:style-name="ce10"/>
          <table:table-cell table:style-name="ce10" table:formula="of:=CEILING(IF([.C101]=&quot;Mercenary&quot;;AVERAGE([.E101];[.F101]);([.E101]+[.F101])) * 0.5; 1)" office:value-type="float" office:value="0">
            <text:p>0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101]&gt;0;[.B$131]*[.U101];0)+IF([.U101]&gt;0;[.B$143];1)*IF([.X101]&gt;0;[.B$146];1)*IF([.O101]&gt;0;[.O101];1)*IF([.Z101]=1;[.Z101]*[.B$150];1)*([.H101]*[.B$131]+[.I101]*[.B$132]+[.J101]*[.B$133]+[.K101]*[.B$134]+[.L101]*[.B$136]+[.M101]*[.B$136]+[.N101]*[.B$137]+[.P101]*[.B$138]+[.Q101]*[.B$139]+[.R101]*[.B$140]+[.S101]*[.B$141]+[.T101]*[.B$142]+[.V101]*[.B$144]+[.W101]*[.B$145]+[.AB101]*[.B$151])" office:value-type="float" office:value="0">
            <text:p>0.0</text:p>
          </table:table-cell>
          <table:table-cell table:style-name="ce18" table:formula="of:=[.AC101]+[.G101]-[.E101]-[.F101]" office:value-type="float" office:value="0">
            <text:p>0.0</text:p>
          </table:table-cell>
          <table:table-cell table:style-name="ce21"/>
          <table:table-cell table:number-columns-repeated="2"/>
          <table:table-cell table:style-name="ce10"/>
          <table:table-cell office:value-type="float" office:value="1">
            <text:p>1</text:p>
          </table:table-cell>
          <table:table-cell table:number-columns-repeated="988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 office:value-type="string">
            <text:p>Monster</text:p>
          </table:table-cell>
          <table:table-cell office:value-type="string">
            <text:p>Each opponent must choose and defeat a Fleet they have deployed</text:p>
          </table:table-cell>
          <table:table-cell table:number-columns-repeated="2" table:style-name="ce10"/>
          <table:table-cell table:style-name="ce10" table:formula="of:=CEILING(IF([.C102]=&quot;Mercenary&quot;;AVERAGE([.E102];[.F102]);([.E102]+[.F102])) * 0.5; 1)" office:value-type="float" office:value="0">
            <text:p>0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102]&gt;0;[.B$131]*[.U102];0)+IF([.U102]&gt;0;[.B$143];1)*IF([.X102]&gt;0;[.B$146];1)*IF([.O102]&gt;0;[.O102];1)*IF([.Z102]=1;[.Z102]*[.B$150];1)*([.H102]*[.B$131]+[.I102]*[.B$132]+[.J102]*[.B$133]+[.K102]*[.B$134]+[.L102]*[.B$136]+[.M102]*[.B$136]+[.N102]*[.B$137]+[.P102]*[.B$138]+[.Q102]*[.B$139]+[.R102]*[.B$140]+[.S102]*[.B$141]+[.T102]*[.B$142]+[.V102]*[.B$144]+[.W102]*[.B$145]+[.AB102]*[.B$151])" office:value-type="float" office:value="0">
            <text:p>0.0</text:p>
          </table:table-cell>
          <table:table-cell table:style-name="ce18" table:formula="of:=[.AC102]+[.G102]-[.E102]-[.F102]" office:value-type="float" office:value="0">
            <text:p>0.0</text:p>
          </table:table-cell>
          <table:table-cell table:style-name="ce21"/>
          <table:table-cell table:number-columns-repeated="2"/>
          <table:table-cell table:style-name="ce10"/>
          <table:table-cell office:value-type="float" office:value="1">
            <text:p>1</text:p>
          </table:table-cell>
          <table:table-cell table:number-columns-repeated="988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 office:value-type="string">
            <text:p>Monster</text:p>
          </table:table-cell>
          <table:table-cell office:value-type="string">
            <text:p>Destroy all non-Monsters in the trade row</text:p>
          </table:table-cell>
          <table:table-cell table:number-columns-repeated="2" table:style-name="ce10"/>
          <table:table-cell table:style-name="ce10" table:formula="of:=CEILING(IF([.C103]=&quot;Mercenary&quot;;AVERAGE([.E103];[.F103]);([.E103]+[.F103])) * 0.5; 1)" office:value-type="float" office:value="0">
            <text:p>0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103]&gt;0;[.B$131]*[.U103];0)+IF([.U103]&gt;0;[.B$143];1)*IF([.X103]&gt;0;[.B$146];1)*IF([.O103]&gt;0;[.O103];1)*IF([.Z103]=1;[.Z103]*[.B$150];1)*([.H103]*[.B$131]+[.I103]*[.B$132]+[.J103]*[.B$133]+[.K103]*[.B$134]+[.L103]*[.B$136]+[.M103]*[.B$136]+[.N103]*[.B$137]+[.P103]*[.B$138]+[.Q103]*[.B$139]+[.R103]*[.B$140]+[.S103]*[.B$141]+[.T103]*[.B$142]+[.V103]*[.B$144]+[.W103]*[.B$145]+[.AB103]*[.B$151])" office:value-type="float" office:value="0">
            <text:p>0.0</text:p>
          </table:table-cell>
          <table:table-cell table:style-name="ce18" table:formula="of:=[.AC103]+[.G103]-[.E103]-[.F103]" office:value-type="float" office:value="0">
            <text:p>0.0</text:p>
          </table:table-cell>
          <table:table-cell table:style-name="ce21"/>
          <table:table-cell table:number-columns-repeated="2"/>
          <table:table-cell table:style-name="ce10"/>
          <table:table-cell office:value-type="float" office:value="1">
            <text:p>1</text:p>
          </table:table-cell>
          <table:table-cell table:number-columns-repeated="988"/>
        </table:table-row>
        <table:table-row table:style-name="ro2">
          <table:table-cell table:style-name="Default" office:value-type="string">
            <text:p>Shiny Collector</text:p>
          </table:table-cell>
          <table:table-cell office:value-type="string">
            <text:p>U</text:p>
          </table:table-cell>
          <table:table-cell office:value-type="string">
            <text:p>Monster</text:p>
          </table:table-cell>
          <table:table-cell office:value-type="string">
            <text:p>Trophy: Acquire all Relics in the trade row</text:p>
          </table:table-cell>
          <table:table-cell table:style-name="ce10"/>
          <table:table-cell table:style-name="ce10" office:value-type="float" office:value="7">
            <text:p>7</text:p>
          </table:table-cell>
          <table:table-cell table:style-name="ce10" table:formula="of:=CEILING(IF([.C104]=&quot;Mercenary&quot;;AVERAGE([.E104];[.F104]);([.E104]+[.F104])) * 0.5; 1)" office:value-type="float" office:value="4">
            <text:p>4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104]&gt;0;[.B$131]*[.U104];0)+IF([.U104]&gt;0;[.B$143];1)*IF([.X104]&gt;0;[.B$146];1)*IF([.O104]&gt;0;[.O104];1)*IF([.Z104]=1;[.Z104]*[.B$150];1)*([.H104]*[.B$131]+[.I104]*[.B$132]+[.J104]*[.B$133]+[.K104]*[.B$134]+[.L104]*[.B$136]+[.M104]*[.B$136]+[.N104]*[.B$137]+[.P104]*[.B$138]+[.Q104]*[.B$139]+[.R104]*[.B$140]+[.S104]*[.B$141]+[.T104]*[.B$142]+[.V104]*[.B$144]+[.W104]*[.B$145]+[.AB104]*[.B$151])" office:value-type="float" office:value="0">
            <text:p>0.0</text:p>
          </table:table-cell>
          <table:table-cell table:style-name="ce18" table:formula="of:=[.AC104]+[.G104]-[.E104]-[.F104]" office:value-type="float" office:value="-3">
            <text:p>-3.0</text:p>
          </table:table-cell>
          <table:table-cell table:style-name="ce21"/>
          <table:table-cell table:number-columns-repeated="2"/>
          <table:table-cell table:style-name="ce10"/>
          <table:table-cell office:value-type="float" office:value="1">
            <text:p>1</text:p>
          </table:table-cell>
          <table:table-cell table:number-columns-repeated="988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 office:value-type="string">
            <text:p>Monster</text:p>
          </table:table-cell>
          <table:table-cell office:value-type="string">
            <text:p>Defeat the lowest cost Fleet of each opponent</text:p>
          </table:table-cell>
          <table:table-cell table:style-name="ce10"/>
          <table:table-cell table:style-name="ce10" office:value-type="float" office:value="6">
            <text:p>6</text:p>
          </table:table-cell>
          <table:table-cell table:style-name="ce10" table:formula="of:=CEILING(IF([.C105]=&quot;Mercenary&quot;;AVERAGE([.E105];[.F105]);([.E105]+[.F105])) * 0.5; 1)" office:value-type="float" office:value="3">
            <text:p>3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105]&gt;0;[.B$131]*[.U105];0)+IF([.U105]&gt;0;[.B$143];1)*IF([.X105]&gt;0;[.B$146];1)*IF([.O105]&gt;0;[.O105];1)*IF([.Z105]=1;[.Z105]*[.B$150];1)*([.H105]*[.B$131]+[.I105]*[.B$132]+[.J105]*[.B$133]+[.K105]*[.B$134]+[.L105]*[.B$136]+[.M105]*[.B$136]+[.N105]*[.B$137]+[.P105]*[.B$138]+[.Q105]*[.B$139]+[.R105]*[.B$140]+[.S105]*[.B$141]+[.T105]*[.B$142]+[.V105]*[.B$144]+[.W105]*[.B$145]+[.AB105]*[.B$151])" office:value-type="float" office:value="0">
            <text:p>0.0</text:p>
          </table:table-cell>
          <table:table-cell table:style-name="ce18" table:formula="of:=[.AC105]+[.G105]-[.E105]-[.F105]" office:value-type="float" office:value="-3">
            <text:p>-3.0</text:p>
          </table:table-cell>
          <table:table-cell table:style-name="ce21"/>
          <table:table-cell table:number-columns-repeated="2"/>
          <table:table-cell table:style-name="ce10"/>
          <table:table-cell office:value-type="float" office:value="1">
            <text:p>1</text:p>
          </table:table-cell>
          <table:table-cell table:number-columns-repeated="988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 office:value-type="string">
            <text:p>Monster</text:p>
          </table:table-cell>
          <table:table-cell office:value-type="string">
            <text:p>Defeat the highest cost Fleet of each opponent</text:p>
          </table:table-cell>
          <table:table-cell table:number-columns-repeated="2" table:style-name="ce10"/>
          <table:table-cell table:style-name="ce10" table:formula="of:=CEILING(IF([.C106]=&quot;Mercenary&quot;;AVERAGE([.E106];[.F106]);([.E106]+[.F106])) * 0.5; 1)" office:value-type="float" office:value="0">
            <text:p>0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106]&gt;0;[.B$131]*[.U106];0)+IF([.U106]&gt;0;[.B$143];1)*IF([.X106]&gt;0;[.B$146];1)*IF([.O106]&gt;0;[.O106];1)*IF([.Z106]=1;[.Z106]*[.B$150];1)*([.H106]*[.B$131]+[.I106]*[.B$132]+[.J106]*[.B$133]+[.K106]*[.B$134]+[.L106]*[.B$136]+[.M106]*[.B$136]+[.N106]*[.B$137]+[.P106]*[.B$138]+[.Q106]*[.B$139]+[.R106]*[.B$140]+[.S106]*[.B$141]+[.T106]*[.B$142]+[.V106]*[.B$144]+[.W106]*[.B$145]+[.AB106]*[.B$151])" office:value-type="float" office:value="0">
            <text:p>0.0</text:p>
          </table:table-cell>
          <table:table-cell table:style-name="ce18" table:formula="of:=[.AC106]+[.G106]-[.E106]-[.F106]" office:value-type="float" office:value="0">
            <text:p>0.0</text:p>
          </table:table-cell>
          <table:table-cell table:style-name="ce21"/>
          <table:table-cell table:number-columns-repeated="2"/>
          <table:table-cell table:style-name="ce10"/>
          <table:table-cell office:value-type="float" office:value="1">
            <text:p>1</text:p>
          </table:table-cell>
          <table:table-cell table:number-columns-repeated="988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 office:value-type="string">
            <text:p>Monster</text:p>
          </table:table-cell>
          <table:table-cell office:value-type="string">
            <text:p>Draw 2 Cards</text:p>
          </table:table-cell>
          <table:table-cell table:style-name="ce10"/>
          <table:table-cell table:style-name="ce10" office:value-type="float" office:value="4">
            <text:p>4</text:p>
          </table:table-cell>
          <table:table-cell table:style-name="ce10" table:formula="of:=CEILING(IF([.C107]=&quot;Mercenary&quot;;AVERAGE([.E107];[.F107]);([.E107]+[.F107])) * 0.5; 1)" office:value-type="float" office:value="2">
            <text:p>2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107]&gt;0;[.B$131]*[.U107];0)+IF([.U107]&gt;0;[.B$143];1)*IF([.X107]&gt;0;[.B$146];1)*IF([.O107]&gt;0;[.O107];1)*IF([.Z107]=1;[.Z107]*[.B$150];1)*([.H107]*[.B$131]+[.I107]*[.B$132]+[.J107]*[.B$133]+[.K107]*[.B$134]+[.L107]*[.B$136]+[.M107]*[.B$136]+[.N107]*[.B$137]+[.P107]*[.B$138]+[.Q107]*[.B$139]+[.R107]*[.B$140]+[.S107]*[.B$141]+[.T107]*[.B$142]+[.V107]*[.B$144]+[.W107]*[.B$145]+[.AB107]*[.B$151])" office:value-type="float" office:value="0">
            <text:p>0.0</text:p>
          </table:table-cell>
          <table:table-cell table:style-name="ce18" table:formula="of:=[.AC107]+[.G107]-[.E107]-[.F107]" office:value-type="float" office:value="-2">
            <text:p>-2.0</text:p>
          </table:table-cell>
          <table:table-cell table:style-name="ce21"/>
          <table:table-cell table:number-columns-repeated="2"/>
          <table:table-cell table:style-name="ce10"/>
          <table:table-cell office:value-type="float" office:value="1">
            <text:p>1</text:p>
          </table:table-cell>
          <table:table-cell table:number-columns-repeated="988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 office:value-type="string">
            <text:p>Monster</text:p>
          </table:table-cell>
          <table:table-cell office:value-type="string">
            <text:p>Draw 1 card. Each opponent must discard a card</text:p>
          </table:table-cell>
          <table:table-cell table:style-name="ce10"/>
          <table:table-cell table:style-name="ce10" office:value-type="float" office:value="8">
            <text:p>8</text:p>
          </table:table-cell>
          <table:table-cell table:style-name="ce10" table:formula="of:=CEILING(IF([.C108]=&quot;Mercenary&quot;;AVERAGE([.E108];[.F108]);([.E108]+[.F108])) * 0.5; 1)" office:value-type="float" office:value="4">
            <text:p>4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108]&gt;0;[.B$131]*[.U108];0)+IF([.U108]&gt;0;[.B$143];1)*IF([.X108]&gt;0;[.B$146];1)*IF([.O108]&gt;0;[.O108];1)*IF([.Z108]=1;[.Z108]*[.B$150];1)*([.H108]*[.B$131]+[.I108]*[.B$132]+[.J108]*[.B$133]+[.K108]*[.B$134]+[.L108]*[.B$136]+[.M108]*[.B$136]+[.N108]*[.B$137]+[.P108]*[.B$138]+[.Q108]*[.B$139]+[.R108]*[.B$140]+[.S108]*[.B$141]+[.T108]*[.B$142]+[.V108]*[.B$144]+[.W108]*[.B$145]+[.AB108]*[.B$151])" office:value-type="float" office:value="0">
            <text:p>0.0</text:p>
          </table:table-cell>
          <table:table-cell table:style-name="ce18" table:formula="of:=[.AC108]+[.G108]-[.E108]-[.F108]" office:value-type="float" office:value="-4">
            <text:p>-4.0</text:p>
          </table:table-cell>
          <table:table-cell table:style-name="ce21"/>
          <table:table-cell table:number-columns-repeated="2"/>
          <table:table-cell table:style-name="ce10"/>
          <table:table-cell office:value-type="float" office:value="1">
            <text:p>1</text:p>
          </table:table-cell>
          <table:table-cell table:number-columns-repeated="988"/>
        </table:table-row>
        <table:table-row table:style-name="ro2">
          <table:table-cell table:style-name="Default" office:value-type="string">
            <text:p>Swarmer</text:p>
          </table:table-cell>
          <table:table-cell office:value-type="string">
            <text:p>U</text:p>
          </table:table-cell>
          <table:table-cell office:value-type="string">
            <text:p>Monster</text:p>
          </table:table-cell>
          <table:table-cell office:value-type="string">
            <text:p>Gain 1 Reward. Trophy: Return this to the Swarmer stack to deal 1 damage to any shield or planet</text:p>
          </table:table-cell>
          <table:table-cell table:style-name="ce10"/>
          <table:table-cell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109]&gt;0;[.B$131]*[.U109];0)+IF([.U109]&gt;0;[.B$143];1)*IF([.X109]&gt;0;[.B$146];1)*IF([.O109]&gt;0;[.O109];1)*IF([.Z109]=1;[.Z109]*[.B$150];1)*([.H109]*[.B$131]+[.I109]*[.B$132]+[.J109]*[.B$133]+[.K109]*[.B$134]+[.L109]*[.B$136]+[.M109]*[.B$136]+[.N109]*[.B$137]+[.P109]*[.B$138]+[.Q109]*[.B$139]+[.R109]*[.B$140]+[.S109]*[.B$141]+[.T109]*[.B$142]+[.V109]*[.B$144]+[.W109]*[.B$145]+[.AB109]*[.B$151])" office:value-type="float" office:value="0">
            <text:p>0.0</text:p>
          </table:table-cell>
          <table:table-cell table:style-name="ce18" table:formula="of:=[.AC109]+[.G109]-[.E109]-[.F109]" office:value-type="float" office:value="-2">
            <text:p>-2.0</text:p>
          </table:table-cell>
          <table:table-cell table:style-name="ce21"/>
          <table:table-cell table:number-columns-repeated="2"/>
          <table:table-cell table:style-name="ce10" office:value-type="float" office:value="28">
            <text:p>28</text:p>
          </table:table-cell>
          <table:table-cell table:number-columns-repeated="989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/>
          <table:table-cell/>
          <table:table-cell table:number-columns-repeated="2" table:style-name="ce10"/>
          <table:table-cell table:style-name="ce10" table:formula="of:=CEILING(IF([.C110]=&quot;Mercenary&quot;;AVERAGE([.E110];[.F110]);([.E110]+[.F110])) * 0.5; 1)" office:value-type="float" office:value="0">
            <text:p>0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110]&gt;0;[.B$131]*[.U110];0)+IF([.U110]&gt;0;[.B$143];1)*IF([.X110]&gt;0;[.B$146];1)*IF([.O110]&gt;0;[.O110];1)*IF([.Z110]=1;[.Z110]*[.B$150];1)*([.H110]*[.B$131]+[.I110]*[.B$132]+[.J110]*[.B$133]+[.K110]*[.B$134]+[.L110]*[.B$136]+[.M110]*[.B$136]+[.N110]*[.B$137]+[.P110]*[.B$138]+[.Q110]*[.B$139]+[.R110]*[.B$140]+[.S110]*[.B$141]+[.T110]*[.B$142]+[.V110]*[.B$144]+[.W110]*[.B$145]+[.AB110]*[.B$151])" office:value-type="float" office:value="0">
            <text:p>0.0</text:p>
          </table:table-cell>
          <table:table-cell table:style-name="ce18" table:formula="of:=[.AC110]+[.G110]-[.E110]-[.F110]" office:value-type="float" office:value="0">
            <text:p>0.0</text:p>
          </table:table-cell>
          <table:table-cell table:style-name="ce21"/>
          <table:table-cell table:number-columns-repeated="2"/>
          <table:table-cell table:style-name="ce10"/>
          <table:table-cell office:value-type="float" office:value="1">
            <text:p>1</text:p>
          </table:table-cell>
          <table:table-cell table:number-columns-repeated="988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/>
          <table:table-cell/>
          <table:table-cell table:number-columns-repeated="2" table:style-name="ce10"/>
          <table:table-cell table:style-name="ce10" table:formula="of:=CEILING(IF([.C111]=&quot;Mercenary&quot;;AVERAGE([.E111];[.F111]);([.E111]+[.F111])) * 0.5; 1)" office:value-type="float" office:value="0">
            <text:p>0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111]&gt;0;[.B$131]*[.U111];0)+IF([.U111]&gt;0;[.B$143];1)*IF([.X111]&gt;0;[.B$146];1)*IF([.O111]&gt;0;[.O111];1)*IF([.Z111]=1;[.Z111]*[.B$150];1)*([.H111]*[.B$131]+[.I111]*[.B$132]+[.J111]*[.B$133]+[.K111]*[.B$134]+[.L111]*[.B$136]+[.M111]*[.B$136]+[.N111]*[.B$137]+[.P111]*[.B$138]+[.Q111]*[.B$139]+[.R111]*[.B$140]+[.S111]*[.B$141]+[.T111]*[.B$142]+[.V111]*[.B$144]+[.W111]*[.B$145]+[.AB111]*[.B$151])" office:value-type="float" office:value="0">
            <text:p>0.0</text:p>
          </table:table-cell>
          <table:table-cell table:style-name="ce18" table:formula="of:=[.AC111]+[.G111]-[.E111]-[.F111]" office:value-type="float" office:value="0">
            <text:p>0.0</text:p>
          </table:table-cell>
          <table:table-cell table:style-name="ce21"/>
          <table:table-cell table:number-columns-repeated="2"/>
          <table:table-cell table:style-name="ce10"/>
          <table:table-cell office:value-type="float" office:value="1">
            <text:p>1</text:p>
          </table:table-cell>
          <table:table-cell table:number-columns-repeated="988"/>
        </table:table-row>
        <table:table-row table:style-name="ro2">
          <table:table-cell table:style-name="Default" office:value-type="string">
            <text:p>Dastardly Dashers</text:p>
          </table:table-cell>
          <table:table-cell office:value-type="string">
            <text:p>U</text:p>
          </table:table-cell>
          <table:table-cell office:value-type="string">
            <text:p>Mercenary</text:p>
          </table:table-cell>
          <table:table-cell office:value-type="string">
            <text:p>Each opponent must either: discard a card or lose 2 reward</text:p>
          </table:table-cell>
          <table:table-cell table:number-columns-repeated="2" table:style-name="ce10" office:value-type="float" office:value="4">
            <text:p>4</text:p>
          </table:table-cell>
          <table:table-cell table:style-name="ce10" table:formula="of:=CEILING(IF([.C112]=&quot;Mercenary&quot;;AVERAGE([.E112];[.F112]);([.E112]+[.F112])) * 0.5; 1)" office:value-type="float" office:value="2">
            <text:p>2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112]&gt;0;[.B$131]*[.U112];0)+IF([.U112]&gt;0;[.B$143];1)*IF([.X112]&gt;0;[.B$146];1)*IF([.O112]&gt;0;[.O112];1)*IF([.Z112]=1;[.Z112]*[.B$150];1)*([.H112]*[.B$131]+[.I112]*[.B$132]+[.J112]*[.B$133]+[.K112]*[.B$134]+[.L112]*[.B$136]+[.M112]*[.B$136]+[.N112]*[.B$137]+[.P112]*[.B$138]+[.Q112]*[.B$139]+[.R112]*[.B$140]+[.S112]*[.B$141]+[.T112]*[.B$142]+[.V112]*[.B$144]+[.W112]*[.B$145]+[.AB112]*[.B$151])" office:value-type="float" office:value="0">
            <text:p>0.0</text:p>
          </table:table-cell>
          <table:table-cell table:style-name="ce18" table:formula="of:=[.AC112]+[.G112]-[.E112]-[.F112]" office:value-type="float" office:value="-6">
            <text:p>-6.0</text:p>
          </table:table-cell>
          <table:table-cell table:style-name="ce21"/>
          <table:table-cell table:number-columns-repeated="2"/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988"/>
        </table:table-row>
        <table:table-row table:style-name="ro2">
          <table:table-cell table:style-name="Default" office:value-type="string">
            <text:p>Optimistic Nihilists</text:p>
          </table:table-cell>
          <table:table-cell office:value-type="string">
            <text:p>U</text:p>
          </table:table-cell>
          <table:table-cell office:value-type="string">
            <text:p>Mercenary</text:p>
          </table:table-cell>
          <table:table-cell office:value-type="string">
            <text:p>Gain 3 Credit and 3 Energy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4">
            <text:p>4</text:p>
          </table:table-cell>
          <table:table-cell table:style-name="ce10" table:formula="of:=CEILING(IF([.C113]=&quot;Mercenary&quot;;AVERAGE([.E113];[.F113]);([.E113]+[.F113])) * 0.5; 1)" office:value-type="float" office:value="3">
            <text:p>3</text:p>
          </table:table-cell>
          <table:table-cell table:style-name="ce10"/>
          <table:table-cell table:style-name="ce10" office:value-type="float" office:value="3">
            <text:p>3</text:p>
          </table:table-cell>
          <table:table-cell table:style-name="ce10"/>
          <table:table-cell table:style-name="ce10" office:value-type="float" office:value="3">
            <text:p>3</text:p>
          </table:table-cell>
          <table:table-cell table:number-columns-repeated="13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113]&gt;0;[.B$131]*[.U113];0)+IF([.U113]&gt;0;[.B$143];1)*IF([.X113]&gt;0;[.B$146];1)*IF([.O113]&gt;0;[.O113];1)*IF([.Z113]=1;[.Z113]*[.B$150];1)*([.H113]*[.B$131]+[.I113]*[.B$132]+[.J113]*[.B$133]+[.K113]*[.B$134]+[.L113]*[.B$136]+[.M113]*[.B$136]+[.N113]*[.B$137]+[.P113]*[.B$138]+[.Q113]*[.B$139]+[.R113]*[.B$140]+[.S113]*[.B$141]+[.T113]*[.B$142]+[.V113]*[.B$144]+[.W113]*[.B$145]+[.AB113]*[.B$151])" office:value-type="float" office:value="5.85">
            <text:p>5.9</text:p>
          </table:table-cell>
          <table:table-cell table:style-name="ce18" table:formula="of:=[.AC113]+[.G113]-[.E113]-[.F113]" office:value-type="float" office:value="-2.15">
            <text:p>-2.2</text:p>
          </table:table-cell>
          <table:table-cell table:style-name="ce21"/>
          <table:table-cell table:number-columns-repeated="2"/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988"/>
        </table:table-row>
        <table:table-row table:style-name="ro2">
          <table:table-cell table:style-name="Default" office:value-type="string">
            <text:p>Pessimistic Nihilists</text:p>
          </table:table-cell>
          <table:table-cell office:value-type="string">
            <text:p>U</text:p>
          </table:table-cell>
          <table:table-cell office:value-type="string">
            <text:p>Mercenary</text:p>
          </table:table-cell>
          <table:table-cell office:value-type="string">
            <text:p>Gain 3 Strength and 3 Energy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7">
            <text:p>7</text:p>
          </table:table-cell>
          <table:table-cell table:style-name="ce10" table:formula="of:=CEILING(IF([.C114]=&quot;Mercenary&quot;;AVERAGE([.E114];[.F114]);([.E114]+[.F114])) * 0.5; 1)" office:value-type="float" office:value="3">
            <text:p>3</text:p>
          </table:table-cell>
          <table:table-cell table:number-columns-repeated="2" table:style-name="ce10"/>
          <table:table-cell table:number-columns-repeated="2" table:style-name="ce10" office:value-type="float" office:value="3">
            <text:p>3</text:p>
          </table:table-cell>
          <table:table-cell table:number-columns-repeated="13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114]&gt;0;[.B$131]*[.U114];0)+IF([.U114]&gt;0;[.B$143];1)*IF([.X114]&gt;0;[.B$146];1)*IF([.O114]&gt;0;[.O114];1)*IF([.Z114]=1;[.Z114]*[.B$150];1)*([.H114]*[.B$131]+[.I114]*[.B$132]+[.J114]*[.B$133]+[.K114]*[.B$134]+[.L114]*[.B$136]+[.M114]*[.B$136]+[.N114]*[.B$137]+[.P114]*[.B$138]+[.Q114]*[.B$139]+[.R114]*[.B$140]+[.S114]*[.B$141]+[.T114]*[.B$142]+[.V114]*[.B$144]+[.W114]*[.B$145]+[.AB114]*[.B$151])" office:value-type="float" office:value="6.45">
            <text:p>6.5</text:p>
          </table:table-cell>
          <table:table-cell table:style-name="ce18" table:formula="of:=[.AC114]+[.G114]-[.E114]-[.F114]" office:value-type="float" office:value="-1.55">
            <text:p>-1.6</text:p>
          </table:table-cell>
          <table:table-cell table:style-name="ce21"/>
          <table:table-cell table:number-columns-repeated="2"/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988"/>
        </table:table-row>
        <table:table-row table:style-name="ro2">
          <table:table-cell table:style-name="Default" office:value-type="string">
            <text:p>Neutral Nihilists</text:p>
          </table:table-cell>
          <table:table-cell office:value-type="string">
            <text:p>U</text:p>
          </table:table-cell>
          <table:table-cell office:value-type="string">
            <text:p>Mercenary</text:p>
          </table:table-cell>
          <table:table-cell office:value-type="string">
            <text:p>Gain 2 Credit, 2 Strength, and 2 Energy</text:p>
          </table:table-cell>
          <table:table-cell table:number-columns-repeated="2" table:style-name="ce10" office:value-type="float" office:value="5">
            <text:p>5</text:p>
          </table:table-cell>
          <table:table-cell table:style-name="ce10" table:formula="of:=CEILING(IF([.C115]=&quot;Mercenary&quot;;AVERAGE([.E115];[.F115]);([.E115]+[.F115])) * 0.5; 1)" office:value-type="float" office:value="3">
            <text:p>3</text:p>
          </table:table-cell>
          <table:table-cell table:style-name="ce10"/>
          <table:table-cell table:number-columns-repeated="3" table:style-name="ce10" office:value-type="float" office:value="2">
            <text:p>2</text:p>
          </table:table-cell>
          <table:table-cell table:number-columns-repeated="13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115]&gt;0;[.B$131]*[.U115];0)+IF([.U115]&gt;0;[.B$143];1)*IF([.X115]&gt;0;[.B$146];1)*IF([.O115]&gt;0;[.O115];1)*IF([.Z115]=1;[.Z115]*[.B$150];1)*([.H115]*[.B$131]+[.I115]*[.B$132]+[.J115]*[.B$133]+[.K115]*[.B$134]+[.L115]*[.B$136]+[.M115]*[.B$136]+[.N115]*[.B$137]+[.P115]*[.B$138]+[.Q115]*[.B$139]+[.R115]*[.B$140]+[.S115]*[.B$141]+[.T115]*[.B$142]+[.V115]*[.B$144]+[.W115]*[.B$145]+[.AB115]*[.B$151])" office:value-type="float" office:value="6.7">
            <text:p>6.7</text:p>
          </table:table-cell>
          <table:table-cell table:style-name="ce18" table:formula="of:=[.AC115]+[.G115]-[.E115]-[.F115]" office:value-type="float" office:value="-0.300000000000001">
            <text:p>-0.3</text:p>
          </table:table-cell>
          <table:table-cell table:style-name="ce21"/>
          <table:table-cell table:number-columns-repeated="2"/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988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/>
          <table:table-cell/>
          <table:table-cell table:number-columns-repeated="2" table:style-name="ce10"/>
          <table:table-cell table:style-name="ce10" table:formula="of:=CEILING(IF([.C116]=&quot;Mercenary&quot;;AVERAGE([.E116];[.F116]);([.E116]+[.F116])) * 0.5; 1)" office:value-type="float" office:value="0">
            <text:p>0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116]&gt;0;[.B$131]*[.U116];0)+IF([.U116]&gt;0;[.B$143];1)*IF([.X116]&gt;0;[.B$146];1)*IF([.O116]&gt;0;[.O116];1)*IF([.Z116]=1;[.Z116]*[.B$150];1)*([.H116]*[.B$131]+[.I116]*[.B$132]+[.J116]*[.B$133]+[.K116]*[.B$134]+[.L116]*[.B$136]+[.M116]*[.B$136]+[.N116]*[.B$137]+[.P116]*[.B$138]+[.Q116]*[.B$139]+[.R116]*[.B$140]+[.S116]*[.B$141]+[.T116]*[.B$142]+[.V116]*[.B$144]+[.W116]*[.B$145]+[.AB116]*[.B$151])" office:value-type="float" office:value="0">
            <text:p>0.0</text:p>
          </table:table-cell>
          <table:table-cell table:style-name="ce18" table:formula="of:=[.AC116]+[.G116]-[.E116]-[.F116]" office:value-type="float" office:value="0">
            <text:p>0.0</text:p>
          </table:table-cell>
          <table:table-cell table:style-name="ce21"/>
          <table:table-cell table:number-columns-repeated="2"/>
          <table:table-cell table:style-name="ce10"/>
          <table:table-cell office:value-type="float" office:value="1">
            <text:p>1</text:p>
          </table:table-cell>
          <table:table-cell table:number-columns-repeated="988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/>
          <table:table-cell/>
          <table:table-cell table:number-columns-repeated="2" table:style-name="ce10"/>
          <table:table-cell table:style-name="ce10" table:formula="of:=CEILING(IF([.C117]=&quot;Mercenary&quot;;AVERAGE([.E117];[.F117]);([.E117]+[.F117])) * 0.5; 1)" office:value-type="float" office:value="0">
            <text:p>0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117]&gt;0;[.B$131]*[.U117];0)+IF([.U117]&gt;0;[.B$143];1)*IF([.X117]&gt;0;[.B$146];1)*IF([.O117]&gt;0;[.O117];1)*IF([.Z117]=1;[.Z117]*[.B$150];1)*([.H117]*[.B$131]+[.I117]*[.B$132]+[.J117]*[.B$133]+[.K117]*[.B$134]+[.L117]*[.B$136]+[.M117]*[.B$136]+[.N117]*[.B$137]+[.P117]*[.B$138]+[.Q117]*[.B$139]+[.R117]*[.B$140]+[.S117]*[.B$141]+[.T117]*[.B$142]+[.V117]*[.B$144]+[.W117]*[.B$145]+[.AB117]*[.B$151])" office:value-type="float" office:value="0">
            <text:p>0.0</text:p>
          </table:table-cell>
          <table:table-cell table:style-name="ce18" table:formula="of:=[.AC117]+[.G117]-[.E117]-[.F117]" office:value-type="float" office:value="0">
            <text:p>0.0</text:p>
          </table:table-cell>
          <table:table-cell table:style-name="ce21"/>
          <table:table-cell table:number-columns-repeated="2"/>
          <table:table-cell table:style-name="ce10"/>
          <table:table-cell office:value-type="float" office:value="1">
            <text:p>1</text:p>
          </table:table-cell>
          <table:table-cell table:number-columns-repeated="988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/>
          <table:table-cell/>
          <table:table-cell table:number-columns-repeated="2" table:style-name="ce10"/>
          <table:table-cell table:style-name="ce10" table:formula="of:=CEILING(IF([.C118]=&quot;Mercenary&quot;;AVERAGE([.E118];[.F118]);([.E118]+[.F118])) * 0.5; 1)" office:value-type="float" office:value="0">
            <text:p>0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118]&gt;0;[.B$131]*[.U118];0)+IF([.U118]&gt;0;[.B$143];1)*IF([.X118]&gt;0;[.B$146];1)*IF([.O118]&gt;0;[.O118];1)*IF([.Z118]=1;[.Z118]*[.B$150];1)*([.H118]*[.B$131]+[.I118]*[.B$132]+[.J118]*[.B$133]+[.K118]*[.B$134]+[.L118]*[.B$136]+[.M118]*[.B$136]+[.N118]*[.B$137]+[.P118]*[.B$138]+[.Q118]*[.B$139]+[.R118]*[.B$140]+[.S118]*[.B$141]+[.T118]*[.B$142]+[.V118]*[.B$144]+[.W118]*[.B$145]+[.AB118]*[.B$151])" office:value-type="float" office:value="0">
            <text:p>0.0</text:p>
          </table:table-cell>
          <table:table-cell table:style-name="ce18" table:formula="of:=[.AC118]+[.G118]-[.E118]-[.F118]" office:value-type="float" office:value="0">
            <text:p>0.0</text:p>
          </table:table-cell>
          <table:table-cell table:style-name="ce21"/>
          <table:table-cell table:number-columns-repeated="2"/>
          <table:table-cell table:style-name="ce10"/>
          <table:table-cell office:value-type="float" office:value="1">
            <text:p>1</text:p>
          </table:table-cell>
          <table:table-cell table:number-columns-repeated="988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/>
          <table:table-cell/>
          <table:table-cell table:number-columns-repeated="2" table:style-name="ce10"/>
          <table:table-cell table:style-name="ce10" table:formula="of:=CEILING(IF([.C119]=&quot;Mercenary&quot;;AVERAGE([.E119];[.F119]);([.E119]+[.F119])) * 0.5; 1)" office:value-type="float" office:value="0">
            <text:p>0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119]&gt;0;[.B$131]*[.U119];0)+IF([.U119]&gt;0;[.B$143];1)*IF([.X119]&gt;0;[.B$146];1)*IF([.O119]&gt;0;[.O119];1)*IF([.Z119]=1;[.Z119]*[.B$150];1)*([.H119]*[.B$131]+[.I119]*[.B$132]+[.J119]*[.B$133]+[.K119]*[.B$134]+[.L119]*[.B$136]+[.M119]*[.B$136]+[.N119]*[.B$137]+[.P119]*[.B$138]+[.Q119]*[.B$139]+[.R119]*[.B$140]+[.S119]*[.B$141]+[.T119]*[.B$142]+[.V119]*[.B$144]+[.W119]*[.B$145]+[.AB119]*[.B$151])" office:value-type="float" office:value="0">
            <text:p>0.0</text:p>
          </table:table-cell>
          <table:table-cell table:style-name="ce18" table:formula="of:=[.AC119]+[.G119]-[.E119]-[.F119]" office:value-type="float" office:value="0">
            <text:p>0.0</text:p>
          </table:table-cell>
          <table:table-cell table:style-name="ce21"/>
          <table:table-cell table:number-columns-repeated="2"/>
          <table:table-cell table:style-name="ce10"/>
          <table:table-cell office:value-type="float" office:value="1">
            <text:p>1</text:p>
          </table:table-cell>
          <table:table-cell table:number-columns-repeated="988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/>
          <table:table-cell/>
          <table:table-cell table:number-columns-repeated="2" table:style-name="ce10"/>
          <table:table-cell table:style-name="ce10" table:formula="of:=CEILING(IF([.C120]=&quot;Mercenary&quot;;AVERAGE([.E120];[.F120]);([.E120]+[.F120])) * 0.5; 1)" office:value-type="float" office:value="0">
            <text:p>0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120]&gt;0;[.B$131]*[.U120];0)+IF([.U120]&gt;0;[.B$143];1)*IF([.X120]&gt;0;[.B$146];1)*IF([.O120]&gt;0;[.O120];1)*IF([.Z120]=1;[.Z120]*[.B$150];1)*([.H120]*[.B$131]+[.I120]*[.B$132]+[.J120]*[.B$133]+[.K120]*[.B$134]+[.L120]*[.B$136]+[.M120]*[.B$136]+[.N120]*[.B$137]+[.P120]*[.B$138]+[.Q120]*[.B$139]+[.R120]*[.B$140]+[.S120]*[.B$141]+[.T120]*[.B$142]+[.V120]*[.B$144]+[.W120]*[.B$145]+[.AB120]*[.B$151])" office:value-type="float" office:value="0">
            <text:p>0.0</text:p>
          </table:table-cell>
          <table:table-cell table:style-name="ce18" table:formula="of:=[.AC120]+[.G120]-[.E120]-[.F120]" office:value-type="float" office:value="0">
            <text:p>0.0</text:p>
          </table:table-cell>
          <table:table-cell table:style-name="ce21"/>
          <table:table-cell table:number-columns-repeated="2"/>
          <table:table-cell table:style-name="ce10"/>
          <table:table-cell office:value-type="float" office:value="1">
            <text:p>1</text:p>
          </table:table-cell>
          <table:table-cell table:number-columns-repeated="988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/>
          <table:table-cell/>
          <table:table-cell table:number-columns-repeated="2" table:style-name="ce10"/>
          <table:table-cell table:style-name="ce10" table:formula="of:=CEILING(IF([.C121]=&quot;Mercenary&quot;;AVERAGE([.E121];[.F121]);([.E121]+[.F121])) * 0.5; 1)" office:value-type="float" office:value="0">
            <text:p>0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121]&gt;0;[.B$131]*[.U121];0)+IF([.U121]&gt;0;[.B$143];1)*IF([.X121]&gt;0;[.B$146];1)*IF([.O121]&gt;0;[.O121];1)*IF([.Z121]=1;[.Z121]*[.B$150];1)*([.H121]*[.B$131]+[.I121]*[.B$132]+[.J121]*[.B$133]+[.K121]*[.B$134]+[.L121]*[.B$136]+[.M121]*[.B$136]+[.N121]*[.B$137]+[.P121]*[.B$138]+[.Q121]*[.B$139]+[.R121]*[.B$140]+[.S121]*[.B$141]+[.T121]*[.B$142]+[.V121]*[.B$144]+[.W121]*[.B$145]+[.AB121]*[.B$151])" office:value-type="float" office:value="0">
            <text:p>0.0</text:p>
          </table:table-cell>
          <table:table-cell table:style-name="ce18" table:formula="of:=[.AC121]+[.G121]-[.E121]-[.F121]" office:value-type="float" office:value="0">
            <text:p>0.0</text:p>
          </table:table-cell>
          <table:table-cell table:style-name="ce21"/>
          <table:table-cell table:number-columns-repeated="2"/>
          <table:table-cell table:style-name="ce10"/>
          <table:table-cell office:value-type="float" office:value="1">
            <text:p>1</text:p>
          </table:table-cell>
          <table:table-cell table:number-columns-repeated="988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/>
          <table:table-cell/>
          <table:table-cell table:number-columns-repeated="2" table:style-name="ce10"/>
          <table:table-cell table:style-name="ce10" table:formula="of:=CEILING(IF([.C122]=&quot;Mercenary&quot;;AVERAGE([.E122];[.F122]);([.E122]+[.F122])) * 0.5; 1)" office:value-type="float" office:value="0">
            <text:p>0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122]&gt;0;[.B$131]*[.U122];0)+IF([.U122]&gt;0;[.B$143];1)*IF([.X122]&gt;0;[.B$146];1)*IF([.O122]&gt;0;[.O122];1)*IF([.Z122]=1;[.Z122]*[.B$150];1)*([.H122]*[.B$131]+[.I122]*[.B$132]+[.J122]*[.B$133]+[.K122]*[.B$134]+[.L122]*[.B$136]+[.M122]*[.B$136]+[.N122]*[.B$137]+[.P122]*[.B$138]+[.Q122]*[.B$139]+[.R122]*[.B$140]+[.S122]*[.B$141]+[.T122]*[.B$142]+[.V122]*[.B$144]+[.W122]*[.B$145]+[.AB122]*[.B$151])" office:value-type="float" office:value="0">
            <text:p>0.0</text:p>
          </table:table-cell>
          <table:table-cell table:style-name="ce18" table:formula="of:=[.AC122]+[.G122]-[.E122]-[.F122]" office:value-type="float" office:value="0">
            <text:p>0.0</text:p>
          </table:table-cell>
          <table:table-cell table:style-name="ce21"/>
          <table:table-cell table:number-columns-repeated="2"/>
          <table:table-cell table:style-name="ce10"/>
          <table:table-cell office:value-type="float" office:value="1">
            <text:p>1</text:p>
          </table:table-cell>
          <table:table-cell table:number-columns-repeated="988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/>
          <table:table-cell/>
          <table:table-cell table:number-columns-repeated="2" table:style-name="ce10"/>
          <table:table-cell table:style-name="ce10" table:formula="of:=CEILING(IF([.C123]=&quot;Mercenary&quot;;AVERAGE([.E123];[.F123]);([.E123]+[.F123])) * 0.5; 1)" office:value-type="float" office:value="0">
            <text:p>0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123]&gt;0;[.B$131]*[.U123];0)+IF([.U123]&gt;0;[.B$143];1)*IF([.X123]&gt;0;[.B$146];1)*IF([.O123]&gt;0;[.O123];1)*IF([.Z123]=1;[.Z123]*[.B$150];1)*([.H123]*[.B$131]+[.I123]*[.B$132]+[.J123]*[.B$133]+[.K123]*[.B$134]+[.L123]*[.B$136]+[.M123]*[.B$136]+[.N123]*[.B$137]+[.P123]*[.B$138]+[.Q123]*[.B$139]+[.R123]*[.B$140]+[.S123]*[.B$141]+[.T123]*[.B$142]+[.V123]*[.B$144]+[.W123]*[.B$145]+[.AB123]*[.B$151])" office:value-type="float" office:value="0">
            <text:p>0.0</text:p>
          </table:table-cell>
          <table:table-cell table:style-name="ce18" table:formula="of:=[.AC123]+[.G123]-[.E123]-[.F123]" office:value-type="float" office:value="0">
            <text:p>0.0</text:p>
          </table:table-cell>
          <table:table-cell table:style-name="ce21"/>
          <table:table-cell table:number-columns-repeated="2"/>
          <table:table-cell table:style-name="ce10"/>
          <table:table-cell office:value-type="float" office:value="1">
            <text:p>1</text:p>
          </table:table-cell>
          <table:table-cell table:number-columns-repeated="988"/>
        </table:table-row>
        <table:table-row table:style-name="ro2">
          <table:table-cell/>
          <table:table-cell office:value-type="string">
            <text:p>U</text:p>
          </table:table-cell>
          <table:table-cell/>
          <table:table-cell/>
          <table:table-cell table:number-columns-repeated="2" table:style-name="ce10"/>
          <table:table-cell table:style-name="ce10" table:formula="of:=CEILING(IF([.C124]=&quot;Mercenary&quot;;AVERAGE([.E124];[.F124]);([.E124]+[.F124])) * 0.5; 1)" office:value-type="float" office:value="0">
            <text:p>0</text:p>
          </table:table-cell>
          <table:table-cell table:number-columns-repeated="17" table:style-name="ce10"/>
          <table:table-cell table:style-name="ce10"/>
          <table:table-cell table:style-name="ce10"/>
          <table:table-cell table:style-name="ce10"/>
          <table:table-cell table:style-name="ce15"/>
          <table:table-cell table:style-name="ce15" table:formula="of:=IF([.U124]&gt;0;[.B$131]*[.U124];0)+IF([.U124]&gt;0;[.B$143];1)*IF([.X124]&gt;0;[.B$146];1)*IF([.O124]&gt;0;[.O124];1)*IF([.Z124]=1;[.Z124]*[.B$150];1)*([.H124]*[.B$131]+[.I124]*[.B$132]+[.J124]*[.B$133]+[.K124]*[.B$134]+[.L124]*[.B$136]+[.M124]*[.B$136]+[.N124]*[.B$137]+[.P124]*[.B$138]+[.Q124]*[.B$139]+[.R124]*[.B$140]+[.S124]*[.B$141]+[.T124]*[.B$142]+[.V124]*[.B$144]+[.W124]*[.B$145]+[.AB124]*[.B$151])" office:value-type="float" office:value="0">
            <text:p>0.0</text:p>
          </table:table-cell>
          <table:table-cell table:style-name="ce18" table:formula="of:=[.AC124]+[.G124]-[.E124]-[.F124]" office:value-type="float" office:value="0">
            <text:p>0.0</text:p>
          </table:table-cell>
          <table:table-cell table:style-name="ce21"/>
          <table:table-cell table:number-columns-repeated="2"/>
          <table:table-cell table:style-name="ce10"/>
          <table:table-cell office:value-type="float" office:value="1">
            <text:p>1</text:p>
          </table:table-cell>
          <table:table-cell table:number-columns-repeated="988"/>
        </table:table-row>
        <table:table-row table:style-name="ro4">
          <table:table-cell table:style-name="ce2" office:value-type="string">
            <text:p>Monster Statistics</text:p>
          </table:table-cell>
          <table:table-cell table:style-name="ce7" table:number-columns-repeated="29"/>
          <table:table-cell table:style-name="ce24"/>
          <table:table-cell table:style-name="ce7" table:number-columns-repeated="2"/>
          <table:table-cell table:style-name="ce7" table:formula="of:=SUM([.AH99:.AH124])-[.AH109]" office:value-type="float" office:value="7">
            <text:p>7</text:p>
          </table:table-cell>
          <table:table-cell table:style-name="ce7" table:number-columns-repeated="989"/>
        </table:table-row>
        <table:table-row table:style-name="ro4">
          <table:table-cell table:style-name="ce2" office:value-type="string">
            <text:p>Total Deck Statistics</text:p>
          </table:table-cell>
          <table:table-cell table:style-name="ce7" table:number-columns-repeated="29"/>
          <table:table-cell table:style-name="ce24"/>
          <table:table-cell table:style-name="ce7" table:number-columns-repeated="2"/>
          <table:table-cell table:style-name="ce7" table:formula="of:=[.AH20]+[.AH38]+[.AH55]+[.AH68]+[.AH125]" office:value-type="float" office:value="99">
            <text:p>99</text:p>
          </table:table-cell>
          <table:table-cell table:style-name="ce7" table:number-columns-repeated="989"/>
        </table:table-row>
        <table:table-row table:style-name="ro4">
          <table:table-cell office:value-type="string">
            <text:p>Weightings</text:p>
          </table:table-cell>
          <table:table-cell table:number-columns-repeated="1022"/>
        </table:table-row>
        <table:table-row table:style-name="ro4">
          <table:table-cell office:value-type="string">
            <text:p>Credit Cost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4">
          <table:table-cell office:value-type="string">
            <text:p>Strength Cost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4">
          <table:table-cell office:value-type="string">
            <text:p>Reward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4">
          <table:table-cell office:value-type="string">
            <text:p>Energy Loss</text:p>
          </table:table-cell>
          <table:table-cell office:value-type="float" office:value="-0.5">
            <text:p>-0.5</text:p>
          </table:table-cell>
          <table:table-cell table:number-columns-repeated="1021"/>
        </table:table-row>
        <table:table-row table:style-name="ro4">
          <table:table-cell office:value-type="string">
            <text:p>Credit Gain</text:p>
          </table:table-cell>
          <table:table-cell office:value-type="float" office:value="1.2">
            <text:p>1.2</text:p>
          </table:table-cell>
          <table:table-cell table:number-columns-repeated="1021"/>
        </table:table-row>
        <table:table-row table:style-name="ro4">
          <table:table-cell office:value-type="string">
            <text:p>Strength Gain</text:p>
          </table:table-cell>
          <table:table-cell office:value-type="float" office:value="1.4">
            <text:p>1.4</text:p>
          </table:table-cell>
          <table:table-cell table:number-columns-repeated="1021"/>
        </table:table-row>
        <table:table-row table:style-name="ro4">
          <table:table-cell office:value-type="string">
            <text:p>Energy Gain</text:p>
          </table:table-cell>
          <table:table-cell office:value-type="float" office:value="0.75">
            <text:p>0.75</text:p>
          </table:table-cell>
          <table:table-cell table:number-columns-repeated="1021"/>
        </table:table-row>
        <table:table-row table:style-name="ro4">
          <table:table-cell office:value-type="string">
            <text:p>Reward Gain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4">
          <table:table-cell office:value-type="string">
            <text:p>Shield Health</text:p>
          </table:table-cell>
          <table:table-cell office:value-type="float" office:value="0.75">
            <text:p>0.75</text:p>
          </table:table-cell>
          <table:table-cell table:number-columns-repeated="1021"/>
        </table:table-row>
        <table:table-row table:style-name="ro4">
          <table:table-cell office:value-type="string">
            <text:p>Planet Heal</text:p>
          </table:table-cell>
          <table:table-cell office:value-type="float" office:value="0.5">
            <text:p>0.5</text:p>
          </table:table-cell>
          <table:table-cell table:number-columns-repeated="1021"/>
        </table:table-row>
        <table:table-row table:style-name="ro4">
          <table:table-cell office:value-type="string">
            <text:p>Retain?</text:p>
          </table:table-cell>
          <table:table-cell office:value-type="float" office:value="0.25">
            <text:p>0.25</text:p>
          </table:table-cell>
          <table:table-cell table:number-columns-repeated="1021"/>
        </table:table-row>
        <table:table-row table:style-name="ro4">
          <table:table-cell office:value-type="string">
            <text:p>Scrap Discard?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4">
          <table:table-cell office:value-type="string">
            <text:p>Scrap X?</text:p>
          </table:table-cell>
          <table:table-cell office:value-type="float" office:value="1.1">
            <text:p>1.1</text:p>
          </table:table-cell>
          <table:table-cell table:number-columns-repeated="1021"/>
        </table:table-row>
        <table:table-row table:style-name="ro4">
          <table:table-cell office:value-type="string">
            <text:p>Draw X?</text:p>
          </table:table-cell>
          <table:table-cell office:value-type="float" office:value="0.8">
            <text:p>0.8</text:p>
          </table:table-cell>
          <table:table-cell table:number-columns-repeated="1021"/>
        </table:table-row>
        <table:table-row table:style-name="ro4">
          <table:table-cell office:value-type="string">
            <text:p>Discard Y?</text:p>
          </table:table-cell>
          <table:table-cell office:value-type="float" office:value="-0.6">
            <text:p>-0.6</text:p>
          </table:table-cell>
          <table:table-cell table:number-columns-repeated="1021"/>
        </table:table-row>
        <table:table-row table:style-name="ro4">
          <table:table-cell office:value-type="string">
            <text:p>Upgrade Probability</text:p>
          </table:table-cell>
          <table:table-cell office:value-type="float" office:value="0.5">
            <text:p>0.5</text:p>
          </table:table-cell>
          <table:table-cell office:value-type="string">
            <text:p>basically a debuff since you won't always be able to upgrade the card before its first play</text:p>
          </table:table-cell>
          <table:table-cell table:number-columns-repeated="1020"/>
        </table:table-row>
        <table:table-row table:style-name="ro4">
          <table:table-cell office:value-type="string">
            <text:p>Pierce?</text:p>
          </table:table-cell>
          <table:table-cell office:value-type="float" office:value="0.2">
            <text:p>0.2</text:p>
          </table:table-cell>
          <table:table-cell table:number-columns-repeated="1021"/>
        </table:table-row>
        <table:table-row table:style-name="ro4">
          <table:table-cell office:value-type="string">
            <text:p>Empower?</text:p>
          </table:table-cell>
          <table:table-cell table:formula="of:=[.B140]-0.25" office:value-type="float" office:value="0.85">
            <text:p>0.85</text:p>
          </table:table-cell>
          <table:table-cell table:number-columns-repeated="1021"/>
        </table:table-row>
        <table:table-row table:style-name="ro4">
          <table:table-cell office:value-type="string">
            <text:p>X or Y?</text:p>
          </table:table-cell>
          <table:table-cell office:value-type="float" office:value="0.6">
            <text:p>0.6</text:p>
          </table:table-cell>
          <table:table-cell table:number-columns-repeated="1021"/>
        </table:table-row>
        <table:table-row table:style-name="ro4">
          <table:table-cell office:value-type="string">
            <text:p>Trash?</text:p>
          </table:table-cell>
          <table:table-cell office:value-type="float" office:value="0.33">
            <text:p>0.33</text:p>
          </table:table-cell>
          <table:table-cell table:number-columns-repeated="1021"/>
        </table:table-row>
        <table:table-row table:style-name="ro4">
          <table:table-cell office:value-type="string">
            <text:p>Shield?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4">
          <table:table-cell office:value-type="string">
            <text:p>Fleet?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4">
          <table:table-cell office:value-type="string">
            <text:p>Ally?</text:p>
          </table:table-cell>
          <table:table-cell office:value-type="float" office:value="0.4">
            <text:p>0.4</text:p>
          </table:table-cell>
          <table:table-cell table:number-columns-repeated="1021"/>
        </table:table-row>
        <table:table-row table:style-name="ro4">
          <table:table-cell office:value-type="string">
            <text:p>Additional Effects Weight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4" table:number-rows-repeated="6">
          <table:table-cell table:style-name="Default"/>
          <table:table-cell table:number-columns-repeated="29"/>
          <table:table-cell table:style-name="Default"/>
          <table:table-cell table:number-columns-repeated="992"/>
        </table:table-row>
        <table:table-row table:style-name="ro4" table:number-rows-repeated="1048418">
          <table:table-cell table:number-columns-repeated="1023"/>
        </table:table-row>
        <table:table-row table:style-name="ro4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9999"/>
    </style:style>
    <style:style style:name="Header" style:family="table-cell" style:parent-style-name="Default">
      <style:table-cell-properties style:direction="ltr"/>
    </style:style>
    <style:style style:name="GrayedOut" style:family="table-cell" style:parent-style-name="Default">
      <style:table-cell-properties fo:background-color="#80808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18">02/18/2023</text:date>, <text:time>18:31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Tyson</meta:initial-creator>
    <meta:creation-date>2023-01-14T14:44:23.39</meta:creation-date>
    <dc:date>2023-02-18T18:31:26.88</dc:date>
    <dc:creator>Jon Tyson</dc:creator>
    <meta:editing-duration>P19DT17H1M9S</meta:editing-duration>
    <meta:editing-cycles>79</meta:editing-cycles>
    <meta:generator>OpenOffice/4.1.2$Win32 OpenOffice.org_project/412m3$Build-9782</meta:generator>
    <meta:document-statistic meta:table-count="2" meta:cell-count="3807" meta:object-count="0"/>
  </office:meta>
</office:document-meta>
</file>